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orth_Eas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Description</text:p>
          </table:table-cell>
          <table:table-cell table:style-name="ce1"/>
          <table:table-cell office:value-type="string" table:style-name="ce1">
            <text:p>Units</text:p>
          </table:table-cell>
          <table:table-cell office:value-type="string" table:style-name="ce1">
            <text:p>2001-02</text:p>
          </table:table-cell>
          <table:table-cell office:value-type="string" table:style-name="ce1">
            <text:p>2002-03</text:p>
          </table:table-cell>
          <table:table-cell office:value-type="string" table:style-name="ce1">
            <text:p>2003-04</text:p>
          </table:table-cell>
          <table:table-cell office:value-type="string" table:style-name="ce1">
            <text:p>2004-05</text:p>
          </table:table-cell>
          <table:table-cell office:value-type="string" table:style-name="ce1">
            <text:p>2005-06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verage intake per person per day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nergy</text:p>
          </table:table-cell>
          <table:table-cell table:style-name="ce1"/>
          <table:table-cell office:value-type="string" table:style-name="ce1">
            <text:p>kcal</text:p>
          </table:table-cell>
          <table:table-cell office:value-type="float" office:value="2010.54886257" table:style-name="ce1">
            <text:p>2010.548863</text:p>
          </table:table-cell>
          <table:table-cell office:value-type="float" office:value="2158.91156215" table:style-name="ce1">
            <text:p>2158.911562</text:p>
          </table:table-cell>
          <table:table-cell office:value-type="float" office:value="2128.1626871200001" table:style-name="ce1">
            <text:p>2128.162687</text:p>
          </table:table-cell>
          <table:table-cell office:value-type="float" office:value="2195.98900542" table:style-name="ce1">
            <text:p>2195.989005</text:p>
          </table:table-cell>
          <table:table-cell office:value-type="float" office:value="2001.91179104" table:style-name="ce1">
            <text:p>2001.911791</text:p>
          </table:table-cell>
          <table:table-cell office:value-type="float" office:value="2044.10224838" table:style-name="ce1">
            <text:p>2044.102248</text:p>
          </table:table-cell>
          <table:table-cell office:value-type="float" office:value="2084.505764" table:style-name="ce1">
            <text:p>2084.505764</text:p>
          </table:table-cell>
          <table:table-cell office:value-type="float" office:value="1789.15103589" table:style-name="ce1">
            <text:p>1789.151036</text:p>
          </table:table-cell>
          <table:table-cell office:value-type="float" office:value="2134.5062768500002" table:style-name="ce1">
            <text:p>2134.506277</text:p>
          </table:table-cell>
          <table:table-cell office:value-type="float" office:value="2011.7462872200001" table:style-name="ce1">
            <text:p>2011.746287</text:p>
          </table:table-cell>
          <table:table-cell office:value-type="float" office:value="1893.1725494" table:style-name="ce1">
            <text:p>1893.172549</text:p>
          </table:table-cell>
          <table:table-cell office:value-type="float" office:value="1980.6425435199999" table:style-name="ce1">
            <text:p>1980.642544</text:p>
          </table:table-cell>
          <table:table-cell office:value-type="float" office:value="1856.1912414999999" table:style-name="ce1">
            <text:p>1856.191242</text:p>
          </table:table-cell>
          <table:table-cell office:value-type="float" office:value="1892.15951511" table:style-name="ce1">
            <text:p>1892.159515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lc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911.15036100899999" table:style-name="ce1">
            <text:p>911.150361</text:p>
          </table:table-cell>
          <table:table-cell office:value-type="float" office:value="945.90291234699998" table:style-name="ce1">
            <text:p>945.9029123</text:p>
          </table:table-cell>
          <table:table-cell office:value-type="float" office:value="950.11896953799999" table:style-name="ce1">
            <text:p>950.1189695</text:p>
          </table:table-cell>
          <table:table-cell office:value-type="float" office:value="963.50793464699996" table:style-name="ce1">
            <text:p>963.5079346</text:p>
          </table:table-cell>
          <table:table-cell office:value-type="float" office:value="920.61509485299996" table:style-name="ce1">
            <text:p>920.6150949</text:p>
          </table:table-cell>
          <table:table-cell office:value-type="float" office:value="937.35556692499995" table:style-name="ce1">
            <text:p>937.3555669</text:p>
          </table:table-cell>
          <table:table-cell office:value-type="float" office:value="939.75003572200001" table:style-name="ce1">
            <text:p>939.7500357</text:p>
          </table:table-cell>
          <table:table-cell office:value-type="float" office:value="835.41552828500005" table:style-name="ce1">
            <text:p>835.4155283</text:p>
          </table:table-cell>
          <table:table-cell office:value-type="float" office:value="917.47540221199995" table:style-name="ce1">
            <text:p>917.4754022</text:p>
          </table:table-cell>
          <table:table-cell office:value-type="float" office:value="887.25715443599995" table:style-name="ce1">
            <text:p>887.2571544</text:p>
          </table:table-cell>
          <table:table-cell office:value-type="float" office:value="838.813615164" table:style-name="ce1">
            <text:p>838.8136152</text:p>
          </table:table-cell>
          <table:table-cell office:value-type="float" office:value="860.11012925700004" table:style-name="ce1">
            <text:p>860.1101293</text:p>
          </table:table-cell>
          <table:table-cell office:value-type="float" office:value="836.16050141599999" table:style-name="ce1">
            <text:p>836.1605014</text:p>
          </table:table-cell>
          <table:table-cell office:value-type="float" office:value="867.13091468799996" table:style-name="ce1">
            <text:p>867.1309147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ro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0.5192429456" table:style-name="ce1">
            <text:p>10.51924295</text:p>
          </table:table-cell>
          <table:table-cell office:value-type="float" office:value="10.944853623" table:style-name="ce1">
            <text:p>10.94485362</text:p>
          </table:table-cell>
          <table:table-cell office:value-type="float" office:value="11.3818331643" table:style-name="ce1">
            <text:p>11.38183316</text:p>
          </table:table-cell>
          <table:table-cell office:value-type="float" office:value="11.7011792808" table:style-name="ce1">
            <text:p>11.70117928</text:p>
          </table:table-cell>
          <table:table-cell office:value-type="float" office:value="10.766242870799999" table:style-name="ce1">
            <text:p>10.76624287</text:p>
          </table:table-cell>
          <table:table-cell office:value-type="float" office:value="10.9168855524" table:style-name="ce1">
            <text:p>10.91688555</text:p>
          </table:table-cell>
          <table:table-cell office:value-type="float" office:value="10.759308685400001" table:style-name="ce1">
            <text:p>10.75930869</text:p>
          </table:table-cell>
          <table:table-cell office:value-type="float" office:value="9.0871684234399996" table:style-name="ce1">
            <text:p>9.087168423</text:p>
          </table:table-cell>
          <table:table-cell office:value-type="float" office:value="10.925615194600001" table:style-name="ce1">
            <text:p>10.92561519</text:p>
          </table:table-cell>
          <table:table-cell office:value-type="float" office:value="10.3896817516" table:style-name="ce1">
            <text:p>10.38968175</text:p>
          </table:table-cell>
          <table:table-cell office:value-type="float" office:value="9.7217096105799996" table:style-name="ce1">
            <text:p>9.721709611</text:p>
          </table:table-cell>
          <table:table-cell office:value-type="float" office:value="10.097945643799999" table:style-name="ce1">
            <text:p>10.09794564</text:p>
          </table:table-cell>
          <table:table-cell office:value-type="float" office:value="10.0716741526" table:style-name="ce1">
            <text:p>10.07167415</text:p>
          </table:table-cell>
          <table:table-cell office:value-type="float" office:value="10.198651461700001" table:style-name="ce1">
            <text:p>10.19865146</text:p>
          </table:table-cell>
          <table:table-cell table:number-columns-repeated="1636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Zin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8.1871488481500005" table:style-name="ce1">
            <text:p>8.187148848</text:p>
          </table:table-cell>
          <table:table-cell office:value-type="float" office:value="8.5992693108600005" table:style-name="ce1">
            <text:p>8.599269311</text:p>
          </table:table-cell>
          <table:table-cell office:value-type="float" office:value="8.5742583112999995" table:style-name="ce1">
            <text:p>8.574258311</text:p>
          </table:table-cell>
          <table:table-cell office:value-type="float" office:value="8.8358314823300006" table:style-name="ce1">
            <text:p>8.835831482</text:p>
          </table:table-cell>
          <table:table-cell office:value-type="float" office:value="8.4024019779499994" table:style-name="ce1">
            <text:p>8.402401978</text:p>
          </table:table-cell>
          <table:table-cell office:value-type="float" office:value="8.5040602539200005" table:style-name="ce1">
            <text:p>8.504060254</text:p>
          </table:table-cell>
          <table:table-cell office:value-type="float" office:value="8.9253085144300002" table:style-name="ce1">
            <text:p>8.925308514</text:p>
          </table:table-cell>
          <table:table-cell office:value-type="float" office:value="7.2090263757099997" table:style-name="ce1">
            <text:p>7.209026376</text:p>
          </table:table-cell>
          <table:table-cell office:value-type="float" office:value="8.8396545025899993" table:style-name="ce1">
            <text:p>8.839654503</text:p>
          </table:table-cell>
          <table:table-cell office:value-type="float" office:value="8.2797163113300005" table:style-name="ce1">
            <text:p>8.279716311</text:p>
          </table:table-cell>
          <table:table-cell office:value-type="float" office:value="7.7822071339600001" table:style-name="ce1">
            <text:p>7.782207134</text:p>
          </table:table-cell>
          <table:table-cell office:value-type="float" office:value="7.9487419802600003" table:style-name="ce1">
            <text:p>7.94874198</text:p>
          </table:table-cell>
          <table:table-cell office:value-type="float" office:value="7.58704333854" table:style-name="ce1">
            <text:p>7.587043339</text:p>
          </table:table-cell>
          <table:table-cell office:value-type="float" office:value="7.9269299137799996" table:style-name="ce1">
            <text:p>7.926929914</text:p>
          </table:table-cell>
          <table:table-cell table:number-columns-repeated="1636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gnes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48.05869125300001" table:style-name="ce1">
            <text:p>248.0586913</text:p>
          </table:table-cell>
          <table:table-cell office:value-type="float" office:value="258.01837163499999" table:style-name="ce1">
            <text:p>258.0183716</text:p>
          </table:table-cell>
          <table:table-cell office:value-type="float" office:value="257.33191480900001" table:style-name="ce1">
            <text:p>257.3319148</text:p>
          </table:table-cell>
          <table:table-cell office:value-type="float" office:value="264.04507443300002" table:style-name="ce1">
            <text:p>264.0450744</text:p>
          </table:table-cell>
          <table:table-cell office:value-type="float" office:value="248.908638677" table:style-name="ce1">
            <text:p>248.9086387</text:p>
          </table:table-cell>
          <table:table-cell office:value-type="float" office:value="261.35861257900001" table:style-name="ce1">
            <text:p>261.3586126</text:p>
          </table:table-cell>
          <table:table-cell office:value-type="float" office:value="265.71129913999999" table:style-name="ce1">
            <text:p>265.7112991</text:p>
          </table:table-cell>
          <table:table-cell office:value-type="float" office:value="223.098401459" table:style-name="ce1">
            <text:p>223.0984015</text:p>
          </table:table-cell>
          <table:table-cell office:value-type="float" office:value="267.58558954900002" table:style-name="ce1">
            <text:p>267.5855895</text:p>
          </table:table-cell>
          <table:table-cell office:value-type="float" office:value="257.40701356300002" table:style-name="ce1">
            <text:p>257.4070136</text:p>
          </table:table-cell>
          <table:table-cell office:value-type="float" office:value="246.07598823999999" table:style-name="ce1">
            <text:p>246.0759882</text:p>
          </table:table-cell>
          <table:table-cell office:value-type="float" office:value="256.65678115399999" table:style-name="ce1">
            <text:p>256.6567812</text:p>
          </table:table-cell>
          <table:table-cell office:value-type="float" office:value="242.651686084" table:style-name="ce1">
            <text:p>242.6516861</text:p>
          </table:table-cell>
          <table:table-cell office:value-type="float" office:value="251.409358803" table:style-name="ce1">
            <text:p>251.4093588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hiam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42510101358" table:style-name="ce1">
            <text:p>1.425101014</text:p>
          </table:table-cell>
          <table:table-cell office:value-type="float" office:value="1.4847312317800001" table:style-name="ce1">
            <text:p>1.484731232</text:p>
          </table:table-cell>
          <table:table-cell office:value-type="float" office:value="1.56362564891" table:style-name="ce1">
            <text:p>1.563625649</text:p>
          </table:table-cell>
          <table:table-cell office:value-type="float" office:value="1.59435648944" table:style-name="ce1">
            <text:p>1.594356489</text:p>
          </table:table-cell>
          <table:table-cell office:value-type="float" office:value="1.48879312083" table:style-name="ce1">
            <text:p>1.488793121</text:p>
          </table:table-cell>
          <table:table-cell office:value-type="float" office:value="1.49585465708" table:style-name="ce1">
            <text:p>1.495854657</text:p>
          </table:table-cell>
          <table:table-cell office:value-type="float" office:value="1.4597075875500001" table:style-name="ce1">
            <text:p>1.459707588</text:p>
          </table:table-cell>
          <table:table-cell office:value-type="float" office:value="1.28730958401" table:style-name="ce1">
            <text:p>1.287309584</text:p>
          </table:table-cell>
          <table:table-cell office:value-type="float" office:value="1.48441313161" table:style-name="ce1">
            <text:p>1.484413132</text:p>
          </table:table-cell>
          <table:table-cell office:value-type="float" office:value="1.4337560814000001" table:style-name="ce1">
            <text:p>1.433756081</text:p>
          </table:table-cell>
          <table:table-cell office:value-type="float" office:value="1.3047555257700001" table:style-name="ce1">
            <text:p>1.304755526</text:p>
          </table:table-cell>
          <table:table-cell office:value-type="float" office:value="1.5839558149499999" table:style-name="ce1">
            <text:p>1.583955815</text:p>
          </table:table-cell>
          <table:table-cell office:value-type="float" office:value="1.46066903207" table:style-name="ce1">
            <text:p>1.460669032</text:p>
          </table:table-cell>
          <table:table-cell office:value-type="float" office:value="1.4706565604099999" table:style-name="ce1">
            <text:p>1.47065656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iboflav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7396492483699999" table:style-name="ce1">
            <text:p>1.739649248</text:p>
          </table:table-cell>
          <table:table-cell office:value-type="float" office:value="1.8481538098000001" table:style-name="ce1">
            <text:p>1.84815381</text:p>
          </table:table-cell>
          <table:table-cell office:value-type="float" office:value="1.8679344868000001" table:style-name="ce1">
            <text:p>1.867934487</text:p>
          </table:table-cell>
          <table:table-cell office:value-type="float" office:value="1.87215597954" table:style-name="ce1">
            <text:p>1.87215598</text:p>
          </table:table-cell>
          <table:table-cell office:value-type="float" office:value="1.79940024347" table:style-name="ce1">
            <text:p>1.799400243</text:p>
          </table:table-cell>
          <table:table-cell office:value-type="float" office:value="1.8326261419700001" table:style-name="ce1">
            <text:p>1.832626142</text:p>
          </table:table-cell>
          <table:table-cell office:value-type="float" office:value="1.7856582969799999" table:style-name="ce1">
            <text:p>1.785658297</text:p>
          </table:table-cell>
          <table:table-cell office:value-type="float" office:value="1.5498371372499999" table:style-name="ce1">
            <text:p>1.549837137</text:p>
          </table:table-cell>
          <table:table-cell office:value-type="float" office:value="1.7902747539399999" table:style-name="ce1">
            <text:p>1.790274754</text:p>
          </table:table-cell>
          <table:table-cell office:value-type="float" office:value="1.71339954886" table:style-name="ce1">
            <text:p>1.713399549</text:p>
          </table:table-cell>
          <table:table-cell office:value-type="float" office:value="1.6489696087900001" table:style-name="ce1">
            <text:p>1.648969609</text:p>
          </table:table-cell>
          <table:table-cell office:value-type="float" office:value="1.73881357727" table:style-name="ce1">
            <text:p>1.738813577</text:p>
          </table:table-cell>
          <table:table-cell office:value-type="float" office:value="1.67544565088" table:style-name="ce1">
            <text:p>1.675445651</text:p>
          </table:table-cell>
          <table:table-cell office:value-type="float" office:value="1.80238290569" table:style-name="ce1">
            <text:p>1.802382906</text:p>
          </table:table-cell>
          <table:table-cell table:number-columns-repeated="1636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Vitamin B6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.10946102093" table:style-name="ce1">
            <text:p>2.109461021</text:p>
          </table:table-cell>
          <table:table-cell office:value-type="float" office:value="2.1591023923899999" table:style-name="ce1">
            <text:p>2.159102392</text:p>
          </table:table-cell>
          <table:table-cell office:value-type="float" office:value="2.2166001042599999" table:style-name="ce1">
            <text:p>2.216600104</text:p>
          </table:table-cell>
          <table:table-cell office:value-type="float" office:value="2.28174421169" table:style-name="ce1">
            <text:p>2.281744212</text:p>
          </table:table-cell>
          <table:table-cell office:value-type="float" office:value="2.1417670610599999" table:style-name="ce1">
            <text:p>2.141767061</text:p>
          </table:table-cell>
          <table:table-cell office:value-type="float" office:value="2.0859462442400001" table:style-name="ce1">
            <text:p>2.085946244</text:p>
          </table:table-cell>
          <table:table-cell office:value-type="float" office:value="2.1996049106300002" table:style-name="ce1">
            <text:p>2.199604911</text:p>
          </table:table-cell>
          <table:table-cell office:value-type="float" office:value="1.84905986967" table:style-name="ce1">
            <text:p>1.84905987</text:p>
          </table:table-cell>
          <table:table-cell office:value-type="float" office:value="2.1713109375999999" table:style-name="ce1">
            <text:p>2.171310938</text:p>
          </table:table-cell>
          <table:table-cell office:value-type="float" office:value="2.1674484404999999" table:style-name="ce1">
            <text:p>2.167448441</text:p>
          </table:table-cell>
          <table:table-cell office:value-type="float" office:value="1.94912602843" table:style-name="ce1">
            <text:p>1.949126028</text:p>
          </table:table-cell>
          <table:table-cell office:value-type="float" office:value="1.8192292299899999" table:style-name="ce1">
            <text:p>1.81922923</text:p>
          </table:table-cell>
          <table:table-cell office:value-type="float" office:value="1.73944222906" table:style-name="ce1">
            <text:p>1.739442229</text:p>
          </table:table-cell>
          <table:table-cell office:value-type="float" office:value="1.8333584418" table:style-name="ce1">
            <text:p>1.833358442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Vitamin 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63.013466456700002" table:style-name="ce1">
            <text:p>63.01346646</text:p>
          </table:table-cell>
          <table:table-cell office:value-type="float" office:value="61.062420652199997" table:style-name="ce1">
            <text:p>61.06242065</text:p>
          </table:table-cell>
          <table:table-cell office:value-type="float" office:value="62.628160759300002" table:style-name="ce1">
            <text:p>62.62816076</text:p>
          </table:table-cell>
          <table:table-cell office:value-type="float" office:value="59.444114080299997" table:style-name="ce1">
            <text:p>59.44411408</text:p>
          </table:table-cell>
          <table:table-cell office:value-type="float" office:value="59.268625791300003" table:style-name="ce1">
            <text:p>59.26862579</text:p>
          </table:table-cell>
          <table:table-cell office:value-type="float" office:value="62.665005062600002" table:style-name="ce1">
            <text:p>62.66500506</text:p>
          </table:table-cell>
          <table:table-cell office:value-type="float" office:value="62.7475048477" table:style-name="ce1">
            <text:p>62.74750485</text:p>
          </table:table-cell>
          <table:table-cell office:value-type="float" office:value="54.4619999003" table:style-name="ce1">
            <text:p>54.4619999</text:p>
          </table:table-cell>
          <table:table-cell office:value-type="float" office:value="68.422567838899994" table:style-name="ce1">
            <text:p>68.42256784</text:p>
          </table:table-cell>
          <table:table-cell office:value-type="float" office:value="62.231358728700002" table:style-name="ce1">
            <text:p>62.23135873</text:p>
          </table:table-cell>
          <table:table-cell office:value-type="float" office:value="58.1288127284" table:style-name="ce1">
            <text:p>58.12881273</text:p>
          </table:table-cell>
          <table:table-cell office:value-type="float" office:value="70.741342980200002" table:style-name="ce1">
            <text:p>70.74134298</text:p>
          </table:table-cell>
          <table:table-cell office:value-type="float" office:value="61.549854120500001" table:style-name="ce1">
            <text:p>61.54985412</text:p>
          </table:table-cell>
          <table:table-cell office:value-type="float" office:value="64.225683087099995" table:style-name="ce1">
            <text:p>64.22568309</text:p>
          </table:table-cell>
          <table:table-cell table:number-columns-repeated="1636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Vitamin D</text:p>
          </table:table-cell>
          <table:table-cell table:style-name="ce1"/>
          <table:table-cell office:value-type="string" table:style-name="ce1">
            <text:p>μg</text:p>
          </table:table-cell>
          <table:table-cell office:value-type="float" office:value="3.0135726836800001" table:style-name="ce1">
            <text:p>3.013572684</text:p>
          </table:table-cell>
          <table:table-cell office:value-type="float" office:value="3.2148070492700001" table:style-name="ce1">
            <text:p>3.214807049</text:p>
          </table:table-cell>
          <table:table-cell office:value-type="float" office:value="3.0301370033900001" table:style-name="ce1">
            <text:p>3.030137003</text:p>
          </table:table-cell>
          <table:table-cell office:value-type="float" office:value="3.03688932745" table:style-name="ce1">
            <text:p>3.036889327</text:p>
          </table:table-cell>
          <table:table-cell office:value-type="float" office:value="3.00737901346" table:style-name="ce1">
            <text:p>3.007379013</text:p>
          </table:table-cell>
          <table:table-cell office:value-type="float" office:value="3.0511987838799999" table:style-name="ce1">
            <text:p>3.051198784</text:p>
          </table:table-cell>
          <table:table-cell office:value-type="float" office:value="2.7492182914300001" table:style-name="ce1">
            <text:p>2.749218291</text:p>
          </table:table-cell>
          <table:table-cell office:value-type="float" office:value="2.2747451197199999" table:style-name="ce1">
            <text:p>2.27474512</text:p>
          </table:table-cell>
          <table:table-cell office:value-type="float" office:value="2.66236849532" table:style-name="ce1">
            <text:p>2.662368495</text:p>
          </table:table-cell>
          <table:table-cell office:value-type="float" office:value="2.7788197205" table:style-name="ce1">
            <text:p>2.778819721</text:p>
          </table:table-cell>
          <table:table-cell office:value-type="float" office:value="2.4758675261800001" table:style-name="ce1">
            <text:p>2.475867526</text:p>
          </table:table-cell>
          <table:table-cell office:value-type="float" office:value="2.58055560227" table:style-name="ce1">
            <text:p>2.580555602</text:p>
          </table:table-cell>
          <table:table-cell office:value-type="float" office:value="2.6910089813" table:style-name="ce1">
            <text:p>2.691008981</text:p>
          </table:table-cell>
          <table:table-cell office:value-type="float" office:value="2.8174008720099999" table:style-name="ce1">
            <text:p>2.817400872</text:p>
          </table:table-cell>
          <table:table-cell table:number-columns-repeated="16366"/>
        </table:table-row>
        <table:table-row table:number-rows-repeated="1048564" table:style-name="ro1">
          <table:table-cell table:number-columns-repeated="16384"/>
        </table:table-row>
      </table:table>
      <table:table table:name="North_Wes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Description</text:p>
          </table:table-cell>
          <table:table-cell table:style-name="ce1"/>
          <table:table-cell office:value-type="string" table:style-name="ce1">
            <text:p>Units</text:p>
          </table:table-cell>
          <table:table-cell office:value-type="string" table:style-name="ce1">
            <text:p>2001-02</text:p>
          </table:table-cell>
          <table:table-cell office:value-type="string" table:style-name="ce1">
            <text:p>2002-03</text:p>
          </table:table-cell>
          <table:table-cell office:value-type="string" table:style-name="ce1">
            <text:p>2003-04</text:p>
          </table:table-cell>
          <table:table-cell office:value-type="string" table:style-name="ce1">
            <text:p>2004-05</text:p>
          </table:table-cell>
          <table:table-cell office:value-type="string" table:style-name="ce1">
            <text:p>2005-06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verage intake per person per day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nergy</text:p>
          </table:table-cell>
          <table:table-cell table:style-name="ce1"/>
          <table:table-cell office:value-type="string" table:style-name="ce1">
            <text:p>kcal</text:p>
          </table:table-cell>
          <table:table-cell office:value-type="float" office:value="2115.4255182799998" table:style-name="ce1">
            <text:p>2115.425518</text:p>
          </table:table-cell>
          <table:table-cell office:value-type="float" office:value="2069.0151713700002" table:style-name="ce1">
            <text:p>2069.015171</text:p>
          </table:table-cell>
          <table:table-cell office:value-type="float" office:value="2128.0515210799999" table:style-name="ce1">
            <text:p>2128.051521</text:p>
          </table:table-cell>
          <table:table-cell office:value-type="float" office:value="2055.3181433499999" table:style-name="ce1">
            <text:p>2055.318143</text:p>
          </table:table-cell>
          <table:table-cell office:value-type="float" office:value="2096.8192240100002" table:style-name="ce1">
            <text:p>2096.819224</text:p>
          </table:table-cell>
          <table:table-cell office:value-type="float" office:value="1936.9114870200001" table:style-name="ce1">
            <text:p>1936.911487</text:p>
          </table:table-cell>
          <table:table-cell office:value-type="float" office:value="1995.6706436300001" table:style-name="ce1">
            <text:p>1995.670644</text:p>
          </table:table-cell>
          <table:table-cell office:value-type="float" office:value="1977.4565846" table:style-name="ce1">
            <text:p>1977.456585</text:p>
          </table:table-cell>
          <table:table-cell office:value-type="float" office:value="1990.12620296" table:style-name="ce1">
            <text:p>1990.126203</text:p>
          </table:table-cell>
          <table:table-cell office:value-type="float" office:value="1995.9571202100001" table:style-name="ce1">
            <text:p>1995.95712</text:p>
          </table:table-cell>
          <table:table-cell office:value-type="float" office:value="2010.7856457099999" table:style-name="ce1">
            <text:p>2010.785646</text:p>
          </table:table-cell>
          <table:table-cell office:value-type="float" office:value="1917.97810024" table:style-name="ce1">
            <text:p>1917.9781</text:p>
          </table:table-cell>
          <table:table-cell office:value-type="float" office:value="1907.1170274799999" table:style-name="ce1">
            <text:p>1907.117027</text:p>
          </table:table-cell>
          <table:table-cell office:value-type="float" office:value="1937.1031702600001" table:style-name="ce1">
            <text:p>1937.10317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lc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943.82713164899997" table:style-name="ce1">
            <text:p>943.8271316</text:p>
          </table:table-cell>
          <table:table-cell office:value-type="float" office:value="942.11349256200003" table:style-name="ce1">
            <text:p>942.1134926</text:p>
          </table:table-cell>
          <table:table-cell office:value-type="float" office:value="946.15322310900001" table:style-name="ce1">
            <text:p>946.1532231</text:p>
          </table:table-cell>
          <table:table-cell office:value-type="float" office:value="924.64762174400005" table:style-name="ce1">
            <text:p>924.6476217</text:p>
          </table:table-cell>
          <table:table-cell office:value-type="float" office:value="940.98206759200002" table:style-name="ce1">
            <text:p>940.9820676</text:p>
          </table:table-cell>
          <table:table-cell office:value-type="float" office:value="866.31041648300004" table:style-name="ce1">
            <text:p>866.3104165</text:p>
          </table:table-cell>
          <table:table-cell office:value-type="float" office:value="896.10021823" table:style-name="ce1">
            <text:p>896.1002182</text:p>
          </table:table-cell>
          <table:table-cell office:value-type="float" office:value="895.48672683999996" table:style-name="ce1">
            <text:p>895.4867268</text:p>
          </table:table-cell>
          <table:table-cell office:value-type="float" office:value="890.47570900999995" table:style-name="ce1">
            <text:p>890.475709</text:p>
          </table:table-cell>
          <table:table-cell office:value-type="float" office:value="883.92430962100002" table:style-name="ce1">
            <text:p>883.9243096</text:p>
          </table:table-cell>
          <table:table-cell office:value-type="float" office:value="914.73209055500001" table:style-name="ce1">
            <text:p>914.7320906</text:p>
          </table:table-cell>
          <table:table-cell office:value-type="float" office:value="860.92597797899998" table:style-name="ce1">
            <text:p>860.925978</text:p>
          </table:table-cell>
          <table:table-cell office:value-type="float" office:value="860.15707134000002" table:style-name="ce1">
            <text:p>860.1570713</text:p>
          </table:table-cell>
          <table:table-cell office:value-type="float" office:value="893.14168177299996" table:style-name="ce1">
            <text:p>893.1416818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ro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0.994031164800001" table:style-name="ce1">
            <text:p>10.99403116</text:p>
          </table:table-cell>
          <table:table-cell office:value-type="float" office:value="10.859579456600001" table:style-name="ce1">
            <text:p>10.85957946</text:p>
          </table:table-cell>
          <table:table-cell office:value-type="float" office:value="11.4282592249" table:style-name="ce1">
            <text:p>11.42825922</text:p>
          </table:table-cell>
          <table:table-cell office:value-type="float" office:value="11.309009912500001" table:style-name="ce1">
            <text:p>11.30900991</text:p>
          </table:table-cell>
          <table:table-cell office:value-type="float" office:value="11.2144154212" table:style-name="ce1">
            <text:p>11.21441542</text:p>
          </table:table-cell>
          <table:table-cell office:value-type="float" office:value="10.2967061944" table:style-name="ce1">
            <text:p>10.29670619</text:p>
          </table:table-cell>
          <table:table-cell office:value-type="float" office:value="10.4309907321" table:style-name="ce1">
            <text:p>10.43099073</text:p>
          </table:table-cell>
          <table:table-cell office:value-type="float" office:value="10.213924130700001" table:style-name="ce1">
            <text:p>10.21392413</text:p>
          </table:table-cell>
          <table:table-cell office:value-type="float" office:value="10.3157649511" table:style-name="ce1">
            <text:p>10.31576495</text:p>
          </table:table-cell>
          <table:table-cell office:value-type="float" office:value="10.120346340799999" table:style-name="ce1">
            <text:p>10.12034634</text:p>
          </table:table-cell>
          <table:table-cell office:value-type="float" office:value="10.7025480243" table:style-name="ce1">
            <text:p>10.70254802</text:p>
          </table:table-cell>
          <table:table-cell office:value-type="float" office:value="10.0463735437" table:style-name="ce1">
            <text:p>10.04637354</text:p>
          </table:table-cell>
          <table:table-cell office:value-type="float" office:value="10.1391834824" table:style-name="ce1">
            <text:p>10.13918348</text:p>
          </table:table-cell>
          <table:table-cell office:value-type="float" office:value="10.266617284400001" table:style-name="ce1">
            <text:p>10.26661728</text:p>
          </table:table-cell>
          <table:table-cell table:number-columns-repeated="1636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Zin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8.5971154356399992" table:style-name="ce1">
            <text:p>8.597115436</text:p>
          </table:table-cell>
          <table:table-cell office:value-type="float" office:value="8.4302732487499998" table:style-name="ce1">
            <text:p>8.430273249</text:p>
          </table:table-cell>
          <table:table-cell office:value-type="float" office:value="8.65724283564" table:style-name="ce1">
            <text:p>8.657242836</text:p>
          </table:table-cell>
          <table:table-cell office:value-type="float" office:value="8.4479879144899996" table:style-name="ce1">
            <text:p>8.447987914</text:p>
          </table:table-cell>
          <table:table-cell office:value-type="float" office:value="8.5962839844999994" table:style-name="ce1">
            <text:p>8.596283985</text:p>
          </table:table-cell>
          <table:table-cell office:value-type="float" office:value="8.1657088804499995" table:style-name="ce1">
            <text:p>8.16570888</text:p>
          </table:table-cell>
          <table:table-cell office:value-type="float" office:value="8.4159854153399998" table:style-name="ce1">
            <text:p>8.415985415</text:p>
          </table:table-cell>
          <table:table-cell office:value-type="float" office:value="8.1130101857600003" table:style-name="ce1">
            <text:p>8.113010186</text:p>
          </table:table-cell>
          <table:table-cell office:value-type="float" office:value="8.1158937738799999" table:style-name="ce1">
            <text:p>8.115893774</text:p>
          </table:table-cell>
          <table:table-cell office:value-type="float" office:value="8.0236113044500001" table:style-name="ce1">
            <text:p>8.023611304</text:p>
          </table:table-cell>
          <table:table-cell office:value-type="float" office:value="8.3286541343600007" table:style-name="ce1">
            <text:p>8.328654134</text:p>
          </table:table-cell>
          <table:table-cell office:value-type="float" office:value="7.88785805856" table:style-name="ce1">
            <text:p>7.887858059</text:p>
          </table:table-cell>
          <table:table-cell office:value-type="float" office:value="7.7488790733500004" table:style-name="ce1">
            <text:p>7.748879073</text:p>
          </table:table-cell>
          <table:table-cell office:value-type="float" office:value="7.9159074664700002" table:style-name="ce1">
            <text:p>7.915907466</text:p>
          </table:table-cell>
          <table:table-cell table:number-columns-repeated="1636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gnes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58.50779165099999" table:style-name="ce1">
            <text:p>258.5077917</text:p>
          </table:table-cell>
          <table:table-cell office:value-type="float" office:value="254.28439010899999" table:style-name="ce1">
            <text:p>254.2843901</text:p>
          </table:table-cell>
          <table:table-cell office:value-type="float" office:value="256.98438629200001" table:style-name="ce1">
            <text:p>256.9843863</text:p>
          </table:table-cell>
          <table:table-cell office:value-type="float" office:value="254.40219355900001" table:style-name="ce1">
            <text:p>254.4021936</text:p>
          </table:table-cell>
          <table:table-cell office:value-type="float" office:value="260.85757740299999" table:style-name="ce1">
            <text:p>260.8575774</text:p>
          </table:table-cell>
          <table:table-cell office:value-type="float" office:value="248.51122563199999" table:style-name="ce1">
            <text:p>248.5112256</text:p>
          </table:table-cell>
          <table:table-cell office:value-type="float" office:value="256.53477526" table:style-name="ce1">
            <text:p>256.5347753</text:p>
          </table:table-cell>
          <table:table-cell office:value-type="float" office:value="247.249293825" table:style-name="ce1">
            <text:p>247.2492938</text:p>
          </table:table-cell>
          <table:table-cell office:value-type="float" office:value="249.33583184899999" table:style-name="ce1">
            <text:p>249.3358318</text:p>
          </table:table-cell>
          <table:table-cell office:value-type="float" office:value="249.28579110499999" table:style-name="ce1">
            <text:p>249.2857911</text:p>
          </table:table-cell>
          <table:table-cell office:value-type="float" office:value="260.16979798699998" table:style-name="ce1">
            <text:p>260.169798</text:p>
          </table:table-cell>
          <table:table-cell office:value-type="float" office:value="250.068749615" table:style-name="ce1">
            <text:p>250.0687496</text:p>
          </table:table-cell>
          <table:table-cell office:value-type="float" office:value="249.857711309" table:style-name="ce1">
            <text:p>249.8577113</text:p>
          </table:table-cell>
          <table:table-cell office:value-type="float" office:value="253.90539476699999" table:style-name="ce1">
            <text:p>253.9053948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hiam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50248201512" table:style-name="ce1">
            <text:p>1.502482015</text:p>
          </table:table-cell>
          <table:table-cell office:value-type="float" office:value="1.4967307751200001" table:style-name="ce1">
            <text:p>1.496730775</text:p>
          </table:table-cell>
          <table:table-cell office:value-type="float" office:value="1.59793110513" table:style-name="ce1">
            <text:p>1.597931105</text:p>
          </table:table-cell>
          <table:table-cell office:value-type="float" office:value="1.59233066015" table:style-name="ce1">
            <text:p>1.59233066</text:p>
          </table:table-cell>
          <table:table-cell office:value-type="float" office:value="1.5839886866199999" table:style-name="ce1">
            <text:p>1.583988687</text:p>
          </table:table-cell>
          <table:table-cell office:value-type="float" office:value="1.4549931488800001" table:style-name="ce1">
            <text:p>1.454993149</text:p>
          </table:table-cell>
          <table:table-cell office:value-type="float" office:value="1.4510451611499999" table:style-name="ce1">
            <text:p>1.451045161</text:p>
          </table:table-cell>
          <table:table-cell office:value-type="float" office:value="1.4212671265500001" table:style-name="ce1">
            <text:p>1.421267127</text:p>
          </table:table-cell>
          <table:table-cell office:value-type="float" office:value="1.42309654844" table:style-name="ce1">
            <text:p>1.423096548</text:p>
          </table:table-cell>
          <table:table-cell office:value-type="float" office:value="1.4214021668600001" table:style-name="ce1">
            <text:p>1.421402167</text:p>
          </table:table-cell>
          <table:table-cell office:value-type="float" office:value="1.4463007694100001" table:style-name="ce1">
            <text:p>1.446300769</text:p>
          </table:table-cell>
          <table:table-cell office:value-type="float" office:value="1.5514593320600001" table:style-name="ce1">
            <text:p>1.551459332</text:p>
          </table:table-cell>
          <table:table-cell office:value-type="float" office:value="1.50872928677" table:style-name="ce1">
            <text:p>1.508729287</text:p>
          </table:table-cell>
          <table:table-cell office:value-type="float" office:value="1.50374391756" table:style-name="ce1">
            <text:p>1.503743918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iboflav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8623760303100001" table:style-name="ce1">
            <text:p>1.86237603</text:p>
          </table:table-cell>
          <table:table-cell office:value-type="float" office:value="1.85792132786" table:style-name="ce1">
            <text:p>1.857921328</text:p>
          </table:table-cell>
          <table:table-cell office:value-type="float" office:value="1.8967798237" table:style-name="ce1">
            <text:p>1.896779824</text:p>
          </table:table-cell>
          <table:table-cell office:value-type="float" office:value="1.82879111431" table:style-name="ce1">
            <text:p>1.828791114</text:p>
          </table:table-cell>
          <table:table-cell office:value-type="float" office:value="1.8209944982399999" table:style-name="ce1">
            <text:p>1.820994498</text:p>
          </table:table-cell>
          <table:table-cell office:value-type="float" office:value="1.7003578833799999" table:style-name="ce1">
            <text:p>1.700357883</text:p>
          </table:table-cell>
          <table:table-cell office:value-type="float" office:value="1.7480925299800001" table:style-name="ce1">
            <text:p>1.74809253</text:p>
          </table:table-cell>
          <table:table-cell office:value-type="float" office:value="1.72590604646" table:style-name="ce1">
            <text:p>1.725906046</text:p>
          </table:table-cell>
          <table:table-cell office:value-type="float" office:value="1.75670402874" table:style-name="ce1">
            <text:p>1.756704029</text:p>
          </table:table-cell>
          <table:table-cell office:value-type="float" office:value="1.7034130154" table:style-name="ce1">
            <text:p>1.703413015</text:p>
          </table:table-cell>
          <table:table-cell office:value-type="float" office:value="1.8833640103" table:style-name="ce1">
            <text:p>1.88336401</text:p>
          </table:table-cell>
          <table:table-cell office:value-type="float" office:value="1.75327297491" table:style-name="ce1">
            <text:p>1.753272975</text:p>
          </table:table-cell>
          <table:table-cell office:value-type="float" office:value="1.69369740003" table:style-name="ce1">
            <text:p>1.6936974</text:p>
          </table:table-cell>
          <table:table-cell office:value-type="float" office:value="1.77906253276" table:style-name="ce1">
            <text:p>1.779062533</text:p>
          </table:table-cell>
          <table:table-cell table:number-columns-repeated="1636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Vitamin B6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.2060490767599998" table:style-name="ce1">
            <text:p>2.206049077</text:p>
          </table:table-cell>
          <table:table-cell office:value-type="float" office:value="2.1148494038800001" table:style-name="ce1">
            <text:p>2.114849404</text:p>
          </table:table-cell>
          <table:table-cell office:value-type="float" office:value="2.23353808787" table:style-name="ce1">
            <text:p>2.233538088</text:p>
          </table:table-cell>
          <table:table-cell office:value-type="float" office:value="2.2045813978100002" table:style-name="ce1">
            <text:p>2.204581398</text:p>
          </table:table-cell>
          <table:table-cell office:value-type="float" office:value="2.1975425988900001" table:style-name="ce1">
            <text:p>2.197542599</text:p>
          </table:table-cell>
          <table:table-cell office:value-type="float" office:value="2.0030419499000001" table:style-name="ce1">
            <text:p>2.00304195</text:p>
          </table:table-cell>
          <table:table-cell office:value-type="float" office:value="2.1915208971100002" table:style-name="ce1">
            <text:p>2.191520897</text:p>
          </table:table-cell>
          <table:table-cell office:value-type="float" office:value="2.0652709846300001" table:style-name="ce1">
            <text:p>2.065270985</text:p>
          </table:table-cell>
          <table:table-cell office:value-type="float" office:value="2.0516881052699998" table:style-name="ce1">
            <text:p>2.051688105</text:p>
          </table:table-cell>
          <table:table-cell office:value-type="float" office:value="2.0751085264100002" table:style-name="ce1">
            <text:p>2.075108526</text:p>
          </table:table-cell>
          <table:table-cell office:value-type="float" office:value="2.0789643602000001" table:style-name="ce1">
            <text:p>2.07896436</text:p>
          </table:table-cell>
          <table:table-cell office:value-type="float" office:value="1.8301701053899999" table:style-name="ce1">
            <text:p>1.830170105</text:p>
          </table:table-cell>
          <table:table-cell office:value-type="float" office:value="1.7653674500400001" table:style-name="ce1">
            <text:p>1.76536745</text:p>
          </table:table-cell>
          <table:table-cell office:value-type="float" office:value="1.8070942296600001" table:style-name="ce1">
            <text:p>1.80709423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Vitamin 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63.6483294003" table:style-name="ce1">
            <text:p>63.6483294</text:p>
          </table:table-cell>
          <table:table-cell office:value-type="float" office:value="62.789535098000002" table:style-name="ce1">
            <text:p>62.7895351</text:p>
          </table:table-cell>
          <table:table-cell office:value-type="float" office:value="64.417565145799998" table:style-name="ce1">
            <text:p>64.41756515</text:p>
          </table:table-cell>
          <table:table-cell office:value-type="float" office:value="62.072007957300002" table:style-name="ce1">
            <text:p>62.07200796</text:p>
          </table:table-cell>
          <table:table-cell office:value-type="float" office:value="63.377482568700003" table:style-name="ce1">
            <text:p>63.37748257</text:p>
          </table:table-cell>
          <table:table-cell office:value-type="float" office:value="62.470089249899999" table:style-name="ce1">
            <text:p>62.47008925</text:p>
          </table:table-cell>
          <table:table-cell office:value-type="float" office:value="65.4065497303" table:style-name="ce1">
            <text:p>65.40654973</text:p>
          </table:table-cell>
          <table:table-cell office:value-type="float" office:value="60.833191317800001" table:style-name="ce1">
            <text:p>60.83319132</text:p>
          </table:table-cell>
          <table:table-cell office:value-type="float" office:value="64.453501014099999" table:style-name="ce1">
            <text:p>64.45350101</text:p>
          </table:table-cell>
          <table:table-cell office:value-type="float" office:value="65.300130002200007" table:style-name="ce1">
            <text:p>65.30013</text:p>
          </table:table-cell>
          <table:table-cell office:value-type="float" office:value="68.769021558600002" table:style-name="ce1">
            <text:p>68.76902156</text:p>
          </table:table-cell>
          <table:table-cell office:value-type="float" office:value="71.665802227" table:style-name="ce1">
            <text:p>71.66580223</text:p>
          </table:table-cell>
          <table:table-cell office:value-type="float" office:value="67.405288238300002" table:style-name="ce1">
            <text:p>67.40528824</text:p>
          </table:table-cell>
          <table:table-cell office:value-type="float" office:value="65.952760122800001" table:style-name="ce1">
            <text:p>65.95276012</text:p>
          </table:table-cell>
          <table:table-cell table:number-columns-repeated="1636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Vitamin D</text:p>
          </table:table-cell>
          <table:table-cell table:style-name="ce1"/>
          <table:table-cell office:value-type="string" table:style-name="ce1">
            <text:p>μg</text:p>
          </table:table-cell>
          <table:table-cell office:value-type="float" office:value="3.4236389153700002" table:style-name="ce1">
            <text:p>3.423638915</text:p>
          </table:table-cell>
          <table:table-cell office:value-type="float" office:value="3.2004705869399999" table:style-name="ce1">
            <text:p>3.200470587</text:p>
          </table:table-cell>
          <table:table-cell office:value-type="float" office:value="3.1232682118500001" table:style-name="ce1">
            <text:p>3.123268212</text:p>
          </table:table-cell>
          <table:table-cell office:value-type="float" office:value="3.0431084204099998" table:style-name="ce1">
            <text:p>3.04310842</text:p>
          </table:table-cell>
          <table:table-cell office:value-type="float" office:value="2.9548812017500001" table:style-name="ce1">
            <text:p>2.954881202</text:p>
          </table:table-cell>
          <table:table-cell office:value-type="float" office:value="2.75147894932" table:style-name="ce1">
            <text:p>2.751478949</text:p>
          </table:table-cell>
          <table:table-cell office:value-type="float" office:value="2.8522962440700002" table:style-name="ce1">
            <text:p>2.852296244</text:p>
          </table:table-cell>
          <table:table-cell office:value-type="float" office:value="2.7826328189099998" table:style-name="ce1">
            <text:p>2.782632819</text:p>
          </table:table-cell>
          <table:table-cell office:value-type="float" office:value="2.7507778808099999" table:style-name="ce1">
            <text:p>2.750777881</text:p>
          </table:table-cell>
          <table:table-cell office:value-type="float" office:value="2.6409845234399998" table:style-name="ce1">
            <text:p>2.640984523</text:p>
          </table:table-cell>
          <table:table-cell office:value-type="float" office:value="2.83642119733" table:style-name="ce1">
            <text:p>2.836421197</text:p>
          </table:table-cell>
          <table:table-cell office:value-type="float" office:value="2.7989394593000001" table:style-name="ce1">
            <text:p>2.798939459</text:p>
          </table:table-cell>
          <table:table-cell office:value-type="float" office:value="2.75386238357" table:style-name="ce1">
            <text:p>2.753862384</text:p>
          </table:table-cell>
          <table:table-cell office:value-type="float" office:value="2.8492552817600001" table:style-name="ce1">
            <text:p>2.849255282</text:p>
          </table:table-cell>
          <table:table-cell table:number-columns-repeated="16366"/>
        </table:table-row>
        <table:table-row table:number-rows-repeated="1048564" table:style-name="ro1">
          <table:table-cell table:number-columns-repeated="16384"/>
        </table:table-row>
      </table:table>
      <table:table table:name="Yorks_&amp;_The_Humber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Description</text:p>
          </table:table-cell>
          <table:table-cell table:style-name="ce1"/>
          <table:table-cell office:value-type="string" table:style-name="ce1">
            <text:p>Units</text:p>
          </table:table-cell>
          <table:table-cell office:value-type="string" table:style-name="ce1">
            <text:p>2001-02</text:p>
          </table:table-cell>
          <table:table-cell office:value-type="string" table:style-name="ce1">
            <text:p>2002-03</text:p>
          </table:table-cell>
          <table:table-cell office:value-type="string" table:style-name="ce1">
            <text:p>2003-04</text:p>
          </table:table-cell>
          <table:table-cell office:value-type="string" table:style-name="ce1">
            <text:p>2004-05</text:p>
          </table:table-cell>
          <table:table-cell office:value-type="string" table:style-name="ce1">
            <text:p>2005-06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verage intake per person per day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nergy</text:p>
          </table:table-cell>
          <table:table-cell table:style-name="ce1"/>
          <table:table-cell office:value-type="string" table:style-name="ce1">
            <text:p>kcal</text:p>
          </table:table-cell>
          <table:table-cell office:value-type="float" office:value="2038.3871170800001" table:style-name="ce1">
            <text:p>2038.387117</text:p>
          </table:table-cell>
          <table:table-cell office:value-type="float" office:value="2149.9867315199999" table:style-name="ce1">
            <text:p>2149.986732</text:p>
          </table:table-cell>
          <table:table-cell office:value-type="float" office:value="2079.8444559499999" table:style-name="ce1">
            <text:p>2079.844456</text:p>
          </table:table-cell>
          <table:table-cell office:value-type="float" office:value="1905.24367706" table:style-name="ce1">
            <text:p>1905.243677</text:p>
          </table:table-cell>
          <table:table-cell office:value-type="float" office:value="2054.9028131599998" table:style-name="ce1">
            <text:p>2054.902813</text:p>
          </table:table-cell>
          <table:table-cell office:value-type="float" office:value="2177.2898994400002" table:style-name="ce1">
            <text:p>2177.289899</text:p>
          </table:table-cell>
          <table:table-cell office:value-type="float" office:value="1997.41249831" table:style-name="ce1">
            <text:p>1997.412498</text:p>
          </table:table-cell>
          <table:table-cell office:value-type="float" office:value="1994.45942638" table:style-name="ce1">
            <text:p>1994.459426</text:p>
          </table:table-cell>
          <table:table-cell office:value-type="float" office:value="1963.1324689200001" table:style-name="ce1">
            <text:p>1963.132469</text:p>
          </table:table-cell>
          <table:table-cell office:value-type="float" office:value="2011.5847783300001" table:style-name="ce1">
            <text:p>2011.584778</text:p>
          </table:table-cell>
          <table:table-cell office:value-type="float" office:value="1903.2899375100001" table:style-name="ce1">
            <text:p>1903.289938</text:p>
          </table:table-cell>
          <table:table-cell office:value-type="float" office:value="1920.4578208099999" table:style-name="ce1">
            <text:p>1920.457821</text:p>
          </table:table-cell>
          <table:table-cell office:value-type="float" office:value="1866.3311339100001" table:style-name="ce1">
            <text:p>1866.331134</text:p>
          </table:table-cell>
          <table:table-cell office:value-type="float" office:value="1871.02445668" table:style-name="ce1">
            <text:p>1871.024457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lc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931.74908098399999" table:style-name="ce1">
            <text:p>931.749081</text:p>
          </table:table-cell>
          <table:table-cell office:value-type="float" office:value="941.36070783399998" table:style-name="ce1">
            <text:p>941.3607078</text:p>
          </table:table-cell>
          <table:table-cell office:value-type="float" office:value="936.95885971400003" table:style-name="ce1">
            <text:p>936.9588597</text:p>
          </table:table-cell>
          <table:table-cell office:value-type="float" office:value="842.19721465400005" table:style-name="ce1">
            <text:p>842.1972147</text:p>
          </table:table-cell>
          <table:table-cell office:value-type="float" office:value="948.97714787799998" table:style-name="ce1">
            <text:p>948.9771479</text:p>
          </table:table-cell>
          <table:table-cell office:value-type="float" office:value="955.47579543100005" table:style-name="ce1">
            <text:p>955.4757954</text:p>
          </table:table-cell>
          <table:table-cell office:value-type="float" office:value="896.31334310600005" table:style-name="ce1">
            <text:p>896.3133431</text:p>
          </table:table-cell>
          <table:table-cell office:value-type="float" office:value="895.52834420399995" table:style-name="ce1">
            <text:p>895.5283442</text:p>
          </table:table-cell>
          <table:table-cell office:value-type="float" office:value="884.56487056100002" table:style-name="ce1">
            <text:p>884.5648706</text:p>
          </table:table-cell>
          <table:table-cell office:value-type="float" office:value="883.64416454599996" table:style-name="ce1">
            <text:p>883.6441645</text:p>
          </table:table-cell>
          <table:table-cell office:value-type="float" office:value="865.71010325500004" table:style-name="ce1">
            <text:p>865.7101033</text:p>
          </table:table-cell>
          <table:table-cell office:value-type="float" office:value="884.12590824999995" table:style-name="ce1">
            <text:p>884.1259083</text:p>
          </table:table-cell>
          <table:table-cell office:value-type="float" office:value="827.93235546100004" table:style-name="ce1">
            <text:p>827.9323555</text:p>
          </table:table-cell>
          <table:table-cell office:value-type="float" office:value="852.15008700500005" table:style-name="ce1">
            <text:p>852.150087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ro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0.619903900600001" table:style-name="ce1">
            <text:p>10.6199039</text:p>
          </table:table-cell>
          <table:table-cell office:value-type="float" office:value="11.376547132000001" table:style-name="ce1">
            <text:p>11.37654713</text:p>
          </table:table-cell>
          <table:table-cell office:value-type="float" office:value="11.37462502" table:style-name="ce1">
            <text:p>11.37462502</text:p>
          </table:table-cell>
          <table:table-cell office:value-type="float" office:value="10.342121479799999" table:style-name="ce1">
            <text:p>10.34212148</text:p>
          </table:table-cell>
          <table:table-cell office:value-type="float" office:value="11.371430976799999" table:style-name="ce1">
            <text:p>11.37143098</text:p>
          </table:table-cell>
          <table:table-cell office:value-type="float" office:value="11.3935766026" table:style-name="ce1">
            <text:p>11.3935766</text:p>
          </table:table-cell>
          <table:table-cell office:value-type="float" office:value="10.5110846825" table:style-name="ce1">
            <text:p>10.51108468</text:p>
          </table:table-cell>
          <table:table-cell office:value-type="float" office:value="10.536125931600001" table:style-name="ce1">
            <text:p>10.53612593</text:p>
          </table:table-cell>
          <table:table-cell office:value-type="float" office:value="10.2353769585" table:style-name="ce1">
            <text:p>10.23537696</text:p>
          </table:table-cell>
          <table:table-cell office:value-type="float" office:value="10.5897733799" table:style-name="ce1">
            <text:p>10.58977338</text:p>
          </table:table-cell>
          <table:table-cell office:value-type="float" office:value="9.9537697989100007" table:style-name="ce1">
            <text:p>9.953769799</text:p>
          </table:table-cell>
          <table:table-cell office:value-type="float" office:value="9.98311385505" table:style-name="ce1">
            <text:p>9.983113855</text:p>
          </table:table-cell>
          <table:table-cell office:value-type="float" office:value="9.7816073415200009" table:style-name="ce1">
            <text:p>9.781607342</text:p>
          </table:table-cell>
          <table:table-cell office:value-type="float" office:value="9.7852111150999992" table:style-name="ce1">
            <text:p>9.785211115</text:p>
          </table:table-cell>
          <table:table-cell table:number-columns-repeated="1636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Zin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8.3965860521300009" table:style-name="ce1">
            <text:p>8.396586052</text:p>
          </table:table-cell>
          <table:table-cell office:value-type="float" office:value="8.7955145004700004" table:style-name="ce1">
            <text:p>8.7955145</text:p>
          </table:table-cell>
          <table:table-cell office:value-type="float" office:value="8.4020589296699999" table:style-name="ce1">
            <text:p>8.40205893</text:p>
          </table:table-cell>
          <table:table-cell office:value-type="float" office:value="7.6696274042299999" table:style-name="ce1">
            <text:p>7.669627404</text:p>
          </table:table-cell>
          <table:table-cell office:value-type="float" office:value="8.4837396361399993" table:style-name="ce1">
            <text:p>8.483739636</text:p>
          </table:table-cell>
          <table:table-cell office:value-type="float" office:value="8.8208784424500006" table:style-name="ce1">
            <text:p>8.820878442</text:p>
          </table:table-cell>
          <table:table-cell office:value-type="float" office:value="8.3220500752" table:style-name="ce1">
            <text:p>8.322050075</text:p>
          </table:table-cell>
          <table:table-cell office:value-type="float" office:value="8.1599661539999992" table:style-name="ce1">
            <text:p>8.159966154</text:p>
          </table:table-cell>
          <table:table-cell office:value-type="float" office:value="7.9699555959800001" table:style-name="ce1">
            <text:p>7.969955596</text:p>
          </table:table-cell>
          <table:table-cell office:value-type="float" office:value="8.1950375071000003" table:style-name="ce1">
            <text:p>8.195037507</text:p>
          </table:table-cell>
          <table:table-cell office:value-type="float" office:value="7.6845135403600002" table:style-name="ce1">
            <text:p>7.68451354</text:p>
          </table:table-cell>
          <table:table-cell office:value-type="float" office:value="7.8530921900199999" table:style-name="ce1">
            <text:p>7.85309219</text:p>
          </table:table-cell>
          <table:table-cell office:value-type="float" office:value="7.4579423680200003" table:style-name="ce1">
            <text:p>7.457942368</text:p>
          </table:table-cell>
          <table:table-cell office:value-type="float" office:value="7.7604682440500001" table:style-name="ce1">
            <text:p>7.760468244</text:p>
          </table:table-cell>
          <table:table-cell table:number-columns-repeated="1636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gnes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50.332781676" table:style-name="ce1">
            <text:p>250.3327817</text:p>
          </table:table-cell>
          <table:table-cell office:value-type="float" office:value="260.823270407" table:style-name="ce1">
            <text:p>260.8232704</text:p>
          </table:table-cell>
          <table:table-cell office:value-type="float" office:value="258.168485944" table:style-name="ce1">
            <text:p>258.1684859</text:p>
          </table:table-cell>
          <table:table-cell office:value-type="float" office:value="235.70709486300001" table:style-name="ce1">
            <text:p>235.7070949</text:p>
          </table:table-cell>
          <table:table-cell office:value-type="float" office:value="261.10739873" table:style-name="ce1">
            <text:p>261.1073987</text:p>
          </table:table-cell>
          <table:table-cell office:value-type="float" office:value="273.78349988399998" table:style-name="ce1">
            <text:p>273.7834999</text:p>
          </table:table-cell>
          <table:table-cell office:value-type="float" office:value="256.18684114600001" table:style-name="ce1">
            <text:p>256.1868411</text:p>
          </table:table-cell>
          <table:table-cell office:value-type="float" office:value="253.547110979" table:style-name="ce1">
            <text:p>253.547111</text:p>
          </table:table-cell>
          <table:table-cell office:value-type="float" office:value="247.22271351399999" table:style-name="ce1">
            <text:p>247.2227135</text:p>
          </table:table-cell>
          <table:table-cell office:value-type="float" office:value="254.40713377599999" table:style-name="ce1">
            <text:p>254.4071338</text:p>
          </table:table-cell>
          <table:table-cell office:value-type="float" office:value="241.26512348" table:style-name="ce1">
            <text:p>241.2651235</text:p>
          </table:table-cell>
          <table:table-cell office:value-type="float" office:value="252.04163659" table:style-name="ce1">
            <text:p>252.0416366</text:p>
          </table:table-cell>
          <table:table-cell office:value-type="float" office:value="244.601563543" table:style-name="ce1">
            <text:p>244.6015635</text:p>
          </table:table-cell>
          <table:table-cell office:value-type="float" office:value="244.75434497699999" table:style-name="ce1">
            <text:p>244.754345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hiam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43524656548" table:style-name="ce1">
            <text:p>1.435246565</text:p>
          </table:table-cell>
          <table:table-cell office:value-type="float" office:value="1.5476503606200001" table:style-name="ce1">
            <text:p>1.547650361</text:p>
          </table:table-cell>
          <table:table-cell office:value-type="float" office:value="1.5810377792500001" table:style-name="ce1">
            <text:p>1.581037779</text:p>
          </table:table-cell>
          <table:table-cell office:value-type="float" office:value="1.42021203213" table:style-name="ce1">
            <text:p>1.420212032</text:p>
          </table:table-cell>
          <table:table-cell office:value-type="float" office:value="1.58612505584" table:style-name="ce1">
            <text:p>1.586125056</text:p>
          </table:table-cell>
          <table:table-cell office:value-type="float" office:value="1.61617018435" table:style-name="ce1">
            <text:p>1.616170184</text:p>
          </table:table-cell>
          <table:table-cell office:value-type="float" office:value="1.43427726291" table:style-name="ce1">
            <text:p>1.434277263</text:p>
          </table:table-cell>
          <table:table-cell office:value-type="float" office:value="1.4541123620400001" table:style-name="ce1">
            <text:p>1.454112362</text:p>
          </table:table-cell>
          <table:table-cell office:value-type="float" office:value="1.3948537081400001" table:style-name="ce1">
            <text:p>1.394853708</text:p>
          </table:table-cell>
          <table:table-cell office:value-type="float" office:value="1.4403170298200001" table:style-name="ce1">
            <text:p>1.44031703</text:p>
          </table:table-cell>
          <table:table-cell office:value-type="float" office:value="1.31277171467" table:style-name="ce1">
            <text:p>1.312771715</text:p>
          </table:table-cell>
          <table:table-cell office:value-type="float" office:value="1.5390173928099999" table:style-name="ce1">
            <text:p>1.539017393</text:p>
          </table:table-cell>
          <table:table-cell office:value-type="float" office:value="1.481167677" table:style-name="ce1">
            <text:p>1.481167677</text:p>
          </table:table-cell>
          <table:table-cell office:value-type="float" office:value="1.47949363085" table:style-name="ce1">
            <text:p>1.479493631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iboflav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8015484752299999" table:style-name="ce1">
            <text:p>1.801548475</text:p>
          </table:table-cell>
          <table:table-cell office:value-type="float" office:value="1.8954150873" table:style-name="ce1">
            <text:p>1.895415087</text:p>
          </table:table-cell>
          <table:table-cell office:value-type="float" office:value="1.8657747356500001" table:style-name="ce1">
            <text:p>1.865774736</text:p>
          </table:table-cell>
          <table:table-cell office:value-type="float" office:value="1.6782193756399999" table:style-name="ce1">
            <text:p>1.678219376</text:p>
          </table:table-cell>
          <table:table-cell office:value-type="float" office:value="1.89328781625" table:style-name="ce1">
            <text:p>1.893287816</text:p>
          </table:table-cell>
          <table:table-cell office:value-type="float" office:value="1.91082117645" table:style-name="ce1">
            <text:p>1.910821176</text:p>
          </table:table-cell>
          <table:table-cell office:value-type="float" office:value="1.7580728267900001" table:style-name="ce1">
            <text:p>1.758072827</text:p>
          </table:table-cell>
          <table:table-cell office:value-type="float" office:value="1.7585955204599999" table:style-name="ce1">
            <text:p>1.75859552</text:p>
          </table:table-cell>
          <table:table-cell office:value-type="float" office:value="1.7146144027300001" table:style-name="ce1">
            <text:p>1.714614403</text:p>
          </table:table-cell>
          <table:table-cell office:value-type="float" office:value="1.73753349675" table:style-name="ce1">
            <text:p>1.737533497</text:p>
          </table:table-cell>
          <table:table-cell office:value-type="float" office:value="1.68293363579" table:style-name="ce1">
            <text:p>1.682933636</text:p>
          </table:table-cell>
          <table:table-cell office:value-type="float" office:value="1.7731610310599999" table:style-name="ce1">
            <text:p>1.773161031</text:p>
          </table:table-cell>
          <table:table-cell office:value-type="float" office:value="1.6474181994799999" table:style-name="ce1">
            <text:p>1.647418199</text:p>
          </table:table-cell>
          <table:table-cell office:value-type="float" office:value="1.7301209308700001" table:style-name="ce1">
            <text:p>1.730120931</text:p>
          </table:table-cell>
          <table:table-cell table:number-columns-repeated="1636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Vitamin B6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.0730952504500002" table:style-name="ce1">
            <text:p>2.07309525</text:p>
          </table:table-cell>
          <table:table-cell office:value-type="float" office:value="2.24832792055" table:style-name="ce1">
            <text:p>2.248327921</text:p>
          </table:table-cell>
          <table:table-cell office:value-type="float" office:value="2.2110869805700002" table:style-name="ce1">
            <text:p>2.211086981</text:p>
          </table:table-cell>
          <table:table-cell office:value-type="float" office:value="1.98720534793" table:style-name="ce1">
            <text:p>1.987205348</text:p>
          </table:table-cell>
          <table:table-cell office:value-type="float" office:value="2.1775189990600001" table:style-name="ce1">
            <text:p>2.177518999</text:p>
          </table:table-cell>
          <table:table-cell office:value-type="float" office:value="2.2297116179300001" table:style-name="ce1">
            <text:p>2.229711618</text:p>
          </table:table-cell>
          <table:table-cell office:value-type="float" office:value="2.14885592057" table:style-name="ce1">
            <text:p>2.148855921</text:p>
          </table:table-cell>
          <table:table-cell office:value-type="float" office:value="2.1288718948100001" table:style-name="ce1">
            <text:p>2.128871895</text:p>
          </table:table-cell>
          <table:table-cell office:value-type="float" office:value="2.0264570536500002" table:style-name="ce1">
            <text:p>2.026457054</text:p>
          </table:table-cell>
          <table:table-cell office:value-type="float" office:value="2.09590793405" table:style-name="ce1">
            <text:p>2.095907934</text:p>
          </table:table-cell>
          <table:table-cell office:value-type="float" office:value="1.9168434915999999" table:style-name="ce1">
            <text:p>1.916843492</text:p>
          </table:table-cell>
          <table:table-cell office:value-type="float" office:value="1.80731526526" table:style-name="ce1">
            <text:p>1.807315265</text:p>
          </table:table-cell>
          <table:table-cell office:value-type="float" office:value="1.7225222739699999" table:style-name="ce1">
            <text:p>1.722522274</text:p>
          </table:table-cell>
          <table:table-cell office:value-type="float" office:value="1.76425307114" table:style-name="ce1">
            <text:p>1.764253071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Vitamin 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58.764720984" table:style-name="ce1">
            <text:p>58.76472098</text:p>
          </table:table-cell>
          <table:table-cell office:value-type="float" office:value="67.301264712000005" table:style-name="ce1">
            <text:p>67.30126471</text:p>
          </table:table-cell>
          <table:table-cell office:value-type="float" office:value="66.188152085599995" table:style-name="ce1">
            <text:p>66.18815209</text:p>
          </table:table-cell>
          <table:table-cell office:value-type="float" office:value="55.099412235999999" table:style-name="ce1">
            <text:p>55.09941224</text:p>
          </table:table-cell>
          <table:table-cell office:value-type="float" office:value="63.382669181200001" table:style-name="ce1">
            <text:p>63.38266918</text:p>
          </table:table-cell>
          <table:table-cell office:value-type="float" office:value="67.778499009300006" table:style-name="ce1">
            <text:p>67.77849901</text:p>
          </table:table-cell>
          <table:table-cell office:value-type="float" office:value="63.475963003499999" table:style-name="ce1">
            <text:p>63.475963</text:p>
          </table:table-cell>
          <table:table-cell office:value-type="float" office:value="65.115996042099994" table:style-name="ce1">
            <text:p>65.11599604</text:p>
          </table:table-cell>
          <table:table-cell office:value-type="float" office:value="64.721193255200006" table:style-name="ce1">
            <text:p>64.72119326</text:p>
          </table:table-cell>
          <table:table-cell office:value-type="float" office:value="63.973898256200002" table:style-name="ce1">
            <text:p>63.97389826</text:p>
          </table:table-cell>
          <table:table-cell office:value-type="float" office:value="59.738921522200002" table:style-name="ce1">
            <text:p>59.73892152</text:p>
          </table:table-cell>
          <table:table-cell office:value-type="float" office:value="69.217913546199995" table:style-name="ce1">
            <text:p>69.21791355</text:p>
          </table:table-cell>
          <table:table-cell office:value-type="float" office:value="66.943083806000004" table:style-name="ce1">
            <text:p>66.94308381</text:p>
          </table:table-cell>
          <table:table-cell office:value-type="float" office:value="66.805594389000007" table:style-name="ce1">
            <text:p>66.80559439</text:p>
          </table:table-cell>
          <table:table-cell table:number-columns-repeated="1636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Vitamin D</text:p>
          </table:table-cell>
          <table:table-cell table:style-name="ce1"/>
          <table:table-cell office:value-type="string" table:style-name="ce1">
            <text:p>μg</text:p>
          </table:table-cell>
          <table:table-cell office:value-type="float" office:value="3.1501892875099999" table:style-name="ce1">
            <text:p>3.150189288</text:p>
          </table:table-cell>
          <table:table-cell office:value-type="float" office:value="3.4448901416100002" table:style-name="ce1">
            <text:p>3.444890142</text:p>
          </table:table-cell>
          <table:table-cell office:value-type="float" office:value="2.75008355761" table:style-name="ce1">
            <text:p>2.750083558</text:p>
          </table:table-cell>
          <table:table-cell office:value-type="float" office:value="2.7131689199200002" table:style-name="ce1">
            <text:p>2.71316892</text:p>
          </table:table-cell>
          <table:table-cell office:value-type="float" office:value="2.9063397074299999" table:style-name="ce1">
            <text:p>2.906339707</text:p>
          </table:table-cell>
          <table:table-cell office:value-type="float" office:value="2.98711969431" table:style-name="ce1">
            <text:p>2.987119694</text:p>
          </table:table-cell>
          <table:table-cell office:value-type="float" office:value="2.68139009226" table:style-name="ce1">
            <text:p>2.681390092</text:p>
          </table:table-cell>
          <table:table-cell office:value-type="float" office:value="2.6615062058299999" table:style-name="ce1">
            <text:p>2.661506206</text:p>
          </table:table-cell>
          <table:table-cell office:value-type="float" office:value="2.6929114903300002" table:style-name="ce1">
            <text:p>2.69291149</text:p>
          </table:table-cell>
          <table:table-cell office:value-type="float" office:value="2.7166134729800002" table:style-name="ce1">
            <text:p>2.716613473</text:p>
          </table:table-cell>
          <table:table-cell office:value-type="float" office:value="2.6373751683500002" table:style-name="ce1">
            <text:p>2.637375168</text:p>
          </table:table-cell>
          <table:table-cell office:value-type="float" office:value="2.7116921222100001" table:style-name="ce1">
            <text:p>2.711692122</text:p>
          </table:table-cell>
          <table:table-cell office:value-type="float" office:value="2.6768050037100002" table:style-name="ce1">
            <text:p>2.676805004</text:p>
          </table:table-cell>
          <table:table-cell office:value-type="float" office:value="2.7007311388400002" table:style-name="ce1">
            <text:p>2.700731139</text:p>
          </table:table-cell>
          <table:table-cell table:number-columns-repeated="16366"/>
        </table:table-row>
        <table:table-row table:number-rows-repeated="1048564" table:style-name="ro1">
          <table:table-cell table:number-columns-repeated="16384"/>
        </table:table-row>
      </table:table>
      <table:table table:name="East_Midlan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Description</text:p>
          </table:table-cell>
          <table:table-cell table:style-name="ce1"/>
          <table:table-cell office:value-type="string" table:style-name="ce1">
            <text:p>Units</text:p>
          </table:table-cell>
          <table:table-cell office:value-type="string" table:style-name="ce1">
            <text:p>2001-02</text:p>
          </table:table-cell>
          <table:table-cell office:value-type="string" table:style-name="ce1">
            <text:p>2002-03</text:p>
          </table:table-cell>
          <table:table-cell office:value-type="string" table:style-name="ce1">
            <text:p>2003-04</text:p>
          </table:table-cell>
          <table:table-cell office:value-type="string" table:style-name="ce1">
            <text:p>2004-05</text:p>
          </table:table-cell>
          <table:table-cell office:value-type="string" table:style-name="ce1">
            <text:p>2005-06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verage intake per person per day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nergy</text:p>
          </table:table-cell>
          <table:table-cell table:style-name="ce1"/>
          <table:table-cell office:value-type="string" table:style-name="ce1">
            <text:p>kcal</text:p>
          </table:table-cell>
          <table:table-cell office:value-type="float" office:value="2177.1583727500001" table:style-name="ce1">
            <text:p>2177.158373</text:p>
          </table:table-cell>
          <table:table-cell office:value-type="float" office:value="2124.69286891" table:style-name="ce1">
            <text:p>2124.692869</text:p>
          </table:table-cell>
          <table:table-cell office:value-type="float" office:value="2158.9208301600002" table:style-name="ce1">
            <text:p>2158.92083</text:p>
          </table:table-cell>
          <table:table-cell office:value-type="float" office:value="2181.75055828" table:style-name="ce1">
            <text:p>2181.750558</text:p>
          </table:table-cell>
          <table:table-cell office:value-type="float" office:value="2207.18481131" table:style-name="ce1">
            <text:p>2207.184811</text:p>
          </table:table-cell>
          <table:table-cell office:value-type="float" office:value="2149.1392710300001" table:style-name="ce1">
            <text:p>2149.139271</text:p>
          </table:table-cell>
          <table:table-cell office:value-type="float" office:value="2040.6105989499999" table:style-name="ce1">
            <text:p>2040.610599</text:p>
          </table:table-cell>
          <table:table-cell office:value-type="float" office:value="2055.88312253" table:style-name="ce1">
            <text:p>2055.883123</text:p>
          </table:table-cell>
          <table:table-cell office:value-type="float" office:value="2140.5218741499998" table:style-name="ce1">
            <text:p>2140.521874</text:p>
          </table:table-cell>
          <table:table-cell office:value-type="float" office:value="2085.4660723299999" table:style-name="ce1">
            <text:p>2085.466072</text:p>
          </table:table-cell>
          <table:table-cell office:value-type="float" office:value="2107.4178359699999" table:style-name="ce1">
            <text:p>2107.417836</text:p>
          </table:table-cell>
          <table:table-cell office:value-type="float" office:value="2126.28684858" table:style-name="ce1">
            <text:p>2126.286849</text:p>
          </table:table-cell>
          <table:table-cell office:value-type="float" office:value="2127.2175762000002" table:style-name="ce1">
            <text:p>2127.217576</text:p>
          </table:table-cell>
          <table:table-cell office:value-type="float" office:value="1992.9634277600001" table:style-name="ce1">
            <text:p>1992.963428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lc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998.29091416899996" table:style-name="ce1">
            <text:p>998.2909142</text:p>
          </table:table-cell>
          <table:table-cell office:value-type="float" office:value="969.27432932099998" table:style-name="ce1">
            <text:p>969.2743293</text:p>
          </table:table-cell>
          <table:table-cell office:value-type="float" office:value="986.55780669199999" table:style-name="ce1">
            <text:p>986.5578067</text:p>
          </table:table-cell>
          <table:table-cell office:value-type="float" office:value="1006.63795368" table:style-name="ce1">
            <text:p>1006.637954</text:p>
          </table:table-cell>
          <table:table-cell office:value-type="float" office:value="969.94764176499996" table:style-name="ce1">
            <text:p>969.9476418</text:p>
          </table:table-cell>
          <table:table-cell office:value-type="float" office:value="954.37000544099999" table:style-name="ce1">
            <text:p>954.3700054</text:p>
          </table:table-cell>
          <table:table-cell office:value-type="float" office:value="939.32767305599998" table:style-name="ce1">
            <text:p>939.3276731</text:p>
          </table:table-cell>
          <table:table-cell office:value-type="float" office:value="934.25517837699999" table:style-name="ce1">
            <text:p>934.2551784</text:p>
          </table:table-cell>
          <table:table-cell office:value-type="float" office:value="996.10099577899996" table:style-name="ce1">
            <text:p>996.1009958</text:p>
          </table:table-cell>
          <table:table-cell office:value-type="float" office:value="916.15399373900004" table:style-name="ce1">
            <text:p>916.1539937</text:p>
          </table:table-cell>
          <table:table-cell office:value-type="float" office:value="949.65843249299996" table:style-name="ce1">
            <text:p>949.6584325</text:p>
          </table:table-cell>
          <table:table-cell office:value-type="float" office:value="917.28193416199997" table:style-name="ce1">
            <text:p>917.2819342</text:p>
          </table:table-cell>
          <table:table-cell office:value-type="float" office:value="987.02957486599996" table:style-name="ce1">
            <text:p>987.0295749</text:p>
          </table:table-cell>
          <table:table-cell office:value-type="float" office:value="921.432338491" table:style-name="ce1">
            <text:p>921.4323385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ro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1.359983204900001" table:style-name="ce1">
            <text:p>11.3599832</text:p>
          </table:table-cell>
          <table:table-cell office:value-type="float" office:value="11.337608925" table:style-name="ce1">
            <text:p>11.33760893</text:p>
          </table:table-cell>
          <table:table-cell office:value-type="float" office:value="11.562312647000001" table:style-name="ce1">
            <text:p>11.56231265</text:p>
          </table:table-cell>
          <table:table-cell office:value-type="float" office:value="12.1004190744" table:style-name="ce1">
            <text:p>12.10041907</text:p>
          </table:table-cell>
          <table:table-cell office:value-type="float" office:value="12.1325286536" table:style-name="ce1">
            <text:p>12.13252865</text:p>
          </table:table-cell>
          <table:table-cell office:value-type="float" office:value="11.4506877859" table:style-name="ce1">
            <text:p>11.45068779</text:p>
          </table:table-cell>
          <table:table-cell office:value-type="float" office:value="10.6669698989" table:style-name="ce1">
            <text:p>10.6669699</text:p>
          </table:table-cell>
          <table:table-cell office:value-type="float" office:value="10.703517512199999" table:style-name="ce1">
            <text:p>10.70351751</text:p>
          </table:table-cell>
          <table:table-cell office:value-type="float" office:value="11.213455830999999" table:style-name="ce1">
            <text:p>11.21345583</text:p>
          </table:table-cell>
          <table:table-cell office:value-type="float" office:value="11.0228692735" table:style-name="ce1">
            <text:p>11.02286927</text:p>
          </table:table-cell>
          <table:table-cell office:value-type="float" office:value="11.032226517" table:style-name="ce1">
            <text:p>11.03222652</text:p>
          </table:table-cell>
          <table:table-cell office:value-type="float" office:value="11.001907388099999" table:style-name="ce1">
            <text:p>11.00190739</text:p>
          </table:table-cell>
          <table:table-cell office:value-type="float" office:value="11.0657389895" table:style-name="ce1">
            <text:p>11.06573899</text:p>
          </table:table-cell>
          <table:table-cell office:value-type="float" office:value="10.569868403499999" table:style-name="ce1">
            <text:p>10.5698684</text:p>
          </table:table-cell>
          <table:table-cell table:number-columns-repeated="1636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Zin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8.8110442541899996" table:style-name="ce1">
            <text:p>8.811044254</text:p>
          </table:table-cell>
          <table:table-cell office:value-type="float" office:value="8.6708265045600008" table:style-name="ce1">
            <text:p>8.670826505</text:p>
          </table:table-cell>
          <table:table-cell office:value-type="float" office:value="8.6307175588600007" table:style-name="ce1">
            <text:p>8.630717559</text:p>
          </table:table-cell>
          <table:table-cell office:value-type="float" office:value="8.9760956696300003" table:style-name="ce1">
            <text:p>8.97609567</text:p>
          </table:table-cell>
          <table:table-cell office:value-type="float" office:value="8.8543059069299996" table:style-name="ce1">
            <text:p>8.854305907</text:p>
          </table:table-cell>
          <table:table-cell office:value-type="float" office:value="8.6973842778700003" table:style-name="ce1">
            <text:p>8.697384278</text:p>
          </table:table-cell>
          <table:table-cell office:value-type="float" office:value="8.4134364438400002" table:style-name="ce1">
            <text:p>8.413436444</text:p>
          </table:table-cell>
          <table:table-cell office:value-type="float" office:value="8.1300902862999997" table:style-name="ce1">
            <text:p>8.130090286</text:p>
          </table:table-cell>
          <table:table-cell office:value-type="float" office:value="8.5976985238400001" table:style-name="ce1">
            <text:p>8.597698524</text:p>
          </table:table-cell>
          <table:table-cell office:value-type="float" office:value="8.3985921864499993" table:style-name="ce1">
            <text:p>8.398592186</text:p>
          </table:table-cell>
          <table:table-cell office:value-type="float" office:value="8.4578939927800008" table:style-name="ce1">
            <text:p>8.457893993</text:p>
          </table:table-cell>
          <table:table-cell office:value-type="float" office:value="8.3117928032199995" table:style-name="ce1">
            <text:p>8.311792803</text:p>
          </table:table-cell>
          <table:table-cell office:value-type="float" office:value="8.5820141137199997" table:style-name="ce1">
            <text:p>8.582014114</text:p>
          </table:table-cell>
          <table:table-cell office:value-type="float" office:value="8.1250279428999992" table:style-name="ce1">
            <text:p>8.125027943</text:p>
          </table:table-cell>
          <table:table-cell table:number-columns-repeated="1636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gnes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65.454642509" table:style-name="ce1">
            <text:p>265.4546425</text:p>
          </table:table-cell>
          <table:table-cell office:value-type="float" office:value="263.13961983799999" table:style-name="ce1">
            <text:p>263.1396198</text:p>
          </table:table-cell>
          <table:table-cell office:value-type="float" office:value="264.04026763399997" table:style-name="ce1">
            <text:p>264.0402676</text:p>
          </table:table-cell>
          <table:table-cell office:value-type="float" office:value="272.32729151699999" table:style-name="ce1">
            <text:p>272.3272915</text:p>
          </table:table-cell>
          <table:table-cell office:value-type="float" office:value="275.59077565400003" table:style-name="ce1">
            <text:p>275.5907757</text:p>
          </table:table-cell>
          <table:table-cell office:value-type="float" office:value="272.93941989000001" table:style-name="ce1">
            <text:p>272.9394199</text:p>
          </table:table-cell>
          <table:table-cell office:value-type="float" office:value="263.146444879" table:style-name="ce1">
            <text:p>263.1464449</text:p>
          </table:table-cell>
          <table:table-cell office:value-type="float" office:value="263.193777426" table:style-name="ce1">
            <text:p>263.1937774</text:p>
          </table:table-cell>
          <table:table-cell office:value-type="float" office:value="276.833527624" table:style-name="ce1">
            <text:p>276.8335276</text:p>
          </table:table-cell>
          <table:table-cell office:value-type="float" office:value="263.94941732799998" table:style-name="ce1">
            <text:p>263.9494173</text:p>
          </table:table-cell>
          <table:table-cell office:value-type="float" office:value="268.37008488499998" table:style-name="ce1">
            <text:p>268.3700849</text:p>
          </table:table-cell>
          <table:table-cell office:value-type="float" office:value="271.002145907" table:style-name="ce1">
            <text:p>271.0021459</text:p>
          </table:table-cell>
          <table:table-cell office:value-type="float" office:value="279.04578494399999" table:style-name="ce1">
            <text:p>279.0457849</text:p>
          </table:table-cell>
          <table:table-cell office:value-type="float" office:value="265.07680288" table:style-name="ce1">
            <text:p>265.0768029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hiam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53778049745" table:style-name="ce1">
            <text:p>1.537780497</text:p>
          </table:table-cell>
          <table:table-cell office:value-type="float" office:value="1.5309886662300001" table:style-name="ce1">
            <text:p>1.530988666</text:p>
          </table:table-cell>
          <table:table-cell office:value-type="float" office:value="1.6073447624499999" table:style-name="ce1">
            <text:p>1.607344762</text:p>
          </table:table-cell>
          <table:table-cell office:value-type="float" office:value="1.70025646206" table:style-name="ce1">
            <text:p>1.700256462</text:p>
          </table:table-cell>
          <table:table-cell office:value-type="float" office:value="1.6993912739999999" table:style-name="ce1">
            <text:p>1.699391274</text:p>
          </table:table-cell>
          <table:table-cell office:value-type="float" office:value="1.61107320142" table:style-name="ce1">
            <text:p>1.611073201</text:p>
          </table:table-cell>
          <table:table-cell office:value-type="float" office:value="1.4766681952" table:style-name="ce1">
            <text:p>1.476668195</text:p>
          </table:table-cell>
          <table:table-cell office:value-type="float" office:value="1.47715768691" table:style-name="ce1">
            <text:p>1.477157687</text:p>
          </table:table-cell>
          <table:table-cell office:value-type="float" office:value="1.57382230302" table:style-name="ce1">
            <text:p>1.573822303</text:p>
          </table:table-cell>
          <table:table-cell office:value-type="float" office:value="1.4868206725399999" table:style-name="ce1">
            <text:p>1.486820673</text:p>
          </table:table-cell>
          <table:table-cell office:value-type="float" office:value="1.4567102537200001" table:style-name="ce1">
            <text:p>1.456710254</text:p>
          </table:table-cell>
          <table:table-cell office:value-type="float" office:value="1.6598600074200001" table:style-name="ce1">
            <text:p>1.659860007</text:p>
          </table:table-cell>
          <table:table-cell office:value-type="float" office:value="1.6927104156999999" table:style-name="ce1">
            <text:p>1.692710416</text:p>
          </table:table-cell>
          <table:table-cell office:value-type="float" office:value="1.60764076579" table:style-name="ce1">
            <text:p>1.607640766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iboflav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9208488290200001" table:style-name="ce1">
            <text:p>1.920848829</text:p>
          </table:table-cell>
          <table:table-cell office:value-type="float" office:value="1.8841226010300001" table:style-name="ce1">
            <text:p>1.884122601</text:p>
          </table:table-cell>
          <table:table-cell office:value-type="float" office:value="1.93001078886" table:style-name="ce1">
            <text:p>1.930010789</text:p>
          </table:table-cell>
          <table:table-cell office:value-type="float" office:value="1.9702720164600001" table:style-name="ce1">
            <text:p>1.970272016</text:p>
          </table:table-cell>
          <table:table-cell office:value-type="float" office:value="1.9135907299599999" table:style-name="ce1">
            <text:p>1.91359073</text:p>
          </table:table-cell>
          <table:table-cell office:value-type="float" office:value="1.8810088996600001" table:style-name="ce1">
            <text:p>1.8810089</text:p>
          </table:table-cell>
          <table:table-cell office:value-type="float" office:value="1.84567714701" table:style-name="ce1">
            <text:p>1.845677147</text:p>
          </table:table-cell>
          <table:table-cell office:value-type="float" office:value="1.7996665573799999" table:style-name="ce1">
            <text:p>1.799666557</text:p>
          </table:table-cell>
          <table:table-cell office:value-type="float" office:value="1.8864897569900001" table:style-name="ce1">
            <text:p>1.886489757</text:p>
          </table:table-cell>
          <table:table-cell office:value-type="float" office:value="1.78424990774" table:style-name="ce1">
            <text:p>1.784249908</text:p>
          </table:table-cell>
          <table:table-cell office:value-type="float" office:value="1.90622899797" table:style-name="ce1">
            <text:p>1.906228998</text:p>
          </table:table-cell>
          <table:table-cell office:value-type="float" office:value="1.80236594757" table:style-name="ce1">
            <text:p>1.802365948</text:p>
          </table:table-cell>
          <table:table-cell office:value-type="float" office:value="1.9315745171800001" table:style-name="ce1">
            <text:p>1.931574517</text:p>
          </table:table-cell>
          <table:table-cell office:value-type="float" office:value="1.8508756924500001" table:style-name="ce1">
            <text:p>1.850875692</text:p>
          </table:table-cell>
          <table:table-cell table:number-columns-repeated="1636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Vitamin B6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.2434012889499999" table:style-name="ce1">
            <text:p>2.243401289</text:p>
          </table:table-cell>
          <table:table-cell office:value-type="float" office:value="2.1838662332499998" table:style-name="ce1">
            <text:p>2.183866233</text:p>
          </table:table-cell>
          <table:table-cell office:value-type="float" office:value="2.2664259695200002" table:style-name="ce1">
            <text:p>2.26642597</text:p>
          </table:table-cell>
          <table:table-cell office:value-type="float" office:value="2.34129560978" table:style-name="ce1">
            <text:p>2.34129561</text:p>
          </table:table-cell>
          <table:table-cell office:value-type="float" office:value="2.3455374411299998" table:style-name="ce1">
            <text:p>2.345537441</text:p>
          </table:table-cell>
          <table:table-cell office:value-type="float" office:value="2.1561738963699999" table:style-name="ce1">
            <text:p>2.156173896</text:p>
          </table:table-cell>
          <table:table-cell office:value-type="float" office:value="2.2461896275000002" table:style-name="ce1">
            <text:p>2.246189628</text:p>
          </table:table-cell>
          <table:table-cell office:value-type="float" office:value="2.1913789245699999" table:style-name="ce1">
            <text:p>2.191378925</text:p>
          </table:table-cell>
          <table:table-cell office:value-type="float" office:value="2.2207501428200001" table:style-name="ce1">
            <text:p>2.220750143</text:p>
          </table:table-cell>
          <table:table-cell office:value-type="float" office:value="2.2476978116800002" table:style-name="ce1">
            <text:p>2.247697812</text:p>
          </table:table-cell>
          <table:table-cell office:value-type="float" office:value="2.1479231213199999" table:style-name="ce1">
            <text:p>2.147923121</text:p>
          </table:table-cell>
          <table:table-cell office:value-type="float" office:value="1.9449996673200001" table:style-name="ce1">
            <text:p>1.944999667</text:p>
          </table:table-cell>
          <table:table-cell office:value-type="float" office:value="1.94853380139" table:style-name="ce1">
            <text:p>1.948533801</text:p>
          </table:table-cell>
          <table:table-cell office:value-type="float" office:value="1.84922623268" table:style-name="ce1">
            <text:p>1.849226233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Vitamin 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68.161691199900005" table:style-name="ce1">
            <text:p>68.1616912</text:p>
          </table:table-cell>
          <table:table-cell office:value-type="float" office:value="66.722734626700003" table:style-name="ce1">
            <text:p>66.72273463</text:p>
          </table:table-cell>
          <table:table-cell office:value-type="float" office:value="71.770840501400002" table:style-name="ce1">
            <text:p>71.7708405</text:p>
          </table:table-cell>
          <table:table-cell office:value-type="float" office:value="66.636008106800006" table:style-name="ce1">
            <text:p>66.63600811</text:p>
          </table:table-cell>
          <table:table-cell office:value-type="float" office:value="74.072851169700002" table:style-name="ce1">
            <text:p>74.07285117</text:p>
          </table:table-cell>
          <table:table-cell office:value-type="float" office:value="70.570767172700002" table:style-name="ce1">
            <text:p>70.57076717</text:p>
          </table:table-cell>
          <table:table-cell office:value-type="float" office:value="67.453222591200003" table:style-name="ce1">
            <text:p>67.45322259</text:p>
          </table:table-cell>
          <table:table-cell office:value-type="float" office:value="67.9854231443" table:style-name="ce1">
            <text:p>67.98542314</text:p>
          </table:table-cell>
          <table:table-cell office:value-type="float" office:value="75.529175808700003" table:style-name="ce1">
            <text:p>75.52917581</text:p>
          </table:table-cell>
          <table:table-cell office:value-type="float" office:value="72.397604451899994" table:style-name="ce1">
            <text:p>72.39760445</text:p>
          </table:table-cell>
          <table:table-cell office:value-type="float" office:value="68.848315815000007" table:style-name="ce1">
            <text:p>68.84831582</text:p>
          </table:table-cell>
          <table:table-cell office:value-type="float" office:value="76.320384876700004" table:style-name="ce1">
            <text:p>76.32038488</text:p>
          </table:table-cell>
          <table:table-cell office:value-type="float" office:value="78.129343061499995" table:style-name="ce1">
            <text:p>78.12934306</text:p>
          </table:table-cell>
          <table:table-cell office:value-type="float" office:value="76.057082334399993" table:style-name="ce1">
            <text:p>76.05708233</text:p>
          </table:table-cell>
          <table:table-cell table:number-columns-repeated="1636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Vitamin D</text:p>
          </table:table-cell>
          <table:table-cell table:style-name="ce1"/>
          <table:table-cell office:value-type="string" table:style-name="ce1">
            <text:p>μg</text:p>
          </table:table-cell>
          <table:table-cell office:value-type="float" office:value="3.3658792128399999" table:style-name="ce1">
            <text:p>3.365879213</text:p>
          </table:table-cell>
          <table:table-cell office:value-type="float" office:value="3.2944524337700001" table:style-name="ce1">
            <text:p>3.294452434</text:p>
          </table:table-cell>
          <table:table-cell office:value-type="float" office:value="3.0626412430099998" table:style-name="ce1">
            <text:p>3.062641243</text:p>
          </table:table-cell>
          <table:table-cell office:value-type="float" office:value="3.17509209844" table:style-name="ce1">
            <text:p>3.175092098</text:p>
          </table:table-cell>
          <table:table-cell office:value-type="float" office:value="3.2690575882699999" table:style-name="ce1">
            <text:p>3.269057588</text:p>
          </table:table-cell>
          <table:table-cell office:value-type="float" office:value="3.08039770787" table:style-name="ce1">
            <text:p>3.080397708</text:p>
          </table:table-cell>
          <table:table-cell office:value-type="float" office:value="2.90071411511" table:style-name="ce1">
            <text:p>2.900714115</text:p>
          </table:table-cell>
          <table:table-cell office:value-type="float" office:value="2.8253293307499998" table:style-name="ce1">
            <text:p>2.825329331</text:p>
          </table:table-cell>
          <table:table-cell office:value-type="float" office:value="2.8829719655299999" table:style-name="ce1">
            <text:p>2.882971966</text:p>
          </table:table-cell>
          <table:table-cell office:value-type="float" office:value="3.0164631257800001" table:style-name="ce1">
            <text:p>3.016463126</text:p>
          </table:table-cell>
          <table:table-cell office:value-type="float" office:value="2.8565901870200001" table:style-name="ce1">
            <text:p>2.856590187</text:p>
          </table:table-cell>
          <table:table-cell office:value-type="float" office:value="2.9462840196300002" table:style-name="ce1">
            <text:p>2.94628402</text:p>
          </table:table-cell>
          <table:table-cell office:value-type="float" office:value="3.0931265557300001" table:style-name="ce1">
            <text:p>3.093126556</text:p>
          </table:table-cell>
          <table:table-cell office:value-type="float" office:value="2.8491569761300002" table:style-name="ce1">
            <text:p>2.849156976</text:p>
          </table:table-cell>
          <table:table-cell table:number-columns-repeated="16366"/>
        </table:table-row>
        <table:table-row table:number-rows-repeated="1048564" table:style-name="ro1">
          <table:table-cell table:number-columns-repeated="16384"/>
        </table:table-row>
      </table:table>
      <table:table table:name="West_Midlan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Description</text:p>
          </table:table-cell>
          <table:table-cell table:style-name="ce1"/>
          <table:table-cell office:value-type="string" table:style-name="ce1">
            <text:p>Units</text:p>
          </table:table-cell>
          <table:table-cell office:value-type="string" table:style-name="ce1">
            <text:p>2001-02</text:p>
          </table:table-cell>
          <table:table-cell office:value-type="string" table:style-name="ce1">
            <text:p>2002-03</text:p>
          </table:table-cell>
          <table:table-cell office:value-type="string" table:style-name="ce1">
            <text:p>2003-04</text:p>
          </table:table-cell>
          <table:table-cell office:value-type="string" table:style-name="ce1">
            <text:p>2004-05</text:p>
          </table:table-cell>
          <table:table-cell office:value-type="string" table:style-name="ce1">
            <text:p>2005-06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verage intake per person per day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nergy</text:p>
          </table:table-cell>
          <table:table-cell table:style-name="ce1"/>
          <table:table-cell office:value-type="string" table:style-name="ce1">
            <text:p>kcal</text:p>
          </table:table-cell>
          <table:table-cell office:value-type="float" office:value="2105.2955011700001" table:style-name="ce1">
            <text:p>2105.295501</text:p>
          </table:table-cell>
          <table:table-cell office:value-type="float" office:value="2128.9561004799998" table:style-name="ce1">
            <text:p>2128.9561</text:p>
          </table:table-cell>
          <table:table-cell office:value-type="float" office:value="2072.0145582099999" table:style-name="ce1">
            <text:p>2072.014558</text:p>
          </table:table-cell>
          <table:table-cell office:value-type="float" office:value="2044.6289627199999" table:style-name="ce1">
            <text:p>2044.628963</text:p>
          </table:table-cell>
          <table:table-cell office:value-type="float" office:value="2015.5892608199999" table:style-name="ce1">
            <text:p>2015.589261</text:p>
          </table:table-cell>
          <table:table-cell office:value-type="float" office:value="2121.7810957199999" table:style-name="ce1">
            <text:p>2121.781096</text:p>
          </table:table-cell>
          <table:table-cell office:value-type="float" office:value="2126.9286992000002" table:style-name="ce1">
            <text:p>2126.928699</text:p>
          </table:table-cell>
          <table:table-cell office:value-type="float" office:value="2003.19115405" table:style-name="ce1">
            <text:p>2003.191154</text:p>
          </table:table-cell>
          <table:table-cell office:value-type="float" office:value="2149.7931248599998" table:style-name="ce1">
            <text:p>2149.793125</text:p>
          </table:table-cell>
          <table:table-cell office:value-type="float" office:value="2004.87607832" table:style-name="ce1">
            <text:p>2004.876078</text:p>
          </table:table-cell>
          <table:table-cell office:value-type="float" office:value="2037.5305131099999" table:style-name="ce1">
            <text:p>2037.530513</text:p>
          </table:table-cell>
          <table:table-cell office:value-type="float" office:value="2040.8711563700001" table:style-name="ce1">
            <text:p>2040.871156</text:p>
          </table:table-cell>
          <table:table-cell office:value-type="float" office:value="2004.9277160300001" table:style-name="ce1">
            <text:p>2004.927716</text:p>
          </table:table-cell>
          <table:table-cell office:value-type="float" office:value="1947.95604695" table:style-name="ce1">
            <text:p>1947.956047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lc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932.07170126200003" table:style-name="ce1">
            <text:p>932.0717013</text:p>
          </table:table-cell>
          <table:table-cell office:value-type="float" office:value="956.35961318399995" table:style-name="ce1">
            <text:p>956.3596132</text:p>
          </table:table-cell>
          <table:table-cell office:value-type="float" office:value="924.58355779099998" table:style-name="ce1">
            <text:p>924.5835578</text:p>
          </table:table-cell>
          <table:table-cell office:value-type="float" office:value="896.02718800299999" table:style-name="ce1">
            <text:p>896.027188</text:p>
          </table:table-cell>
          <table:table-cell office:value-type="float" office:value="894.56534481300002" table:style-name="ce1">
            <text:p>894.5653448</text:p>
          </table:table-cell>
          <table:table-cell office:value-type="float" office:value="943.97760886100002" table:style-name="ce1">
            <text:p>943.9776089</text:p>
          </table:table-cell>
          <table:table-cell office:value-type="float" office:value="929.93061331299998" table:style-name="ce1">
            <text:p>929.9306133</text:p>
          </table:table-cell>
          <table:table-cell office:value-type="float" office:value="870.68362011900001" table:style-name="ce1">
            <text:p>870.6836201</text:p>
          </table:table-cell>
          <table:table-cell office:value-type="float" office:value="944.17810511499999" table:style-name="ce1">
            <text:p>944.1781051</text:p>
          </table:table-cell>
          <table:table-cell office:value-type="float" office:value="876.95723546700003" table:style-name="ce1">
            <text:p>876.9572355</text:p>
          </table:table-cell>
          <table:table-cell office:value-type="float" office:value="882.48915603499995" table:style-name="ce1">
            <text:p>882.489156</text:p>
          </table:table-cell>
          <table:table-cell office:value-type="float" office:value="902.35010351000005" table:style-name="ce1">
            <text:p>902.3501035</text:p>
          </table:table-cell>
          <table:table-cell office:value-type="float" office:value="862.83989281699996" table:style-name="ce1">
            <text:p>862.8398928</text:p>
          </table:table-cell>
          <table:table-cell office:value-type="float" office:value="867.96429094500002" table:style-name="ce1">
            <text:p>867.9642909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ro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1.0703930972" table:style-name="ce1">
            <text:p>11.0703931</text:p>
          </table:table-cell>
          <table:table-cell office:value-type="float" office:value="11.150232992399999" table:style-name="ce1">
            <text:p>11.15023299</text:p>
          </table:table-cell>
          <table:table-cell office:value-type="float" office:value="11.157572263400001" table:style-name="ce1">
            <text:p>11.15757226</text:p>
          </table:table-cell>
          <table:table-cell office:value-type="float" office:value="10.920481408600001" table:style-name="ce1">
            <text:p>10.92048141</text:p>
          </table:table-cell>
          <table:table-cell office:value-type="float" office:value="11.274253205699999" table:style-name="ce1">
            <text:p>11.27425321</text:p>
          </table:table-cell>
          <table:table-cell office:value-type="float" office:value="10.958585637300001" table:style-name="ce1">
            <text:p>10.95858564</text:p>
          </table:table-cell>
          <table:table-cell office:value-type="float" office:value="10.9653823026" table:style-name="ce1">
            <text:p>10.9653823</text:p>
          </table:table-cell>
          <table:table-cell office:value-type="float" office:value="10.2428225148" table:style-name="ce1">
            <text:p>10.24282251</text:p>
          </table:table-cell>
          <table:table-cell office:value-type="float" office:value="11.021707962700001" table:style-name="ce1">
            <text:p>11.02170796</text:p>
          </table:table-cell>
          <table:table-cell office:value-type="float" office:value="10.4233028817" table:style-name="ce1">
            <text:p>10.42330288</text:p>
          </table:table-cell>
          <table:table-cell office:value-type="float" office:value="10.8218394662" table:style-name="ce1">
            <text:p>10.82183947</text:p>
          </table:table-cell>
          <table:table-cell office:value-type="float" office:value="10.5800403418" table:style-name="ce1">
            <text:p>10.58004034</text:p>
          </table:table-cell>
          <table:table-cell office:value-type="float" office:value="10.284777264400001" table:style-name="ce1">
            <text:p>10.28477726</text:p>
          </table:table-cell>
          <table:table-cell office:value-type="float" office:value="10.2384613517" table:style-name="ce1">
            <text:p>10.23846135</text:p>
          </table:table-cell>
          <table:table-cell table:number-columns-repeated="1636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Zin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8.4534261652599998" table:style-name="ce1">
            <text:p>8.453426165</text:p>
          </table:table-cell>
          <table:table-cell office:value-type="float" office:value="8.5549557402699996" table:style-name="ce1">
            <text:p>8.55495574</text:p>
          </table:table-cell>
          <table:table-cell office:value-type="float" office:value="8.4193195438600004" table:style-name="ce1">
            <text:p>8.419319544</text:p>
          </table:table-cell>
          <table:table-cell office:value-type="float" office:value="8.2691268191800003" table:style-name="ce1">
            <text:p>8.269126819</text:p>
          </table:table-cell>
          <table:table-cell office:value-type="float" office:value="8.1854773993700007" table:style-name="ce1">
            <text:p>8.185477399</text:p>
          </table:table-cell>
          <table:table-cell office:value-type="float" office:value="8.68184624527" table:style-name="ce1">
            <text:p>8.681846245</text:p>
          </table:table-cell>
          <table:table-cell office:value-type="float" office:value="8.8034912883899992" table:style-name="ce1">
            <text:p>8.803491288</text:p>
          </table:table-cell>
          <table:table-cell office:value-type="float" office:value="7.9645474435199999" table:style-name="ce1">
            <text:p>7.964547444</text:p>
          </table:table-cell>
          <table:table-cell office:value-type="float" office:value="8.5605989836000003" table:style-name="ce1">
            <text:p>8.560598984</text:p>
          </table:table-cell>
          <table:table-cell office:value-type="float" office:value="7.9384767142100001" table:style-name="ce1">
            <text:p>7.938476714</text:p>
          </table:table-cell>
          <table:table-cell office:value-type="float" office:value="8.2109199154700008" table:style-name="ce1">
            <text:p>8.210919915</text:p>
          </table:table-cell>
          <table:table-cell office:value-type="float" office:value="8.2830390752900005" table:style-name="ce1">
            <text:p>8.283039075</text:p>
          </table:table-cell>
          <table:table-cell office:value-type="float" office:value="7.7226364072499996" table:style-name="ce1">
            <text:p>7.722636407</text:p>
          </table:table-cell>
          <table:table-cell office:value-type="float" office:value="7.9928049900099998" table:style-name="ce1">
            <text:p>7.99280499</text:p>
          </table:table-cell>
          <table:table-cell table:number-columns-repeated="1636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gnes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53.77556226999999" table:style-name="ce1">
            <text:p>253.7755623</text:p>
          </table:table-cell>
          <table:table-cell office:value-type="float" office:value="256.90820929500001" table:style-name="ce1">
            <text:p>256.9082093</text:p>
          </table:table-cell>
          <table:table-cell office:value-type="float" office:value="253.901423085" table:style-name="ce1">
            <text:p>253.9014231</text:p>
          </table:table-cell>
          <table:table-cell office:value-type="float" office:value="248.95475873000001" table:style-name="ce1">
            <text:p>248.9547587</text:p>
          </table:table-cell>
          <table:table-cell office:value-type="float" office:value="255.07717701999999" table:style-name="ce1">
            <text:p>255.077177</text:p>
          </table:table-cell>
          <table:table-cell office:value-type="float" office:value="266.71925323200003" table:style-name="ce1">
            <text:p>266.7192532</text:p>
          </table:table-cell>
          <table:table-cell office:value-type="float" office:value="264.21437965299998" table:style-name="ce1">
            <text:p>264.2143797</text:p>
          </table:table-cell>
          <table:table-cell office:value-type="float" office:value="251.611512796" table:style-name="ce1">
            <text:p>251.6115128</text:p>
          </table:table-cell>
          <table:table-cell office:value-type="float" office:value="263.79817763" table:style-name="ce1">
            <text:p>263.7981776</text:p>
          </table:table-cell>
          <table:table-cell office:value-type="float" office:value="250.30299499200001" table:style-name="ce1">
            <text:p>250.302995</text:p>
          </table:table-cell>
          <table:table-cell office:value-type="float" office:value="262.40319373300002" table:style-name="ce1">
            <text:p>262.4031937</text:p>
          </table:table-cell>
          <table:table-cell office:value-type="float" office:value="262.97495163799999" table:style-name="ce1">
            <text:p>262.9749516</text:p>
          </table:table-cell>
          <table:table-cell office:value-type="float" office:value="255.15165591100001" table:style-name="ce1">
            <text:p>255.1516559</text:p>
          </table:table-cell>
          <table:table-cell office:value-type="float" office:value="253.21042060400001" table:style-name="ce1">
            <text:p>253.2104206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hiam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4987303438599999" table:style-name="ce1">
            <text:p>1.498730344</text:p>
          </table:table-cell>
          <table:table-cell office:value-type="float" office:value="1.5257336336" table:style-name="ce1">
            <text:p>1.525733634</text:p>
          </table:table-cell>
          <table:table-cell office:value-type="float" office:value="1.54883980658" table:style-name="ce1">
            <text:p>1.548839807</text:p>
          </table:table-cell>
          <table:table-cell office:value-type="float" office:value="1.53373376511" table:style-name="ce1">
            <text:p>1.533733765</text:p>
          </table:table-cell>
          <table:table-cell office:value-type="float" office:value="1.5803613000700001" table:style-name="ce1">
            <text:p>1.5803613</text:p>
          </table:table-cell>
          <table:table-cell office:value-type="float" office:value="1.5521970038399999" table:style-name="ce1">
            <text:p>1.552197004</text:p>
          </table:table-cell>
          <table:table-cell office:value-type="float" office:value="1.50813576533" table:style-name="ce1">
            <text:p>1.508135765</text:p>
          </table:table-cell>
          <table:table-cell office:value-type="float" office:value="1.4510999018499999" table:style-name="ce1">
            <text:p>1.451099902</text:p>
          </table:table-cell>
          <table:table-cell office:value-type="float" office:value="1.52791034275" table:style-name="ce1">
            <text:p>1.527910343</text:p>
          </table:table-cell>
          <table:table-cell office:value-type="float" office:value="1.44352433831" table:style-name="ce1">
            <text:p>1.443524338</text:p>
          </table:table-cell>
          <table:table-cell office:value-type="float" office:value="1.47810567344" table:style-name="ce1">
            <text:p>1.478105673</text:p>
          </table:table-cell>
          <table:table-cell office:value-type="float" office:value="1.63213821406" table:style-name="ce1">
            <text:p>1.632138214</text:p>
          </table:table-cell>
          <table:table-cell office:value-type="float" office:value="1.52407038609" table:style-name="ce1">
            <text:p>1.524070386</text:p>
          </table:table-cell>
          <table:table-cell office:value-type="float" office:value="1.5525611822900001" table:style-name="ce1">
            <text:p>1.552561182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iboflav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8498219844799999" table:style-name="ce1">
            <text:p>1.849821984</text:p>
          </table:table-cell>
          <table:table-cell office:value-type="float" office:value="1.84290081347" table:style-name="ce1">
            <text:p>1.842900813</text:p>
          </table:table-cell>
          <table:table-cell office:value-type="float" office:value="1.8039862524400001" table:style-name="ce1">
            <text:p>1.803986252</text:p>
          </table:table-cell>
          <table:table-cell office:value-type="float" office:value="1.75635078271" table:style-name="ce1">
            <text:p>1.756350783</text:p>
          </table:table-cell>
          <table:table-cell office:value-type="float" office:value="1.7515098842300001" table:style-name="ce1">
            <text:p>1.751509884</text:p>
          </table:table-cell>
          <table:table-cell office:value-type="float" office:value="1.8133835255499999" table:style-name="ce1">
            <text:p>1.813383526</text:p>
          </table:table-cell>
          <table:table-cell office:value-type="float" office:value="1.80853059344" table:style-name="ce1">
            <text:p>1.808530593</text:p>
          </table:table-cell>
          <table:table-cell office:value-type="float" office:value="1.6340946136800001" table:style-name="ce1">
            <text:p>1.634094614</text:p>
          </table:table-cell>
          <table:table-cell office:value-type="float" office:value="1.83871671398" table:style-name="ce1">
            <text:p>1.838716714</text:p>
          </table:table-cell>
          <table:table-cell office:value-type="float" office:value="1.6652911726599999" table:style-name="ce1">
            <text:p>1.665291173</text:p>
          </table:table-cell>
          <table:table-cell office:value-type="float" office:value="1.77303125227" table:style-name="ce1">
            <text:p>1.773031252</text:p>
          </table:table-cell>
          <table:table-cell office:value-type="float" office:value="1.79013997009" table:style-name="ce1">
            <text:p>1.79013997</text:p>
          </table:table-cell>
          <table:table-cell office:value-type="float" office:value="1.6924188205599999" table:style-name="ce1">
            <text:p>1.692418821</text:p>
          </table:table-cell>
          <table:table-cell office:value-type="float" office:value="1.7552309451699999" table:style-name="ce1">
            <text:p>1.755230945</text:p>
          </table:table-cell>
          <table:table-cell table:number-columns-repeated="1636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Vitamin B6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.2140265815800002" table:style-name="ce1">
            <text:p>2.214026582</text:p>
          </table:table-cell>
          <table:table-cell office:value-type="float" office:value="2.2127979043099999" table:style-name="ce1">
            <text:p>2.212797904</text:p>
          </table:table-cell>
          <table:table-cell office:value-type="float" office:value="2.2272358847199998" table:style-name="ce1">
            <text:p>2.227235885</text:p>
          </table:table-cell>
          <table:table-cell office:value-type="float" office:value="2.1615451599400002" table:style-name="ce1">
            <text:p>2.16154516</text:p>
          </table:table-cell>
          <table:table-cell office:value-type="float" office:value="2.1683692164099999" table:style-name="ce1">
            <text:p>2.168369216</text:p>
          </table:table-cell>
          <table:table-cell office:value-type="float" office:value="2.1586657466800001" table:style-name="ce1">
            <text:p>2.158665747</text:p>
          </table:table-cell>
          <table:table-cell office:value-type="float" office:value="2.2828096424900002" table:style-name="ce1">
            <text:p>2.282809642</text:p>
          </table:table-cell>
          <table:table-cell office:value-type="float" office:value="2.1152432434300001" table:style-name="ce1">
            <text:p>2.115243243</text:p>
          </table:table-cell>
          <table:table-cell office:value-type="float" office:value="2.2430775245999999" table:style-name="ce1">
            <text:p>2.243077525</text:p>
          </table:table-cell>
          <table:table-cell office:value-type="float" office:value="2.10769473071" table:style-name="ce1">
            <text:p>2.107694731</text:p>
          </table:table-cell>
          <table:table-cell office:value-type="float" office:value="2.1321919525999999" table:style-name="ce1">
            <text:p>2.132191953</text:p>
          </table:table-cell>
          <table:table-cell office:value-type="float" office:value="1.89291202755" table:style-name="ce1">
            <text:p>1.892912028</text:p>
          </table:table-cell>
          <table:table-cell office:value-type="float" office:value="1.76283088422" table:style-name="ce1">
            <text:p>1.762830884</text:p>
          </table:table-cell>
          <table:table-cell office:value-type="float" office:value="1.801386744" table:style-name="ce1">
            <text:p>1.801386744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Vitamin 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63.415946317299998" table:style-name="ce1">
            <text:p>63.41594632</text:p>
          </table:table-cell>
          <table:table-cell office:value-type="float" office:value="65.434334317400001" table:style-name="ce1">
            <text:p>65.43433432</text:p>
          </table:table-cell>
          <table:table-cell office:value-type="float" office:value="65.766951357099998" table:style-name="ce1">
            <text:p>65.76695136</text:p>
          </table:table-cell>
          <table:table-cell office:value-type="float" office:value="60.533885102299998" table:style-name="ce1">
            <text:p>60.5338851</text:p>
          </table:table-cell>
          <table:table-cell office:value-type="float" office:value="64.758500645599995" table:style-name="ce1">
            <text:p>64.75850065</text:p>
          </table:table-cell>
          <table:table-cell office:value-type="float" office:value="70.777948853500007" table:style-name="ce1">
            <text:p>70.77794885</text:p>
          </table:table-cell>
          <table:table-cell office:value-type="float" office:value="70.431501170900006" table:style-name="ce1">
            <text:p>70.43150117</text:p>
          </table:table-cell>
          <table:table-cell office:value-type="float" office:value="61.568467114199997" table:style-name="ce1">
            <text:p>61.56846711</text:p>
          </table:table-cell>
          <table:table-cell office:value-type="float" office:value="67.347068342" table:style-name="ce1">
            <text:p>67.34706834</text:p>
          </table:table-cell>
          <table:table-cell office:value-type="float" office:value="63.813604633700002" table:style-name="ce1">
            <text:p>63.81360463</text:p>
          </table:table-cell>
          <table:table-cell office:value-type="float" office:value="67.959435701399997" table:style-name="ce1">
            <text:p>67.9594357</text:p>
          </table:table-cell>
          <table:table-cell office:value-type="float" office:value="74.570944359500004" table:style-name="ce1">
            <text:p>74.57094436</text:p>
          </table:table-cell>
          <table:table-cell office:value-type="float" office:value="71.580403427600004" table:style-name="ce1">
            <text:p>71.58040343</text:p>
          </table:table-cell>
          <table:table-cell office:value-type="float" office:value="70.903634173900002" table:style-name="ce1">
            <text:p>70.90363417</text:p>
          </table:table-cell>
          <table:table-cell table:number-columns-repeated="1636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Vitamin D</text:p>
          </table:table-cell>
          <table:table-cell table:style-name="ce1"/>
          <table:table-cell office:value-type="string" table:style-name="ce1">
            <text:p>μg</text:p>
          </table:table-cell>
          <table:table-cell office:value-type="float" office:value="3.32058306865" table:style-name="ce1">
            <text:p>3.320583069</text:p>
          </table:table-cell>
          <table:table-cell office:value-type="float" office:value="3.4333515406499999" table:style-name="ce1">
            <text:p>3.433351541</text:p>
          </table:table-cell>
          <table:table-cell office:value-type="float" office:value="2.9581862883499999" table:style-name="ce1">
            <text:p>2.958186288</text:p>
          </table:table-cell>
          <table:table-cell office:value-type="float" office:value="2.8515503178500001" table:style-name="ce1">
            <text:p>2.851550318</text:p>
          </table:table-cell>
          <table:table-cell office:value-type="float" office:value="2.8694625061900001" table:style-name="ce1">
            <text:p>2.869462506</text:p>
          </table:table-cell>
          <table:table-cell office:value-type="float" office:value="2.9575845622100001" table:style-name="ce1">
            <text:p>2.957584562</text:p>
          </table:table-cell>
          <table:table-cell office:value-type="float" office:value="2.9443230232299999" table:style-name="ce1">
            <text:p>2.944323023</text:p>
          </table:table-cell>
          <table:table-cell office:value-type="float" office:value="2.6550446268500001" table:style-name="ce1">
            <text:p>2.655044627</text:p>
          </table:table-cell>
          <table:table-cell office:value-type="float" office:value="2.9269477886100002" table:style-name="ce1">
            <text:p>2.926947789</text:p>
          </table:table-cell>
          <table:table-cell office:value-type="float" office:value="2.7023435595400001" table:style-name="ce1">
            <text:p>2.70234356</text:p>
          </table:table-cell>
          <table:table-cell office:value-type="float" office:value="2.80426061545" table:style-name="ce1">
            <text:p>2.804260615</text:p>
          </table:table-cell>
          <table:table-cell office:value-type="float" office:value="2.78414090399" table:style-name="ce1">
            <text:p>2.784140904</text:p>
          </table:table-cell>
          <table:table-cell office:value-type="float" office:value="2.8218307204399999" table:style-name="ce1">
            <text:p>2.82183072</text:p>
          </table:table-cell>
          <table:table-cell office:value-type="float" office:value="2.9167426978800002" table:style-name="ce1">
            <text:p>2.916742698</text:p>
          </table:table-cell>
          <table:table-cell table:number-columns-repeated="16366"/>
        </table:table-row>
        <table:table-row table:number-rows-repeated="1048564" table:style-name="ro1">
          <table:table-cell table:number-columns-repeated="16384"/>
        </table:table-row>
      </table:table>
      <table:table table:name="Eas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Description</text:p>
          </table:table-cell>
          <table:table-cell table:style-name="ce1"/>
          <table:table-cell office:value-type="string" table:style-name="ce1">
            <text:p>Units</text:p>
          </table:table-cell>
          <table:table-cell office:value-type="string" table:style-name="ce1">
            <text:p>2001-02</text:p>
          </table:table-cell>
          <table:table-cell office:value-type="string" table:style-name="ce1">
            <text:p>2002-03</text:p>
          </table:table-cell>
          <table:table-cell office:value-type="string" table:style-name="ce1">
            <text:p>2003-04</text:p>
          </table:table-cell>
          <table:table-cell office:value-type="string" table:style-name="ce1">
            <text:p>2004-05</text:p>
          </table:table-cell>
          <table:table-cell office:value-type="string" table:style-name="ce1">
            <text:p>2005-06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verage intake per person per day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nergy</text:p>
          </table:table-cell>
          <table:table-cell table:style-name="ce1"/>
          <table:table-cell office:value-type="string" table:style-name="ce1">
            <text:p>kcal</text:p>
          </table:table-cell>
          <table:table-cell office:value-type="float" office:value="2169.3959849900002" table:style-name="ce1">
            <text:p>2169.395985</text:p>
          </table:table-cell>
          <table:table-cell office:value-type="float" office:value="2072.9801119200001" table:style-name="ce1">
            <text:p>2072.980112</text:p>
          </table:table-cell>
          <table:table-cell office:value-type="float" office:value="2209.9304192999998" table:style-name="ce1">
            <text:p>2209.930419</text:p>
          </table:table-cell>
          <table:table-cell office:value-type="float" office:value="2100.7749994400001" table:style-name="ce1">
            <text:p>2100.774999</text:p>
          </table:table-cell>
          <table:table-cell office:value-type="float" office:value="2176.0064767899999" table:style-name="ce1">
            <text:p>2176.006477</text:p>
          </table:table-cell>
          <table:table-cell office:value-type="float" office:value="2081.2481752100002" table:style-name="ce1">
            <text:p>2081.248175</text:p>
          </table:table-cell>
          <table:table-cell office:value-type="float" office:value="2060.2409576099999" table:style-name="ce1">
            <text:p>2060.240958</text:p>
          </table:table-cell>
          <table:table-cell office:value-type="float" office:value="2056.7371589499999" table:style-name="ce1">
            <text:p>2056.737159</text:p>
          </table:table-cell>
          <table:table-cell office:value-type="float" office:value="2019.22361402" table:style-name="ce1">
            <text:p>2019.223614</text:p>
          </table:table-cell>
          <table:table-cell office:value-type="float" office:value="2181.4097016699998" table:style-name="ce1">
            <text:p>2181.409702</text:p>
          </table:table-cell>
          <table:table-cell office:value-type="float" office:value="2015.33727322" table:style-name="ce1">
            <text:p>2015.337273</text:p>
          </table:table-cell>
          <table:table-cell office:value-type="float" office:value="2054.0021390799998" table:style-name="ce1">
            <text:p>2054.002139</text:p>
          </table:table-cell>
          <table:table-cell office:value-type="float" office:value="2103.78568593" table:style-name="ce1">
            <text:p>2103.785686</text:p>
          </table:table-cell>
          <table:table-cell office:value-type="float" office:value="1914.9718150000001" table:style-name="ce1">
            <text:p>1914.971815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lc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971.87704175900001" table:style-name="ce1">
            <text:p>971.8770418</text:p>
          </table:table-cell>
          <table:table-cell office:value-type="float" office:value="919.41405074399995" table:style-name="ce1">
            <text:p>919.4140507</text:p>
          </table:table-cell>
          <table:table-cell office:value-type="float" office:value="992.08924869700002" table:style-name="ce1">
            <text:p>992.0892487</text:p>
          </table:table-cell>
          <table:table-cell office:value-type="float" office:value="930.13059692299998" table:style-name="ce1">
            <text:p>930.1305969</text:p>
          </table:table-cell>
          <table:table-cell office:value-type="float" office:value="991.85534203300006" table:style-name="ce1">
            <text:p>991.855342</text:p>
          </table:table-cell>
          <table:table-cell office:value-type="float" office:value="918.90747725400001" table:style-name="ce1">
            <text:p>918.9074773</text:p>
          </table:table-cell>
          <table:table-cell office:value-type="float" office:value="905.74270795699999" table:style-name="ce1">
            <text:p>905.742708</text:p>
          </table:table-cell>
          <table:table-cell office:value-type="float" office:value="923.22705806900001" table:style-name="ce1">
            <text:p>923.2270581</text:p>
          </table:table-cell>
          <table:table-cell office:value-type="float" office:value="909.77387172500005" table:style-name="ce1">
            <text:p>909.7738717</text:p>
          </table:table-cell>
          <table:table-cell office:value-type="float" office:value="957.77047379600003" table:style-name="ce1">
            <text:p>957.7704738</text:p>
          </table:table-cell>
          <table:table-cell office:value-type="float" office:value="880.07400789400003" table:style-name="ce1">
            <text:p>880.0740079</text:p>
          </table:table-cell>
          <table:table-cell office:value-type="float" office:value="899.39116442199997" table:style-name="ce1">
            <text:p>899.3911644</text:p>
          </table:table-cell>
          <table:table-cell office:value-type="float" office:value="910.62876294199998" table:style-name="ce1">
            <text:p>910.6287629</text:p>
          </table:table-cell>
          <table:table-cell office:value-type="float" office:value="852.05218851200004" table:style-name="ce1">
            <text:p>852.0521885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ro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1.4711836615" table:style-name="ce1">
            <text:p>11.47118366</text:p>
          </table:table-cell>
          <table:table-cell office:value-type="float" office:value="11.171426651299999" table:style-name="ce1">
            <text:p>11.17142665</text:p>
          </table:table-cell>
          <table:table-cell office:value-type="float" office:value="11.9485520232" table:style-name="ce1">
            <text:p>11.94855202</text:p>
          </table:table-cell>
          <table:table-cell office:value-type="float" office:value="11.533327588100001" table:style-name="ce1">
            <text:p>11.53332759</text:p>
          </table:table-cell>
          <table:table-cell office:value-type="float" office:value="12.190376714699999" table:style-name="ce1">
            <text:p>12.19037671</text:p>
          </table:table-cell>
          <table:table-cell office:value-type="float" office:value="11.1650843235" table:style-name="ce1">
            <text:p>11.16508432</text:p>
          </table:table-cell>
          <table:table-cell office:value-type="float" office:value="10.908923829300001" table:style-name="ce1">
            <text:p>10.90892383</text:p>
          </table:table-cell>
          <table:table-cell office:value-type="float" office:value="10.895692759799999" table:style-name="ce1">
            <text:p>10.89569276</text:p>
          </table:table-cell>
          <table:table-cell office:value-type="float" office:value="10.674956288400001" table:style-name="ce1">
            <text:p>10.67495629</text:p>
          </table:table-cell>
          <table:table-cell office:value-type="float" office:value="11.527443360199999" table:style-name="ce1">
            <text:p>11.52744336</text:p>
          </table:table-cell>
          <table:table-cell office:value-type="float" office:value="10.768740163" table:style-name="ce1">
            <text:p>10.76874016</text:p>
          </table:table-cell>
          <table:table-cell office:value-type="float" office:value="10.6555602485" table:style-name="ce1">
            <text:p>10.65556025</text:p>
          </table:table-cell>
          <table:table-cell office:value-type="float" office:value="11.197150543699999" table:style-name="ce1">
            <text:p>11.19715054</text:p>
          </table:table-cell>
          <table:table-cell office:value-type="float" office:value="10.026142440199999" table:style-name="ce1">
            <text:p>10.02614244</text:p>
          </table:table-cell>
          <table:table-cell table:number-columns-repeated="1636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Zin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8.7864616240799993" table:style-name="ce1">
            <text:p>8.786461624</text:p>
          </table:table-cell>
          <table:table-cell office:value-type="float" office:value="8.44198351995" table:style-name="ce1">
            <text:p>8.44198352</text:p>
          </table:table-cell>
          <table:table-cell office:value-type="float" office:value="8.8548917733499994" table:style-name="ce1">
            <text:p>8.854891773</text:p>
          </table:table-cell>
          <table:table-cell office:value-type="float" office:value="8.4734550738099994" table:style-name="ce1">
            <text:p>8.473455074</text:p>
          </table:table-cell>
          <table:table-cell office:value-type="float" office:value="9.1296423639699995" table:style-name="ce1">
            <text:p>9.129642364</text:p>
          </table:table-cell>
          <table:table-cell office:value-type="float" office:value="8.6556176433900003" table:style-name="ce1">
            <text:p>8.655617643</text:p>
          </table:table-cell>
          <table:table-cell office:value-type="float" office:value="8.4466757061000006" table:style-name="ce1">
            <text:p>8.446675706</text:p>
          </table:table-cell>
          <table:table-cell office:value-type="float" office:value="8.3661400764099998" table:style-name="ce1">
            <text:p>8.366140076</text:p>
          </table:table-cell>
          <table:table-cell office:value-type="float" office:value="8.2426158228799995" table:style-name="ce1">
            <text:p>8.242615823</text:p>
          </table:table-cell>
          <table:table-cell office:value-type="float" office:value="8.8924768709900004" table:style-name="ce1">
            <text:p>8.892476871</text:p>
          </table:table-cell>
          <table:table-cell office:value-type="float" office:value="8.1497803217199998" table:style-name="ce1">
            <text:p>8.149780322</text:p>
          </table:table-cell>
          <table:table-cell office:value-type="float" office:value="8.3645860438599993" table:style-name="ce1">
            <text:p>8.364586044</text:p>
          </table:table-cell>
          <table:table-cell office:value-type="float" office:value="8.4750567585100001" table:style-name="ce1">
            <text:p>8.475056759</text:p>
          </table:table-cell>
          <table:table-cell office:value-type="float" office:value="7.7183132498799996" table:style-name="ce1">
            <text:p>7.71831325</text:p>
          </table:table-cell>
          <table:table-cell table:number-columns-repeated="1636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gnes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68.88022859300003" table:style-name="ce1">
            <text:p>268.8802286</text:p>
          </table:table-cell>
          <table:table-cell office:value-type="float" office:value="259.55514616400001" table:style-name="ce1">
            <text:p>259.5551462</text:p>
          </table:table-cell>
          <table:table-cell office:value-type="float" office:value="267.90047871000002" table:style-name="ce1">
            <text:p>267.9004787</text:p>
          </table:table-cell>
          <table:table-cell office:value-type="float" office:value="267.11917679999999" table:style-name="ce1">
            <text:p>267.1191768</text:p>
          </table:table-cell>
          <table:table-cell office:value-type="float" office:value="286.12284213599997" table:style-name="ce1">
            <text:p>286.1228421</text:p>
          </table:table-cell>
          <table:table-cell office:value-type="float" office:value="269.785743443" table:style-name="ce1">
            <text:p>269.7857434</text:p>
          </table:table-cell>
          <table:table-cell office:value-type="float" office:value="266.79922750399999" table:style-name="ce1">
            <text:p>266.7992275</text:p>
          </table:table-cell>
          <table:table-cell office:value-type="float" office:value="263.614543013" table:style-name="ce1">
            <text:p>263.614543</text:p>
          </table:table-cell>
          <table:table-cell office:value-type="float" office:value="258.28859384200001" table:style-name="ce1">
            <text:p>258.2885938</text:p>
          </table:table-cell>
          <table:table-cell office:value-type="float" office:value="279.76337209500002" table:style-name="ce1">
            <text:p>279.7633721</text:p>
          </table:table-cell>
          <table:table-cell office:value-type="float" office:value="262.58648472300001" table:style-name="ce1">
            <text:p>262.5864847</text:p>
          </table:table-cell>
          <table:table-cell office:value-type="float" office:value="268.72081560499998" table:style-name="ce1">
            <text:p>268.7208156</text:p>
          </table:table-cell>
          <table:table-cell office:value-type="float" office:value="271.72296560400002" table:style-name="ce1">
            <text:p>271.7229656</text:p>
          </table:table-cell>
          <table:table-cell office:value-type="float" office:value="254.271693435" table:style-name="ce1">
            <text:p>254.2716934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hiam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5480924985" table:style-name="ce1">
            <text:p>1.548092499</text:p>
          </table:table-cell>
          <table:table-cell office:value-type="float" office:value="1.5016490068299999" table:style-name="ce1">
            <text:p>1.501649007</text:p>
          </table:table-cell>
          <table:table-cell office:value-type="float" office:value="1.6477255267699999" table:style-name="ce1">
            <text:p>1.647725527</text:p>
          </table:table-cell>
          <table:table-cell office:value-type="float" office:value="1.61410077682" table:style-name="ce1">
            <text:p>1.614100777</text:p>
          </table:table-cell>
          <table:table-cell office:value-type="float" office:value="1.70858785538" table:style-name="ce1">
            <text:p>1.708587855</text:p>
          </table:table-cell>
          <table:table-cell office:value-type="float" office:value="1.56335071037" table:style-name="ce1">
            <text:p>1.56335071</text:p>
          </table:table-cell>
          <table:table-cell office:value-type="float" office:value="1.4794140499399999" table:style-name="ce1">
            <text:p>1.47941405</text:p>
          </table:table-cell>
          <table:table-cell office:value-type="float" office:value="1.50533231046" table:style-name="ce1">
            <text:p>1.50533231</text:p>
          </table:table-cell>
          <table:table-cell office:value-type="float" office:value="1.4741137585399999" table:style-name="ce1">
            <text:p>1.474113759</text:p>
          </table:table-cell>
          <table:table-cell office:value-type="float" office:value="1.5560539017999999" table:style-name="ce1">
            <text:p>1.556053902</text:p>
          </table:table-cell>
          <table:table-cell office:value-type="float" office:value="1.4326206701699999" table:style-name="ce1">
            <text:p>1.43262067</text:p>
          </table:table-cell>
          <table:table-cell office:value-type="float" office:value="1.6596674783300001" table:style-name="ce1">
            <text:p>1.659667478</text:p>
          </table:table-cell>
          <table:table-cell office:value-type="float" office:value="1.6897919572" table:style-name="ce1">
            <text:p>1.689791957</text:p>
          </table:table-cell>
          <table:table-cell office:value-type="float" office:value="1.52710136501" table:style-name="ce1">
            <text:p>1.527101365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iboflav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9376662286799999" table:style-name="ce1">
            <text:p>1.937666229</text:p>
          </table:table-cell>
          <table:table-cell office:value-type="float" office:value="1.8308316295" table:style-name="ce1">
            <text:p>1.83083163</text:p>
          </table:table-cell>
          <table:table-cell office:value-type="float" office:value="1.97527491329" table:style-name="ce1">
            <text:p>1.975274913</text:p>
          </table:table-cell>
          <table:table-cell office:value-type="float" office:value="1.85117880218" table:style-name="ce1">
            <text:p>1.851178802</text:p>
          </table:table-cell>
          <table:table-cell office:value-type="float" office:value="1.94699288203" table:style-name="ce1">
            <text:p>1.946992882</text:p>
          </table:table-cell>
          <table:table-cell office:value-type="float" office:value="1.83339473051" table:style-name="ce1">
            <text:p>1.833394731</text:p>
          </table:table-cell>
          <table:table-cell office:value-type="float" office:value="1.78809841414" table:style-name="ce1">
            <text:p>1.788098414</text:p>
          </table:table-cell>
          <table:table-cell office:value-type="float" office:value="1.7969016093500001" table:style-name="ce1">
            <text:p>1.796901609</text:p>
          </table:table-cell>
          <table:table-cell office:value-type="float" office:value="1.7452282485899999" table:style-name="ce1">
            <text:p>1.745228249</text:p>
          </table:table-cell>
          <table:table-cell office:value-type="float" office:value="1.8981374305100001" table:style-name="ce1">
            <text:p>1.898137431</text:p>
          </table:table-cell>
          <table:table-cell office:value-type="float" office:value="1.79514450648" table:style-name="ce1">
            <text:p>1.795144506</text:p>
          </table:table-cell>
          <table:table-cell office:value-type="float" office:value="1.8369008923600001" table:style-name="ce1">
            <text:p>1.836900892</text:p>
          </table:table-cell>
          <table:table-cell office:value-type="float" office:value="1.85981337859" table:style-name="ce1">
            <text:p>1.859813379</text:p>
          </table:table-cell>
          <table:table-cell office:value-type="float" office:value="1.7077650118800001" table:style-name="ce1">
            <text:p>1.707765012</text:p>
          </table:table-cell>
          <table:table-cell table:number-columns-repeated="1636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Vitamin B6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.25180069994" table:style-name="ce1">
            <text:p>2.2518007</text:p>
          </table:table-cell>
          <table:table-cell office:value-type="float" office:value="2.1922840531799999" table:style-name="ce1">
            <text:p>2.192284053</text:p>
          </table:table-cell>
          <table:table-cell office:value-type="float" office:value="2.32089507843" table:style-name="ce1">
            <text:p>2.320895078</text:p>
          </table:table-cell>
          <table:table-cell office:value-type="float" office:value="2.2360512698399999" table:style-name="ce1">
            <text:p>2.23605127</text:p>
          </table:table-cell>
          <table:table-cell office:value-type="float" office:value="2.35905838577" table:style-name="ce1">
            <text:p>2.359058386</text:p>
          </table:table-cell>
          <table:table-cell office:value-type="float" office:value="2.14678672402" table:style-name="ce1">
            <text:p>2.146786724</text:p>
          </table:table-cell>
          <table:table-cell office:value-type="float" office:value="2.2041743432300001" table:style-name="ce1">
            <text:p>2.204174343</text:p>
          </table:table-cell>
          <table:table-cell office:value-type="float" office:value="2.1386710675899998" table:style-name="ce1">
            <text:p>2.138671068</text:p>
          </table:table-cell>
          <table:table-cell office:value-type="float" office:value="2.1224440987199999" table:style-name="ce1">
            <text:p>2.122444099</text:p>
          </table:table-cell>
          <table:table-cell office:value-type="float" office:value="2.27667058313" table:style-name="ce1">
            <text:p>2.276670583</text:p>
          </table:table-cell>
          <table:table-cell office:value-type="float" office:value="2.0951061528700001" table:style-name="ce1">
            <text:p>2.095106153</text:p>
          </table:table-cell>
          <table:table-cell office:value-type="float" office:value="1.9286767597300001" table:style-name="ce1">
            <text:p>1.92867676</text:p>
          </table:table-cell>
          <table:table-cell office:value-type="float" office:value="1.9281552852199999" table:style-name="ce1">
            <text:p>1.928155285</text:p>
          </table:table-cell>
          <table:table-cell office:value-type="float" office:value="1.7663038555899999" table:style-name="ce1">
            <text:p>1.766303856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Vitamin 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73.171140280800003" table:style-name="ce1">
            <text:p>73.17114028</text:p>
          </table:table-cell>
          <table:table-cell office:value-type="float" office:value="75.323150714600004" table:style-name="ce1">
            <text:p>75.32315071</text:p>
          </table:table-cell>
          <table:table-cell office:value-type="float" office:value="73.781601614899998" table:style-name="ce1">
            <text:p>73.78160161</text:p>
          </table:table-cell>
          <table:table-cell office:value-type="float" office:value="68.434754029199993" table:style-name="ce1">
            <text:p>68.43475403</text:p>
          </table:table-cell>
          <table:table-cell office:value-type="float" office:value="77.747014153799995" table:style-name="ce1">
            <text:p>77.74701415</text:p>
          </table:table-cell>
          <table:table-cell office:value-type="float" office:value="71.812017088800005" table:style-name="ce1">
            <text:p>71.81201709</text:p>
          </table:table-cell>
          <table:table-cell office:value-type="float" office:value="72.8265183046" table:style-name="ce1">
            <text:p>72.8265183</text:p>
          </table:table-cell>
          <table:table-cell office:value-type="float" office:value="69.397559887599996" table:style-name="ce1">
            <text:p>69.39755989</text:p>
          </table:table-cell>
          <table:table-cell office:value-type="float" office:value="70.9920112832" table:style-name="ce1">
            <text:p>70.99201128</text:p>
          </table:table-cell>
          <table:table-cell office:value-type="float" office:value="78.996803468500005" table:style-name="ce1">
            <text:p>78.99680347</text:p>
          </table:table-cell>
          <table:table-cell office:value-type="float" office:value="75.187680474900006" table:style-name="ce1">
            <text:p>75.18768047</text:p>
          </table:table-cell>
          <table:table-cell office:value-type="float" office:value="79.363861837200005" table:style-name="ce1">
            <text:p>79.36386184</text:p>
          </table:table-cell>
          <table:table-cell office:value-type="float" office:value="82.309826859500006" table:style-name="ce1">
            <text:p>82.30982686</text:p>
          </table:table-cell>
          <table:table-cell office:value-type="float" office:value="73.466017383299999" table:style-name="ce1">
            <text:p>73.46601738</text:p>
          </table:table-cell>
          <table:table-cell table:number-columns-repeated="1636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Vitamin D</text:p>
          </table:table-cell>
          <table:table-cell table:style-name="ce1"/>
          <table:table-cell office:value-type="string" table:style-name="ce1">
            <text:p>μg</text:p>
          </table:table-cell>
          <table:table-cell office:value-type="float" office:value="3.5696942061899999" table:style-name="ce1">
            <text:p>3.569694206</text:p>
          </table:table-cell>
          <table:table-cell office:value-type="float" office:value="3.3401780060699999" table:style-name="ce1">
            <text:p>3.340178006</text:p>
          </table:table-cell>
          <table:table-cell office:value-type="float" office:value="3.2193514418800002" table:style-name="ce1">
            <text:p>3.219351442</text:p>
          </table:table-cell>
          <table:table-cell office:value-type="float" office:value="2.96171937083" table:style-name="ce1">
            <text:p>2.961719371</text:p>
          </table:table-cell>
          <table:table-cell office:value-type="float" office:value="2.9844154501500002" table:style-name="ce1">
            <text:p>2.98441545</text:p>
          </table:table-cell>
          <table:table-cell office:value-type="float" office:value="2.9265360835999998" table:style-name="ce1">
            <text:p>2.926536084</text:p>
          </table:table-cell>
          <table:table-cell office:value-type="float" office:value="2.85890312683" table:style-name="ce1">
            <text:p>2.858903127</text:p>
          </table:table-cell>
          <table:table-cell office:value-type="float" office:value="2.78005825835" table:style-name="ce1">
            <text:p>2.780058258</text:p>
          </table:table-cell>
          <table:table-cell office:value-type="float" office:value="2.90497511954" table:style-name="ce1">
            <text:p>2.90497512</text:p>
          </table:table-cell>
          <table:table-cell office:value-type="float" office:value="3.0828567591099998" table:style-name="ce1">
            <text:p>3.082856759</text:p>
          </table:table-cell>
          <table:table-cell office:value-type="float" office:value="2.9507736628500001" table:style-name="ce1">
            <text:p>2.950773663</text:p>
          </table:table-cell>
          <table:table-cell office:value-type="float" office:value="2.8921590715700001" table:style-name="ce1">
            <text:p>2.892159072</text:p>
          </table:table-cell>
          <table:table-cell office:value-type="float" office:value="3.24576563877" table:style-name="ce1">
            <text:p>3.245765639</text:p>
          </table:table-cell>
          <table:table-cell office:value-type="float" office:value="2.8320405971099998" table:style-name="ce1">
            <text:p>2.832040597</text:p>
          </table:table-cell>
          <table:table-cell table:number-columns-repeated="16366"/>
        </table:table-row>
        <table:table-row table:number-rows-repeated="1048564" table:style-name="ro1">
          <table:table-cell table:number-columns-repeated="16384"/>
        </table:table-row>
      </table:table>
      <table:table table:name="Lond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Description</text:p>
          </table:table-cell>
          <table:table-cell table:style-name="ce1"/>
          <table:table-cell office:value-type="string" table:style-name="ce1">
            <text:p>Units</text:p>
          </table:table-cell>
          <table:table-cell office:value-type="string" table:style-name="ce1">
            <text:p>2001-02</text:p>
          </table:table-cell>
          <table:table-cell office:value-type="string" table:style-name="ce1">
            <text:p>2002-03</text:p>
          </table:table-cell>
          <table:table-cell office:value-type="string" table:style-name="ce1">
            <text:p>2003-04</text:p>
          </table:table-cell>
          <table:table-cell office:value-type="string" table:style-name="ce1">
            <text:p>2004-05</text:p>
          </table:table-cell>
          <table:table-cell office:value-type="string" table:style-name="ce1">
            <text:p>2005-06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verage intake per person per day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nergy</text:p>
          </table:table-cell>
          <table:table-cell table:style-name="ce1"/>
          <table:table-cell office:value-type="string" table:style-name="ce1">
            <text:p>kcal</text:p>
          </table:table-cell>
          <table:table-cell office:value-type="float" office:value="1970.00330519" table:style-name="ce1">
            <text:p>1970.003305</text:p>
          </table:table-cell>
          <table:table-cell office:value-type="float" office:value="1966.7614763199999" table:style-name="ce1">
            <text:p>1966.761476</text:p>
          </table:table-cell>
          <table:table-cell office:value-type="float" office:value="1874.8996510500001" table:style-name="ce1">
            <text:p>1874.899651</text:p>
          </table:table-cell>
          <table:table-cell office:value-type="float" office:value="1811.3438123000001" table:style-name="ce1">
            <text:p>1811.343812</text:p>
          </table:table-cell>
          <table:table-cell office:value-type="float" office:value="1932.61673967" table:style-name="ce1">
            <text:p>1932.61674</text:p>
          </table:table-cell>
          <table:table-cell office:value-type="float" office:value="2007.76972733" table:style-name="ce1">
            <text:p>2007.769727</text:p>
          </table:table-cell>
          <table:table-cell office:value-type="float" office:value="1864.6951845200001" table:style-name="ce1">
            <text:p>1864.695185</text:p>
          </table:table-cell>
          <table:table-cell office:value-type="float" office:value="1929.6185158400001" table:style-name="ce1">
            <text:p>1929.618516</text:p>
          </table:table-cell>
          <table:table-cell office:value-type="float" office:value="1876.6231459400001" table:style-name="ce1">
            <text:p>1876.623146</text:p>
          </table:table-cell>
          <table:table-cell office:value-type="float" office:value="1824.944857" table:style-name="ce1">
            <text:p>1824.944857</text:p>
          </table:table-cell>
          <table:table-cell office:value-type="float" office:value="1914.0287900000001" table:style-name="ce1">
            <text:p>1914.02879</text:p>
          </table:table-cell>
          <table:table-cell office:value-type="float" office:value="1888.2395312000001" table:style-name="ce1">
            <text:p>1888.239531</text:p>
          </table:table-cell>
          <table:table-cell office:value-type="float" office:value="1893.61057637" table:style-name="ce1">
            <text:p>1893.610576</text:p>
          </table:table-cell>
          <table:table-cell office:value-type="float" office:value="1792.3690379300001" table:style-name="ce1">
            <text:p>1792.369038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lc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839.43382590399995" table:style-name="ce1">
            <text:p>839.4338259</text:p>
          </table:table-cell>
          <table:table-cell office:value-type="float" office:value="818.89361861999998" table:style-name="ce1">
            <text:p>818.8936186</text:p>
          </table:table-cell>
          <table:table-cell office:value-type="float" office:value="797.16296976199999" table:style-name="ce1">
            <text:p>797.1629698</text:p>
          </table:table-cell>
          <table:table-cell office:value-type="float" office:value="757.218573988" table:style-name="ce1">
            <text:p>757.218574</text:p>
          </table:table-cell>
          <table:table-cell office:value-type="float" office:value="791.21824663300004" table:style-name="ce1">
            <text:p>791.2182466</text:p>
          </table:table-cell>
          <table:table-cell office:value-type="float" office:value="832.28110004099995" table:style-name="ce1">
            <text:p>832.2811</text:p>
          </table:table-cell>
          <table:table-cell office:value-type="float" office:value="775.070228198" table:style-name="ce1">
            <text:p>775.0702282</text:p>
          </table:table-cell>
          <table:table-cell office:value-type="float" office:value="780.358756438" table:style-name="ce1">
            <text:p>780.3587564</text:p>
          </table:table-cell>
          <table:table-cell office:value-type="float" office:value="755.40976597199995" table:style-name="ce1">
            <text:p>755.409766</text:p>
          </table:table-cell>
          <table:table-cell office:value-type="float" office:value="764.72825168199995" table:style-name="ce1">
            <text:p>764.7282517</text:p>
          </table:table-cell>
          <table:table-cell office:value-type="float" office:value="794.27955862600004" table:style-name="ce1">
            <text:p>794.2795586</text:p>
          </table:table-cell>
          <table:table-cell office:value-type="float" office:value="746.30868125999996" table:style-name="ce1">
            <text:p>746.3086813</text:p>
          </table:table-cell>
          <table:table-cell office:value-type="float" office:value="794.80968475999998" table:style-name="ce1">
            <text:p>794.8096848</text:p>
          </table:table-cell>
          <table:table-cell office:value-type="float" office:value="722.57134881299999" table:style-name="ce1">
            <text:p>722.5713488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ro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0.3445258065" table:style-name="ce1">
            <text:p>10.34452581</text:p>
          </table:table-cell>
          <table:table-cell office:value-type="float" office:value="10.262578506500001" table:style-name="ce1">
            <text:p>10.26257851</text:p>
          </table:table-cell>
          <table:table-cell office:value-type="float" office:value="10.1880472884" table:style-name="ce1">
            <text:p>10.18804729</text:p>
          </table:table-cell>
          <table:table-cell office:value-type="float" office:value="10.006953487400001" table:style-name="ce1">
            <text:p>10.00695349</text:p>
          </table:table-cell>
          <table:table-cell office:value-type="float" office:value="10.5459347848" table:style-name="ce1">
            <text:p>10.54593478</text:p>
          </table:table-cell>
          <table:table-cell office:value-type="float" office:value="10.4638190523" table:style-name="ce1">
            <text:p>10.46381905</text:p>
          </table:table-cell>
          <table:table-cell office:value-type="float" office:value="9.5613101169599997" table:style-name="ce1">
            <text:p>9.561310117</text:p>
          </table:table-cell>
          <table:table-cell office:value-type="float" office:value="9.9945746660800001" table:style-name="ce1">
            <text:p>9.994574666</text:p>
          </table:table-cell>
          <table:table-cell office:value-type="float" office:value="9.5312447902000006" table:style-name="ce1">
            <text:p>9.53124479</text:p>
          </table:table-cell>
          <table:table-cell office:value-type="float" office:value="9.6332054281099992" table:style-name="ce1">
            <text:p>9.633205428</text:p>
          </table:table-cell>
          <table:table-cell office:value-type="float" office:value="10.082563049899999" table:style-name="ce1">
            <text:p>10.08256305</text:p>
          </table:table-cell>
          <table:table-cell office:value-type="float" office:value="9.3591379770500005" table:style-name="ce1">
            <text:p>9.359137977</text:p>
          </table:table-cell>
          <table:table-cell office:value-type="float" office:value="9.7641342507999997" table:style-name="ce1">
            <text:p>9.764134251</text:p>
          </table:table-cell>
          <table:table-cell office:value-type="float" office:value="9.3826285145400004" table:style-name="ce1">
            <text:p>9.382628515</text:p>
          </table:table-cell>
          <table:table-cell table:number-columns-repeated="1636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Zin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7.9958085102299998" table:style-name="ce1">
            <text:p>7.99580851</text:p>
          </table:table-cell>
          <table:table-cell office:value-type="float" office:value="8.0571291052199996" table:style-name="ce1">
            <text:p>8.057129105</text:p>
          </table:table-cell>
          <table:table-cell office:value-type="float" office:value="7.5094059623699998" table:style-name="ce1">
            <text:p>7.509405962</text:p>
          </table:table-cell>
          <table:table-cell office:value-type="float" office:value="7.5044699111700002" table:style-name="ce1">
            <text:p>7.504469911</text:p>
          </table:table-cell>
          <table:table-cell office:value-type="float" office:value="8.0908757448900008" table:style-name="ce1">
            <text:p>8.090875745</text:p>
          </table:table-cell>
          <table:table-cell office:value-type="float" office:value="8.2798445851199993" table:style-name="ce1">
            <text:p>8.279844585</text:p>
          </table:table-cell>
          <table:table-cell office:value-type="float" office:value="7.6459855905599996" table:style-name="ce1">
            <text:p>7.645985591</text:p>
          </table:table-cell>
          <table:table-cell office:value-type="float" office:value="7.8206943246299998" table:style-name="ce1">
            <text:p>7.820694325</text:p>
          </table:table-cell>
          <table:table-cell office:value-type="float" office:value="7.4142055715000001" table:style-name="ce1">
            <text:p>7.414205572</text:p>
          </table:table-cell>
          <table:table-cell office:value-type="float" office:value="7.6172967330499999" table:style-name="ce1">
            <text:p>7.617296733</text:p>
          </table:table-cell>
          <table:table-cell office:value-type="float" office:value="7.7060079291300001" table:style-name="ce1">
            <text:p>7.706007929</text:p>
          </table:table-cell>
          <table:table-cell office:value-type="float" office:value="7.4847901216399997" table:style-name="ce1">
            <text:p>7.484790122</text:p>
          </table:table-cell>
          <table:table-cell office:value-type="float" office:value="7.5992261719999998" table:style-name="ce1">
            <text:p>7.599226172</text:p>
          </table:table-cell>
          <table:table-cell office:value-type="float" office:value="7.28473044419" table:style-name="ce1">
            <text:p>7.284730444</text:p>
          </table:table-cell>
          <table:table-cell table:number-columns-repeated="1636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gnes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43.387763987" table:style-name="ce1">
            <text:p>243.387764</text:p>
          </table:table-cell>
          <table:table-cell office:value-type="float" office:value="242.272081458" table:style-name="ce1">
            <text:p>242.2720815</text:p>
          </table:table-cell>
          <table:table-cell office:value-type="float" office:value="230.05612972599999" table:style-name="ce1">
            <text:p>230.0561297</text:p>
          </table:table-cell>
          <table:table-cell office:value-type="float" office:value="231.855054166" table:style-name="ce1">
            <text:p>231.8550542</text:p>
          </table:table-cell>
          <table:table-cell office:value-type="float" office:value="244.76562639900001" table:style-name="ce1">
            <text:p>244.7656264</text:p>
          </table:table-cell>
          <table:table-cell office:value-type="float" office:value="256.15448793100001" table:style-name="ce1">
            <text:p>256.1544879</text:p>
          </table:table-cell>
          <table:table-cell office:value-type="float" office:value="240.21784804399999" table:style-name="ce1">
            <text:p>240.217848</text:p>
          </table:table-cell>
          <table:table-cell office:value-type="float" office:value="247.174175811" table:style-name="ce1">
            <text:p>247.1741758</text:p>
          </table:table-cell>
          <table:table-cell office:value-type="float" office:value="240.21187495699999" table:style-name="ce1">
            <text:p>240.211875</text:p>
          </table:table-cell>
          <table:table-cell office:value-type="float" office:value="238.78874311000001" table:style-name="ce1">
            <text:p>238.7887431</text:p>
          </table:table-cell>
          <table:table-cell office:value-type="float" office:value="248.260161431" table:style-name="ce1">
            <text:p>248.2601614</text:p>
          </table:table-cell>
          <table:table-cell office:value-type="float" office:value="239.66354341900001" table:style-name="ce1">
            <text:p>239.6635434</text:p>
          </table:table-cell>
          <table:table-cell office:value-type="float" office:value="246.16877854699999" table:style-name="ce1">
            <text:p>246.1687785</text:p>
          </table:table-cell>
          <table:table-cell office:value-type="float" office:value="243.41794178800001" table:style-name="ce1">
            <text:p>243.4179418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hiam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40412265144" table:style-name="ce1">
            <text:p>1.404122651</text:p>
          </table:table-cell>
          <table:table-cell office:value-type="float" office:value="1.37986016293" table:style-name="ce1">
            <text:p>1.379860163</text:p>
          </table:table-cell>
          <table:table-cell office:value-type="float" office:value="1.3907405318299999" table:style-name="ce1">
            <text:p>1.390740532</text:p>
          </table:table-cell>
          <table:table-cell office:value-type="float" office:value="1.3622010841000001" table:style-name="ce1">
            <text:p>1.362201084</text:p>
          </table:table-cell>
          <table:table-cell office:value-type="float" office:value="1.4497785862799999" table:style-name="ce1">
            <text:p>1.449778586</text:p>
          </table:table-cell>
          <table:table-cell office:value-type="float" office:value="1.4645382521899999" table:style-name="ce1">
            <text:p>1.464538252</text:p>
          </table:table-cell>
          <table:table-cell office:value-type="float" office:value="1.3302786881199999" table:style-name="ce1">
            <text:p>1.330278688</text:p>
          </table:table-cell>
          <table:table-cell office:value-type="float" office:value="1.33727678757" table:style-name="ce1">
            <text:p>1.337276788</text:p>
          </table:table-cell>
          <table:table-cell office:value-type="float" office:value="1.3300242656300001" table:style-name="ce1">
            <text:p>1.330024266</text:p>
          </table:table-cell>
          <table:table-cell office:value-type="float" office:value="1.3067938861799999" table:style-name="ce1">
            <text:p>1.306793886</text:p>
          </table:table-cell>
          <table:table-cell office:value-type="float" office:value="1.37059761359" table:style-name="ce1">
            <text:p>1.370597614</text:p>
          </table:table-cell>
          <table:table-cell office:value-type="float" office:value="1.4821849554099999" table:style-name="ce1">
            <text:p>1.482184955</text:p>
          </table:table-cell>
          <table:table-cell office:value-type="float" office:value="1.48705960454" table:style-name="ce1">
            <text:p>1.487059605</text:p>
          </table:table-cell>
          <table:table-cell office:value-type="float" office:value="1.44866683404" table:style-name="ce1">
            <text:p>1.448666834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iboflav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70873927937" table:style-name="ce1">
            <text:p>1.708739279</text:p>
          </table:table-cell>
          <table:table-cell office:value-type="float" office:value="1.61793791025" table:style-name="ce1">
            <text:p>1.61793791</text:p>
          </table:table-cell>
          <table:table-cell office:value-type="float" office:value="1.6382153588099999" table:style-name="ce1">
            <text:p>1.638215359</text:p>
          </table:table-cell>
          <table:table-cell office:value-type="float" office:value="1.57862227351" table:style-name="ce1">
            <text:p>1.578622274</text:p>
          </table:table-cell>
          <table:table-cell office:value-type="float" office:value="1.61546190957" table:style-name="ce1">
            <text:p>1.61546191</text:p>
          </table:table-cell>
          <table:table-cell office:value-type="float" office:value="1.6578471322499999" table:style-name="ce1">
            <text:p>1.657847132</text:p>
          </table:table-cell>
          <table:table-cell office:value-type="float" office:value="1.55961857283" table:style-name="ce1">
            <text:p>1.559618573</text:p>
          </table:table-cell>
          <table:table-cell office:value-type="float" office:value="1.5741245411" table:style-name="ce1">
            <text:p>1.574124541</text:p>
          </table:table-cell>
          <table:table-cell office:value-type="float" office:value="1.5266714967099999" table:style-name="ce1">
            <text:p>1.526671497</text:p>
          </table:table-cell>
          <table:table-cell office:value-type="float" office:value="1.53414737103" table:style-name="ce1">
            <text:p>1.534147371</text:p>
          </table:table-cell>
          <table:table-cell office:value-type="float" office:value="1.6131731891800001" table:style-name="ce1">
            <text:p>1.613173189</text:p>
          </table:table-cell>
          <table:table-cell office:value-type="float" office:value="1.5180509867200001" table:style-name="ce1">
            <text:p>1.518050987</text:p>
          </table:table-cell>
          <table:table-cell office:value-type="float" office:value="1.639560956" table:style-name="ce1">
            <text:p>1.639560956</text:p>
          </table:table-cell>
          <table:table-cell office:value-type="float" office:value="1.51923128134" table:style-name="ce1">
            <text:p>1.519231281</text:p>
          </table:table-cell>
          <table:table-cell table:number-columns-repeated="1636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Vitamin B6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.0299414012999999" table:style-name="ce1">
            <text:p>2.029941401</text:p>
          </table:table-cell>
          <table:table-cell office:value-type="float" office:value="1.9820954938799999" table:style-name="ce1">
            <text:p>1.982095494</text:p>
          </table:table-cell>
          <table:table-cell office:value-type="float" office:value="1.94253182949" table:style-name="ce1">
            <text:p>1.942531829</text:p>
          </table:table-cell>
          <table:table-cell office:value-type="float" office:value="1.9157736167799999" table:style-name="ce1">
            <text:p>1.915773617</text:p>
          </table:table-cell>
          <table:table-cell office:value-type="float" office:value="2.0364259871999999" table:style-name="ce1">
            <text:p>2.036425987</text:p>
          </table:table-cell>
          <table:table-cell office:value-type="float" office:value="1.9655377598299999" table:style-name="ce1">
            <text:p>1.96553776</text:p>
          </table:table-cell>
          <table:table-cell office:value-type="float" office:value="1.87739976411" table:style-name="ce1">
            <text:p>1.877399764</text:p>
          </table:table-cell>
          <table:table-cell office:value-type="float" office:value="1.94305114717" table:style-name="ce1">
            <text:p>1.943051147</text:p>
          </table:table-cell>
          <table:table-cell office:value-type="float" office:value="1.8435602412800001" table:style-name="ce1">
            <text:p>1.843560241</text:p>
          </table:table-cell>
          <table:table-cell office:value-type="float" office:value="1.8406906779900001" table:style-name="ce1">
            <text:p>1.840690678</text:p>
          </table:table-cell>
          <table:table-cell office:value-type="float" office:value="1.86103458652" table:style-name="ce1">
            <text:p>1.861034587</text:p>
          </table:table-cell>
          <table:table-cell office:value-type="float" office:value="1.6251763026299999" table:style-name="ce1">
            <text:p>1.625176303</text:p>
          </table:table-cell>
          <table:table-cell office:value-type="float" office:value="1.64238319421" table:style-name="ce1">
            <text:p>1.642383194</text:p>
          </table:table-cell>
          <table:table-cell office:value-type="float" office:value="1.61336119779" table:style-name="ce1">
            <text:p>1.613361198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Vitamin 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73.599625205999999" table:style-name="ce1">
            <text:p>73.59962521</text:p>
          </table:table-cell>
          <table:table-cell office:value-type="float" office:value="71.306747457900002" table:style-name="ce1">
            <text:p>71.30674746</text:p>
          </table:table-cell>
          <table:table-cell office:value-type="float" office:value="66.899852458500007" table:style-name="ce1">
            <text:p>66.89985246</text:p>
          </table:table-cell>
          <table:table-cell office:value-type="float" office:value="64.028146743099995" table:style-name="ce1">
            <text:p>64.02814674</text:p>
          </table:table-cell>
          <table:table-cell office:value-type="float" office:value="73.150284762799998" table:style-name="ce1">
            <text:p>73.15028476</text:p>
          </table:table-cell>
          <table:table-cell office:value-type="float" office:value="77.202965758199994" table:style-name="ce1">
            <text:p>77.20296576</text:p>
          </table:table-cell>
          <table:table-cell office:value-type="float" office:value="73.928426528499998" table:style-name="ce1">
            <text:p>73.92842653</text:p>
          </table:table-cell>
          <table:table-cell office:value-type="float" office:value="69.273289689199999" table:style-name="ce1">
            <text:p>69.27328969</text:p>
          </table:table-cell>
          <table:table-cell office:value-type="float" office:value="72.604430543299998" table:style-name="ce1">
            <text:p>72.60443054</text:p>
          </table:table-cell>
          <table:table-cell office:value-type="float" office:value="72.986801778300006" table:style-name="ce1">
            <text:p>72.98680178</text:p>
          </table:table-cell>
          <table:table-cell office:value-type="float" office:value="71.960356175399994" table:style-name="ce1">
            <text:p>71.96035618</text:p>
          </table:table-cell>
          <table:table-cell office:value-type="float" office:value="69.946572099600004" table:style-name="ce1">
            <text:p>69.9465721</text:p>
          </table:table-cell>
          <table:table-cell office:value-type="float" office:value="77.2004809309" table:style-name="ce1">
            <text:p>77.20048093</text:p>
          </table:table-cell>
          <table:table-cell office:value-type="float" office:value="75.062319576500002" table:style-name="ce1">
            <text:p>75.06231958</text:p>
          </table:table-cell>
          <table:table-cell table:number-columns-repeated="1636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Vitamin D</text:p>
          </table:table-cell>
          <table:table-cell table:style-name="ce1"/>
          <table:table-cell office:value-type="string" table:style-name="ce1">
            <text:p>μg</text:p>
          </table:table-cell>
          <table:table-cell office:value-type="float" office:value="3.0613691477499998" table:style-name="ce1">
            <text:p>3.061369148</text:p>
          </table:table-cell>
          <table:table-cell office:value-type="float" office:value="2.9792814504999998" table:style-name="ce1">
            <text:p>2.979281451</text:p>
          </table:table-cell>
          <table:table-cell office:value-type="float" office:value="2.5156966015300002" table:style-name="ce1">
            <text:p>2.515696602</text:p>
          </table:table-cell>
          <table:table-cell office:value-type="float" office:value="2.5216659105099999" table:style-name="ce1">
            <text:p>2.521665911</text:p>
          </table:table-cell>
          <table:table-cell office:value-type="float" office:value="2.54495471227" table:style-name="ce1">
            <text:p>2.544954712</text:p>
          </table:table-cell>
          <table:table-cell office:value-type="float" office:value="2.6586036206500001" table:style-name="ce1">
            <text:p>2.658603621</text:p>
          </table:table-cell>
          <table:table-cell office:value-type="float" office:value="2.4957055657899998" table:style-name="ce1">
            <text:p>2.495705566</text:p>
          </table:table-cell>
          <table:table-cell office:value-type="float" office:value="2.4072192061700002" table:style-name="ce1">
            <text:p>2.407219206</text:p>
          </table:table-cell>
          <table:table-cell office:value-type="float" office:value="2.3745857665000001" table:style-name="ce1">
            <text:p>2.374585767</text:p>
          </table:table-cell>
          <table:table-cell office:value-type="float" office:value="2.46066995784" table:style-name="ce1">
            <text:p>2.460669958</text:p>
          </table:table-cell>
          <table:table-cell office:value-type="float" office:value="2.4311681892000001" table:style-name="ce1">
            <text:p>2.431168189</text:p>
          </table:table-cell>
          <table:table-cell office:value-type="float" office:value="2.4437842716799998" table:style-name="ce1">
            <text:p>2.443784272</text:p>
          </table:table-cell>
          <table:table-cell office:value-type="float" office:value="2.8194327434000002" table:style-name="ce1">
            <text:p>2.819432743</text:p>
          </table:table-cell>
          <table:table-cell office:value-type="float" office:value="2.4538937485000001" table:style-name="ce1">
            <text:p>2.453893749</text:p>
          </table:table-cell>
          <table:table-cell table:number-columns-repeated="16366"/>
        </table:table-row>
        <table:table-row table:number-rows-repeated="1048564" table:style-name="ro1">
          <table:table-cell table:number-columns-repeated="16384"/>
        </table:table-row>
      </table:table>
      <table:table table:name="South_Eas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Description</text:p>
          </table:table-cell>
          <table:table-cell table:style-name="ce1"/>
          <table:table-cell office:value-type="string" table:style-name="ce1">
            <text:p>Units</text:p>
          </table:table-cell>
          <table:table-cell office:value-type="string" table:style-name="ce1">
            <text:p>2001-02</text:p>
          </table:table-cell>
          <table:table-cell office:value-type="string" table:style-name="ce1">
            <text:p>2002-03</text:p>
          </table:table-cell>
          <table:table-cell office:value-type="string" table:style-name="ce1">
            <text:p>2003-04</text:p>
          </table:table-cell>
          <table:table-cell office:value-type="string" table:style-name="ce1">
            <text:p>2004-05</text:p>
          </table:table-cell>
          <table:table-cell office:value-type="string" table:style-name="ce1">
            <text:p>2005-06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verage intake per person per day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nergy</text:p>
          </table:table-cell>
          <table:table-cell table:style-name="ce1"/>
          <table:table-cell office:value-type="string" table:style-name="ce1">
            <text:p>kcal</text:p>
          </table:table-cell>
          <table:table-cell office:value-type="float" office:value="2072.07936264" table:style-name="ce1">
            <text:p>2072.079363</text:p>
          </table:table-cell>
          <table:table-cell office:value-type="float" office:value="2117.3659920800001" table:style-name="ce1">
            <text:p>2117.365992</text:p>
          </table:table-cell>
          <table:table-cell office:value-type="float" office:value="2023.8330659400001" table:style-name="ce1">
            <text:p>2023.833066</text:p>
          </table:table-cell>
          <table:table-cell office:value-type="float" office:value="2124.4839926599998" table:style-name="ce1">
            <text:p>2124.483993</text:p>
          </table:table-cell>
          <table:table-cell office:value-type="float" office:value="2109.5273013299998" table:style-name="ce1">
            <text:p>2109.527301</text:p>
          </table:table-cell>
          <table:table-cell office:value-type="float" office:value="2086.9314149800002" table:style-name="ce1">
            <text:p>2086.931415</text:p>
          </table:table-cell>
          <table:table-cell office:value-type="float" office:value="2123.0019962199999" table:style-name="ce1">
            <text:p>2123.001996</text:p>
          </table:table-cell>
          <table:table-cell office:value-type="float" office:value="2041.85533192" table:style-name="ce1">
            <text:p>2041.855332</text:p>
          </table:table-cell>
          <table:table-cell office:value-type="float" office:value="2048.25500569" table:style-name="ce1">
            <text:p>2048.255006</text:p>
          </table:table-cell>
          <table:table-cell office:value-type="float" office:value="2020.6700466699999" table:style-name="ce1">
            <text:p>2020.670047</text:p>
          </table:table-cell>
          <table:table-cell office:value-type="float" office:value="2003.5791107099999" table:style-name="ce1">
            <text:p>2003.579111</text:p>
          </table:table-cell>
          <table:table-cell office:value-type="float" office:value="1941.4699201200001" table:style-name="ce1">
            <text:p>1941.46992</text:p>
          </table:table-cell>
          <table:table-cell office:value-type="float" office:value="1971.5252639400001" table:style-name="ce1">
            <text:p>1971.525264</text:p>
          </table:table-cell>
          <table:table-cell office:value-type="float" office:value="1924.4028189200001" table:style-name="ce1">
            <text:p>1924.402819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lc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921.29892758000005" table:style-name="ce1">
            <text:p>921.2989276</text:p>
          </table:table-cell>
          <table:table-cell office:value-type="float" office:value="938.65567178799995" table:style-name="ce1">
            <text:p>938.6556718</text:p>
          </table:table-cell>
          <table:table-cell office:value-type="float" office:value="924.523133895" table:style-name="ce1">
            <text:p>924.5231339</text:p>
          </table:table-cell>
          <table:table-cell office:value-type="float" office:value="942.67714711400004" table:style-name="ce1">
            <text:p>942.6771471</text:p>
          </table:table-cell>
          <table:table-cell office:value-type="float" office:value="916.43152149699995" table:style-name="ce1">
            <text:p>916.4315215</text:p>
          </table:table-cell>
          <table:table-cell office:value-type="float" office:value="926.51877229299998" table:style-name="ce1">
            <text:p>926.5187723</text:p>
          </table:table-cell>
          <table:table-cell office:value-type="float" office:value="937.17793855299999" table:style-name="ce1">
            <text:p>937.1779386</text:p>
          </table:table-cell>
          <table:table-cell office:value-type="float" office:value="896.69565780899995" table:style-name="ce1">
            <text:p>896.6956578</text:p>
          </table:table-cell>
          <table:table-cell office:value-type="float" office:value="902.13497393299997" table:style-name="ce1">
            <text:p>902.1349739</text:p>
          </table:table-cell>
          <table:table-cell office:value-type="float" office:value="898.70869721999998" table:style-name="ce1">
            <text:p>898.7086972</text:p>
          </table:table-cell>
          <table:table-cell office:value-type="float" office:value="885.42662637199999" table:style-name="ce1">
            <text:p>885.4266264</text:p>
          </table:table-cell>
          <table:table-cell office:value-type="float" office:value="857.47930957400001" table:style-name="ce1">
            <text:p>857.4793096</text:p>
          </table:table-cell>
          <table:table-cell office:value-type="float" office:value="859.55234913799995" table:style-name="ce1">
            <text:p>859.5523491</text:p>
          </table:table-cell>
          <table:table-cell office:value-type="float" office:value="839.55449161700005" table:style-name="ce1">
            <text:p>839.5544916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ro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1.0159493167" table:style-name="ce1">
            <text:p>11.01594932</text:p>
          </table:table-cell>
          <table:table-cell office:value-type="float" office:value="11.3849525334" table:style-name="ce1">
            <text:p>11.38495253</text:p>
          </table:table-cell>
          <table:table-cell office:value-type="float" office:value="11.1990509088" table:style-name="ce1">
            <text:p>11.19905091</text:p>
          </table:table-cell>
          <table:table-cell office:value-type="float" office:value="11.5043751996" table:style-name="ce1">
            <text:p>11.5043752</text:p>
          </table:table-cell>
          <table:table-cell office:value-type="float" office:value="11.724851445100001" table:style-name="ce1">
            <text:p>11.72485145</text:p>
          </table:table-cell>
          <table:table-cell office:value-type="float" office:value="11.142080568400001" table:style-name="ce1">
            <text:p>11.14208057</text:p>
          </table:table-cell>
          <table:table-cell office:value-type="float" office:value="11.0438024608" table:style-name="ce1">
            <text:p>11.04380246</text:p>
          </table:table-cell>
          <table:table-cell office:value-type="float" office:value="10.764375897400001" table:style-name="ce1">
            <text:p>10.7643759</text:p>
          </table:table-cell>
          <table:table-cell office:value-type="float" office:value="10.783293175700001" table:style-name="ce1">
            <text:p>10.78329318</text:p>
          </table:table-cell>
          <table:table-cell office:value-type="float" office:value="10.787084399099999" table:style-name="ce1">
            <text:p>10.7870844</text:p>
          </table:table-cell>
          <table:table-cell office:value-type="float" office:value="10.8015640489" table:style-name="ce1">
            <text:p>10.80156405</text:p>
          </table:table-cell>
          <table:table-cell office:value-type="float" office:value="10.273161978299999" table:style-name="ce1">
            <text:p>10.27316198</text:p>
          </table:table-cell>
          <table:table-cell office:value-type="float" office:value="10.5751177504" table:style-name="ce1">
            <text:p>10.57511775</text:p>
          </table:table-cell>
          <table:table-cell office:value-type="float" office:value="10.2551192676" table:style-name="ce1">
            <text:p>10.25511927</text:p>
          </table:table-cell>
          <table:table-cell table:number-columns-repeated="1636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Zin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8.4729512480999993" table:style-name="ce1">
            <text:p>8.472951248</text:p>
          </table:table-cell>
          <table:table-cell office:value-type="float" office:value="8.5757889110400001" table:style-name="ce1">
            <text:p>8.575788911</text:p>
          </table:table-cell>
          <table:table-cell office:value-type="float" office:value="8.2002661892099997" table:style-name="ce1">
            <text:p>8.200266189</text:p>
          </table:table-cell>
          <table:table-cell office:value-type="float" office:value="8.6851795140900006" table:style-name="ce1">
            <text:p>8.685179514</text:p>
          </table:table-cell>
          <table:table-cell office:value-type="float" office:value="8.6625444608900004" table:style-name="ce1">
            <text:p>8.662544461</text:p>
          </table:table-cell>
          <table:table-cell office:value-type="float" office:value="8.6099205357000006" table:style-name="ce1">
            <text:p>8.609920536</text:p>
          </table:table-cell>
          <table:table-cell office:value-type="float" office:value="8.6155953152200002" table:style-name="ce1">
            <text:p>8.615595315</text:p>
          </table:table-cell>
          <table:table-cell office:value-type="float" office:value="8.3453804687200002" table:style-name="ce1">
            <text:p>8.345380469</text:p>
          </table:table-cell>
          <table:table-cell office:value-type="float" office:value="8.3610477749300003" table:style-name="ce1">
            <text:p>8.361047775</text:p>
          </table:table-cell>
          <table:table-cell office:value-type="float" office:value="8.3163889449399999" table:style-name="ce1">
            <text:p>8.316388945</text:p>
          </table:table-cell>
          <table:table-cell office:value-type="float" office:value="8.1182784963600003" table:style-name="ce1">
            <text:p>8.118278496</text:p>
          </table:table-cell>
          <table:table-cell office:value-type="float" office:value="7.8820048966899998" table:style-name="ce1">
            <text:p>7.882004897</text:p>
          </table:table-cell>
          <table:table-cell office:value-type="float" office:value="8.0144133738699992" table:style-name="ce1">
            <text:p>8.014413374</text:p>
          </table:table-cell>
          <table:table-cell office:value-type="float" office:value="7.8531735574099999" table:style-name="ce1">
            <text:p>7.853173557</text:p>
          </table:table-cell>
          <table:table-cell table:number-columns-repeated="1636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gnes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59.98362970099998" table:style-name="ce1">
            <text:p>259.9836297</text:p>
          </table:table-cell>
          <table:table-cell office:value-type="float" office:value="266.298507653" table:style-name="ce1">
            <text:p>266.2985077</text:p>
          </table:table-cell>
          <table:table-cell office:value-type="float" office:value="256.12202788600001" table:style-name="ce1">
            <text:p>256.1220279</text:p>
          </table:table-cell>
          <table:table-cell office:value-type="float" office:value="270.05583592699998" table:style-name="ce1">
            <text:p>270.0558359</text:p>
          </table:table-cell>
          <table:table-cell office:value-type="float" office:value="273.12518262700002" table:style-name="ce1">
            <text:p>273.1251826</text:p>
          </table:table-cell>
          <table:table-cell office:value-type="float" office:value="273.92265147400002" table:style-name="ce1">
            <text:p>273.9226515</text:p>
          </table:table-cell>
          <table:table-cell office:value-type="float" office:value="271.75282688099998" table:style-name="ce1">
            <text:p>271.7528269</text:p>
          </table:table-cell>
          <table:table-cell office:value-type="float" office:value="265.975171778" table:style-name="ce1">
            <text:p>265.9751718</text:p>
          </table:table-cell>
          <table:table-cell office:value-type="float" office:value="263.022143492" table:style-name="ce1">
            <text:p>263.0221435</text:p>
          </table:table-cell>
          <table:table-cell office:value-type="float" office:value="261.42526548400002" table:style-name="ce1">
            <text:p>261.4252655</text:p>
          </table:table-cell>
          <table:table-cell office:value-type="float" office:value="263.76351253799999" table:style-name="ce1">
            <text:p>263.7635125</text:p>
          </table:table-cell>
          <table:table-cell office:value-type="float" office:value="261.952430945" table:style-name="ce1">
            <text:p>261.9524309</text:p>
          </table:table-cell>
          <table:table-cell office:value-type="float" office:value="260.29925071700001" table:style-name="ce1">
            <text:p>260.2992507</text:p>
          </table:table-cell>
          <table:table-cell office:value-type="float" office:value="257.66465032299999" table:style-name="ce1">
            <text:p>257.6646503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hiam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4841690972699999" table:style-name="ce1">
            <text:p>1.484169097</text:p>
          </table:table-cell>
          <table:table-cell office:value-type="float" office:value="1.5430763599899999" table:style-name="ce1">
            <text:p>1.54307636</text:p>
          </table:table-cell>
          <table:table-cell office:value-type="float" office:value="1.56999060403" table:style-name="ce1">
            <text:p>1.569990604</text:p>
          </table:table-cell>
          <table:table-cell office:value-type="float" office:value="1.60961830623" table:style-name="ce1">
            <text:p>1.609618306</text:p>
          </table:table-cell>
          <table:table-cell office:value-type="float" office:value="1.62972060899" table:style-name="ce1">
            <text:p>1.629720609</text:p>
          </table:table-cell>
          <table:table-cell office:value-type="float" office:value="1.5486011981700001" table:style-name="ce1">
            <text:p>1.548601198</text:p>
          </table:table-cell>
          <table:table-cell office:value-type="float" office:value="1.5259503720700001" table:style-name="ce1">
            <text:p>1.525950372</text:p>
          </table:table-cell>
          <table:table-cell office:value-type="float" office:value="1.49007371891" table:style-name="ce1">
            <text:p>1.490073719</text:p>
          </table:table-cell>
          <table:table-cell office:value-type="float" office:value="1.4895890081400001" table:style-name="ce1">
            <text:p>1.489589008</text:p>
          </table:table-cell>
          <table:table-cell office:value-type="float" office:value="1.4545498509899999" table:style-name="ce1">
            <text:p>1.454549851</text:p>
          </table:table-cell>
          <table:table-cell office:value-type="float" office:value="1.4510983827799999" table:style-name="ce1">
            <text:p>1.451098383</text:p>
          </table:table-cell>
          <table:table-cell office:value-type="float" office:value="1.60141246622" table:style-name="ce1">
            <text:p>1.601412466</text:p>
          </table:table-cell>
          <table:table-cell office:value-type="float" office:value="1.5843904068700001" table:style-name="ce1">
            <text:p>1.584390407</text:p>
          </table:table-cell>
          <table:table-cell office:value-type="float" office:value="1.5381474091" table:style-name="ce1">
            <text:p>1.538147409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iboflav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8552943710000001" table:style-name="ce1">
            <text:p>1.855294371</text:p>
          </table:table-cell>
          <table:table-cell office:value-type="float" office:value="1.8818802458199999" table:style-name="ce1">
            <text:p>1.881880246</text:p>
          </table:table-cell>
          <table:table-cell office:value-type="float" office:value="1.8804160455900001" table:style-name="ce1">
            <text:p>1.880416046</text:p>
          </table:table-cell>
          <table:table-cell office:value-type="float" office:value="1.87029929818" table:style-name="ce1">
            <text:p>1.870299298</text:p>
          </table:table-cell>
          <table:table-cell office:value-type="float" office:value="1.84865203226" table:style-name="ce1">
            <text:p>1.848652032</text:p>
          </table:table-cell>
          <table:table-cell office:value-type="float" office:value="1.8489872465899999" table:style-name="ce1">
            <text:p>1.848987247</text:p>
          </table:table-cell>
          <table:table-cell office:value-type="float" office:value="1.81646830065" table:style-name="ce1">
            <text:p>1.816468301</text:p>
          </table:table-cell>
          <table:table-cell office:value-type="float" office:value="1.7643476496499999" table:style-name="ce1">
            <text:p>1.76434765</text:p>
          </table:table-cell>
          <table:table-cell office:value-type="float" office:value="1.7521804399900001" table:style-name="ce1">
            <text:p>1.75218044</text:p>
          </table:table-cell>
          <table:table-cell office:value-type="float" office:value="1.79342606988" table:style-name="ce1">
            <text:p>1.79342607</text:p>
          </table:table-cell>
          <table:table-cell office:value-type="float" office:value="1.7870885135400001" table:style-name="ce1">
            <text:p>1.787088514</text:p>
          </table:table-cell>
          <table:table-cell office:value-type="float" office:value="1.76474755976" table:style-name="ce1">
            <text:p>1.76474756</text:p>
          </table:table-cell>
          <table:table-cell office:value-type="float" office:value="1.7538591514399999" table:style-name="ce1">
            <text:p>1.753859151</text:p>
          </table:table-cell>
          <table:table-cell office:value-type="float" office:value="1.71133899501" table:style-name="ce1">
            <text:p>1.711338995</text:p>
          </table:table-cell>
          <table:table-cell table:number-columns-repeated="1636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Vitamin B6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.1676681251000001" table:style-name="ce1">
            <text:p>2.167668125</text:p>
          </table:table-cell>
          <table:table-cell office:value-type="float" office:value="2.1993225866200001" table:style-name="ce1">
            <text:p>2.199322587</text:p>
          </table:table-cell>
          <table:table-cell office:value-type="float" office:value="2.1767135953499999" table:style-name="ce1">
            <text:p>2.176713595</text:p>
          </table:table-cell>
          <table:table-cell office:value-type="float" office:value="2.1996176336" table:style-name="ce1">
            <text:p>2.199617634</text:p>
          </table:table-cell>
          <table:table-cell office:value-type="float" office:value="2.21227152179" table:style-name="ce1">
            <text:p>2.212271522</text:p>
          </table:table-cell>
          <table:table-cell office:value-type="float" office:value="2.1129034124600001" table:style-name="ce1">
            <text:p>2.112903412</text:p>
          </table:table-cell>
          <table:table-cell office:value-type="float" office:value="2.2183833452399999" table:style-name="ce1">
            <text:p>2.218383345</text:p>
          </table:table-cell>
          <table:table-cell office:value-type="float" office:value="2.1839742989299999" table:style-name="ce1">
            <text:p>2.183974299</text:p>
          </table:table-cell>
          <table:table-cell office:value-type="float" office:value="2.1285598815900002" table:style-name="ce1">
            <text:p>2.128559882</text:p>
          </table:table-cell>
          <table:table-cell office:value-type="float" office:value="2.1362717900999999" table:style-name="ce1">
            <text:p>2.13627179</text:p>
          </table:table-cell>
          <table:table-cell office:value-type="float" office:value="2.0924227866199998" table:style-name="ce1">
            <text:p>2.092422787</text:p>
          </table:table-cell>
          <table:table-cell office:value-type="float" office:value="1.82641809776" table:style-name="ce1">
            <text:p>1.826418098</text:p>
          </table:table-cell>
          <table:table-cell office:value-type="float" office:value="1.8327397494" table:style-name="ce1">
            <text:p>1.832739749</text:p>
          </table:table-cell>
          <table:table-cell office:value-type="float" office:value="1.78422624361" table:style-name="ce1">
            <text:p>1.784226244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Vitamin 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69.267046577299993" table:style-name="ce1">
            <text:p>69.26704658</text:p>
          </table:table-cell>
          <table:table-cell office:value-type="float" office:value="75.210559950199993" table:style-name="ce1">
            <text:p>75.21055995</text:p>
          </table:table-cell>
          <table:table-cell office:value-type="float" office:value="69.492067494500006" table:style-name="ce1">
            <text:p>69.49206749</text:p>
          </table:table-cell>
          <table:table-cell office:value-type="float" office:value="71.342719656900002" table:style-name="ce1">
            <text:p>71.34271966</text:p>
          </table:table-cell>
          <table:table-cell office:value-type="float" office:value="72.372642288500003" table:style-name="ce1">
            <text:p>72.37264229</text:p>
          </table:table-cell>
          <table:table-cell office:value-type="float" office:value="74.110721156099999" table:style-name="ce1">
            <text:p>74.11072116</text:p>
          </table:table-cell>
          <table:table-cell office:value-type="float" office:value="74.349998399699999" table:style-name="ce1">
            <text:p>74.3499984</text:p>
          </table:table-cell>
          <table:table-cell office:value-type="float" office:value="73.215879053500004" table:style-name="ce1">
            <text:p>73.21587905</text:p>
          </table:table-cell>
          <table:table-cell office:value-type="float" office:value="72.879843461299998" table:style-name="ce1">
            <text:p>72.87984346</text:p>
          </table:table-cell>
          <table:table-cell office:value-type="float" office:value="72.564424547499996" table:style-name="ce1">
            <text:p>72.56442455</text:p>
          </table:table-cell>
          <table:table-cell office:value-type="float" office:value="75.312385149299999" table:style-name="ce1">
            <text:p>75.31238515</text:p>
          </table:table-cell>
          <table:table-cell office:value-type="float" office:value="79.972838703999997" table:style-name="ce1">
            <text:p>79.9728387</text:p>
          </table:table-cell>
          <table:table-cell office:value-type="float" office:value="79.782717528199996" table:style-name="ce1">
            <text:p>79.78271753</text:p>
          </table:table-cell>
          <table:table-cell office:value-type="float" office:value="72.668617983999994" table:style-name="ce1">
            <text:p>72.66861798</text:p>
          </table:table-cell>
          <table:table-cell table:number-columns-repeated="1636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Vitamin D</text:p>
          </table:table-cell>
          <table:table-cell table:style-name="ce1"/>
          <table:table-cell office:value-type="string" table:style-name="ce1">
            <text:p>μg</text:p>
          </table:table-cell>
          <table:table-cell office:value-type="float" office:value="3.2581039127100002" table:style-name="ce1">
            <text:p>3.258103913</text:p>
          </table:table-cell>
          <table:table-cell office:value-type="float" office:value="3.3157851713299999" table:style-name="ce1">
            <text:p>3.315785171</text:p>
          </table:table-cell>
          <table:table-cell office:value-type="float" office:value="2.82696786172" table:style-name="ce1">
            <text:p>2.826967862</text:p>
          </table:table-cell>
          <table:table-cell office:value-type="float" office:value="3.0248826218599998" table:style-name="ce1">
            <text:p>3.024882622</text:p>
          </table:table-cell>
          <table:table-cell office:value-type="float" office:value="2.9472992607699999" table:style-name="ce1">
            <text:p>2.947299261</text:p>
          </table:table-cell>
          <table:table-cell office:value-type="float" office:value="2.93429682863" table:style-name="ce1">
            <text:p>2.934296829</text:p>
          </table:table-cell>
          <table:table-cell office:value-type="float" office:value="2.8839624905500001" table:style-name="ce1">
            <text:p>2.883962491</text:p>
          </table:table-cell>
          <table:table-cell office:value-type="float" office:value="2.7435564480300001" table:style-name="ce1">
            <text:p>2.743556448</text:p>
          </table:table-cell>
          <table:table-cell office:value-type="float" office:value="2.7031233808500001" table:style-name="ce1">
            <text:p>2.703123381</text:p>
          </table:table-cell>
          <table:table-cell office:value-type="float" office:value="2.7997096726200001" table:style-name="ce1">
            <text:p>2.799709673</text:p>
          </table:table-cell>
          <table:table-cell office:value-type="float" office:value="2.78172205597" table:style-name="ce1">
            <text:p>2.781722056</text:p>
          </table:table-cell>
          <table:table-cell office:value-type="float" office:value="2.7960634419899999" table:style-name="ce1">
            <text:p>2.796063442</text:p>
          </table:table-cell>
          <table:table-cell office:value-type="float" office:value="2.9549488204599998" table:style-name="ce1">
            <text:p>2.95494882</text:p>
          </table:table-cell>
          <table:table-cell office:value-type="float" office:value="2.91888885958" table:style-name="ce1">
            <text:p>2.91888886</text:p>
          </table:table-cell>
          <table:table-cell table:number-columns-repeated="16366"/>
        </table:table-row>
        <table:table-row table:number-rows-repeated="1048564" table:style-name="ro1">
          <table:table-cell table:number-columns-repeated="16384"/>
        </table:table-row>
      </table:table>
      <table:table table:name="South_Wes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Description</text:p>
          </table:table-cell>
          <table:table-cell table:style-name="ce1"/>
          <table:table-cell office:value-type="string" table:style-name="ce1">
            <text:p>Units</text:p>
          </table:table-cell>
          <table:table-cell office:value-type="string" table:style-name="ce1">
            <text:p>2001-02</text:p>
          </table:table-cell>
          <table:table-cell office:value-type="string" table:style-name="ce1">
            <text:p>2002-03</text:p>
          </table:table-cell>
          <table:table-cell office:value-type="string" table:style-name="ce1">
            <text:p>2003-04</text:p>
          </table:table-cell>
          <table:table-cell office:value-type="string" table:style-name="ce1">
            <text:p>2004-05</text:p>
          </table:table-cell>
          <table:table-cell office:value-type="string" table:style-name="ce1">
            <text:p>2005-06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verage intake per person per day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nergy</text:p>
          </table:table-cell>
          <table:table-cell table:style-name="ce1"/>
          <table:table-cell office:value-type="string" table:style-name="ce1">
            <text:p>kcal</text:p>
          </table:table-cell>
          <table:table-cell office:value-type="float" office:value="2151.2849660699999" table:style-name="ce1">
            <text:p>2151.284966</text:p>
          </table:table-cell>
          <table:table-cell office:value-type="float" office:value="2271.2860059200002" table:style-name="ce1">
            <text:p>2271.286006</text:p>
          </table:table-cell>
          <table:table-cell office:value-type="float" office:value="2167.8452190500002" table:style-name="ce1">
            <text:p>2167.845219</text:p>
          </table:table-cell>
          <table:table-cell office:value-type="float" office:value="2119.9030959199999" table:style-name="ce1">
            <text:p>2119.903096</text:p>
          </table:table-cell>
          <table:table-cell office:value-type="float" office:value="2165.5137270800001" table:style-name="ce1">
            <text:p>2165.513727</text:p>
          </table:table-cell>
          <table:table-cell office:value-type="float" office:value="2175.4401818800002" table:style-name="ce1">
            <text:p>2175.440182</text:p>
          </table:table-cell>
          <table:table-cell office:value-type="float" office:value="2108.29699691" table:style-name="ce1">
            <text:p>2108.296997</text:p>
          </table:table-cell>
          <table:table-cell office:value-type="float" office:value="2181.72090226" table:style-name="ce1">
            <text:p>2181.720902</text:p>
          </table:table-cell>
          <table:table-cell office:value-type="float" office:value="2156.1708716799999" table:style-name="ce1">
            <text:p>2156.170872</text:p>
          </table:table-cell>
          <table:table-cell office:value-type="float" office:value="2158.8774941699999" table:style-name="ce1">
            <text:p>2158.877494</text:p>
          </table:table-cell>
          <table:table-cell office:value-type="float" office:value="2126.72765635" table:style-name="ce1">
            <text:p>2126.727656</text:p>
          </table:table-cell>
          <table:table-cell office:value-type="float" office:value="2078.97871119" table:style-name="ce1">
            <text:p>2078.978711</text:p>
          </table:table-cell>
          <table:table-cell office:value-type="float" office:value="1971.4128689300001" table:style-name="ce1">
            <text:p>1971.412869</text:p>
          </table:table-cell>
          <table:table-cell office:value-type="float" office:value="2021.1818203299999" table:style-name="ce1">
            <text:p>2021.18182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lc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982.91055150700004" table:style-name="ce1">
            <text:p>982.9105515</text:p>
          </table:table-cell>
          <table:table-cell office:value-type="float" office:value="1026.44596609" table:style-name="ce1">
            <text:p>1026.445966</text:p>
          </table:table-cell>
          <table:table-cell office:value-type="float" office:value="986.50684997600001" table:style-name="ce1">
            <text:p>986.50685</text:p>
          </table:table-cell>
          <table:table-cell office:value-type="float" office:value="950.20005788399999" table:style-name="ce1">
            <text:p>950.2000579</text:p>
          </table:table-cell>
          <table:table-cell office:value-type="float" office:value="965.29256604" table:style-name="ce1">
            <text:p>965.292566</text:p>
          </table:table-cell>
          <table:table-cell office:value-type="float" office:value="987.57334253399995" table:style-name="ce1">
            <text:p>987.5733425</text:p>
          </table:table-cell>
          <table:table-cell office:value-type="float" office:value="953.98509004000005" table:style-name="ce1">
            <text:p>953.98509</text:p>
          </table:table-cell>
          <table:table-cell office:value-type="float" office:value="975.26213257999996" table:style-name="ce1">
            <text:p>975.2621326</text:p>
          </table:table-cell>
          <table:table-cell office:value-type="float" office:value="978.796366218" table:style-name="ce1">
            <text:p>978.7963662</text:p>
          </table:table-cell>
          <table:table-cell office:value-type="float" office:value="948.32545733699999" table:style-name="ce1">
            <text:p>948.3254573</text:p>
          </table:table-cell>
          <table:table-cell office:value-type="float" office:value="945.30590526699996" table:style-name="ce1">
            <text:p>945.3059053</text:p>
          </table:table-cell>
          <table:table-cell office:value-type="float" office:value="941.03588998999999" table:style-name="ce1">
            <text:p>941.03589</text:p>
          </table:table-cell>
          <table:table-cell office:value-type="float" office:value="889.00505730899999" table:style-name="ce1">
            <text:p>889.0050573</text:p>
          </table:table-cell>
          <table:table-cell office:value-type="float" office:value="902.53345282500004" table:style-name="ce1">
            <text:p>902.5334528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ro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1.430476798400001" table:style-name="ce1">
            <text:p>11.4304768</text:p>
          </table:table-cell>
          <table:table-cell office:value-type="float" office:value="12.3336534297" table:style-name="ce1">
            <text:p>12.33365343</text:p>
          </table:table-cell>
          <table:table-cell office:value-type="float" office:value="11.8506548717" table:style-name="ce1">
            <text:p>11.85065487</text:p>
          </table:table-cell>
          <table:table-cell office:value-type="float" office:value="11.7353794055" table:style-name="ce1">
            <text:p>11.73537941</text:p>
          </table:table-cell>
          <table:table-cell office:value-type="float" office:value="12.0991939305" table:style-name="ce1">
            <text:p>12.09919393</text:p>
          </table:table-cell>
          <table:table-cell office:value-type="float" office:value="11.563852292" table:style-name="ce1">
            <text:p>11.56385229</text:p>
          </table:table-cell>
          <table:table-cell office:value-type="float" office:value="11.287551071499999" table:style-name="ce1">
            <text:p>11.28755107</text:p>
          </table:table-cell>
          <table:table-cell office:value-type="float" office:value="11.377125698" table:style-name="ce1">
            <text:p>11.3771257</text:p>
          </table:table-cell>
          <table:table-cell office:value-type="float" office:value="11.2215855616" table:style-name="ce1">
            <text:p>11.22158556</text:p>
          </table:table-cell>
          <table:table-cell office:value-type="float" office:value="11.435607664200001" table:style-name="ce1">
            <text:p>11.43560766</text:p>
          </table:table-cell>
          <table:table-cell office:value-type="float" office:value="11.4742592806" table:style-name="ce1">
            <text:p>11.47425928</text:p>
          </table:table-cell>
          <table:table-cell office:value-type="float" office:value="10.9784654697" table:style-name="ce1">
            <text:p>10.97846547</text:p>
          </table:table-cell>
          <table:table-cell office:value-type="float" office:value="10.457847020499999" table:style-name="ce1">
            <text:p>10.45784702</text:p>
          </table:table-cell>
          <table:table-cell office:value-type="float" office:value="10.7252551393" table:style-name="ce1">
            <text:p>10.72525514</text:p>
          </table:table-cell>
          <table:table-cell table:number-columns-repeated="1636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Zin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8.7507960928399999" table:style-name="ce1">
            <text:p>8.750796093</text:p>
          </table:table-cell>
          <table:table-cell office:value-type="float" office:value="9.2772212270299992" table:style-name="ce1">
            <text:p>9.277221227</text:p>
          </table:table-cell>
          <table:table-cell office:value-type="float" office:value="8.7334338096700002" table:style-name="ce1">
            <text:p>8.73343381</text:p>
          </table:table-cell>
          <table:table-cell office:value-type="float" office:value="8.7140950504999992" table:style-name="ce1">
            <text:p>8.714095051</text:p>
          </table:table-cell>
          <table:table-cell office:value-type="float" office:value="8.8869139752499997" table:style-name="ce1">
            <text:p>8.886913975</text:p>
          </table:table-cell>
          <table:table-cell office:value-type="float" office:value="8.9006341620100002" table:style-name="ce1">
            <text:p>8.900634162</text:p>
          </table:table-cell>
          <table:table-cell office:value-type="float" office:value="8.80105092272" table:style-name="ce1">
            <text:p>8.801050923</text:p>
          </table:table-cell>
          <table:table-cell office:value-type="float" office:value="8.7978570396099993" table:style-name="ce1">
            <text:p>8.79785704</text:p>
          </table:table-cell>
          <table:table-cell office:value-type="float" office:value="8.7330156430100008" table:style-name="ce1">
            <text:p>8.733015643</text:p>
          </table:table-cell>
          <table:table-cell office:value-type="float" office:value="8.7034055113599997" table:style-name="ce1">
            <text:p>8.703405511</text:p>
          </table:table-cell>
          <table:table-cell office:value-type="float" office:value="8.6665803799900001" table:style-name="ce1">
            <text:p>8.66658038</text:p>
          </table:table-cell>
          <table:table-cell office:value-type="float" office:value="8.3441286451999996" table:style-name="ce1">
            <text:p>8.344128645</text:p>
          </table:table-cell>
          <table:table-cell office:value-type="float" office:value="7.8346896309199998" table:style-name="ce1">
            <text:p>7.834689631</text:p>
          </table:table-cell>
          <table:table-cell office:value-type="float" office:value="8.2691792370100003" table:style-name="ce1">
            <text:p>8.269179237</text:p>
          </table:table-cell>
          <table:table-cell table:number-columns-repeated="1636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gnes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69.50292717899998" table:style-name="ce1">
            <text:p>269.5029272</text:p>
          </table:table-cell>
          <table:table-cell office:value-type="float" office:value="284.77600368700001" table:style-name="ce1">
            <text:p>284.7760037</text:p>
          </table:table-cell>
          <table:table-cell office:value-type="float" office:value="269.39139175600002" table:style-name="ce1">
            <text:p>269.3913918</text:p>
          </table:table-cell>
          <table:table-cell office:value-type="float" office:value="272.34310236300001" table:style-name="ce1">
            <text:p>272.3431024</text:p>
          </table:table-cell>
          <table:table-cell office:value-type="float" office:value="281.467868286" table:style-name="ce1">
            <text:p>281.4678683</text:p>
          </table:table-cell>
          <table:table-cell office:value-type="float" office:value="285.82504342599998" table:style-name="ce1">
            <text:p>285.8250434</text:p>
          </table:table-cell>
          <table:table-cell office:value-type="float" office:value="276.48758808700001" table:style-name="ce1">
            <text:p>276.4875881</text:p>
          </table:table-cell>
          <table:table-cell office:value-type="float" office:value="277.71957110199997" table:style-name="ce1">
            <text:p>277.7195711</text:p>
          </table:table-cell>
          <table:table-cell office:value-type="float" office:value="272.59072146800003" table:style-name="ce1">
            <text:p>272.5907215</text:p>
          </table:table-cell>
          <table:table-cell office:value-type="float" office:value="276.64585763100001" table:style-name="ce1">
            <text:p>276.6458576</text:p>
          </table:table-cell>
          <table:table-cell office:value-type="float" office:value="273.576732746" table:style-name="ce1">
            <text:p>273.5767327</text:p>
          </table:table-cell>
          <table:table-cell office:value-type="float" office:value="272.14779993899998" table:style-name="ce1">
            <text:p>272.1477999</text:p>
          </table:table-cell>
          <table:table-cell office:value-type="float" office:value="260.74753133600001" table:style-name="ce1">
            <text:p>260.7475313</text:p>
          </table:table-cell>
          <table:table-cell office:value-type="float" office:value="270.86851143799998" table:style-name="ce1">
            <text:p>270.8685114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hiam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56362807775" table:style-name="ce1">
            <text:p>1.563628078</text:p>
          </table:table-cell>
          <table:table-cell office:value-type="float" office:value="1.66388446522" table:style-name="ce1">
            <text:p>1.663884465</text:p>
          </table:table-cell>
          <table:table-cell office:value-type="float" office:value="1.6263650252699999" table:style-name="ce1">
            <text:p>1.626365025</text:p>
          </table:table-cell>
          <table:table-cell office:value-type="float" office:value="1.6701330751900001" table:style-name="ce1">
            <text:p>1.670133075</text:p>
          </table:table-cell>
          <table:table-cell office:value-type="float" office:value="1.6950667768800001" table:style-name="ce1">
            <text:p>1.695066777</text:p>
          </table:table-cell>
          <table:table-cell office:value-type="float" office:value="1.6201432122199999" table:style-name="ce1">
            <text:p>1.620143212</text:p>
          </table:table-cell>
          <table:table-cell office:value-type="float" office:value="1.5611846228599999" table:style-name="ce1">
            <text:p>1.561184623</text:p>
          </table:table-cell>
          <table:table-cell office:value-type="float" office:value="1.58247628983" table:style-name="ce1">
            <text:p>1.58247629</text:p>
          </table:table-cell>
          <table:table-cell office:value-type="float" office:value="1.5364715882" table:style-name="ce1">
            <text:p>1.536471588</text:p>
          </table:table-cell>
          <table:table-cell office:value-type="float" office:value="1.5791600670699999" table:style-name="ce1">
            <text:p>1.579160067</text:p>
          </table:table-cell>
          <table:table-cell office:value-type="float" office:value="1.5583997007299999" table:style-name="ce1">
            <text:p>1.558399701</text:p>
          </table:table-cell>
          <table:table-cell office:value-type="float" office:value="1.7282405624499999" table:style-name="ce1">
            <text:p>1.728240562</text:p>
          </table:table-cell>
          <table:table-cell office:value-type="float" office:value="1.5934954026199999" table:style-name="ce1">
            <text:p>1.593495403</text:p>
          </table:table-cell>
          <table:table-cell office:value-type="float" office:value="1.6303583966499999" table:style-name="ce1">
            <text:p>1.630358397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iboflav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9672504714000001" table:style-name="ce1">
            <text:p>1.967250471</text:p>
          </table:table-cell>
          <table:table-cell office:value-type="float" office:value="2.0945472182099998" table:style-name="ce1">
            <text:p>2.094547218</text:p>
          </table:table-cell>
          <table:table-cell office:value-type="float" office:value="1.9533913033200001" table:style-name="ce1">
            <text:p>1.953391303</text:p>
          </table:table-cell>
          <table:table-cell office:value-type="float" office:value="1.89444692806" table:style-name="ce1">
            <text:p>1.894446928</text:p>
          </table:table-cell>
          <table:table-cell office:value-type="float" office:value="1.92975692875" table:style-name="ce1">
            <text:p>1.929756929</text:p>
          </table:table-cell>
          <table:table-cell office:value-type="float" office:value="1.924747843" table:style-name="ce1">
            <text:p>1.924747843</text:p>
          </table:table-cell>
          <table:table-cell office:value-type="float" office:value="1.8924170874399999" table:style-name="ce1">
            <text:p>1.892417087</text:p>
          </table:table-cell>
          <table:table-cell office:value-type="float" office:value="1.90499975758" table:style-name="ce1">
            <text:p>1.904999758</text:p>
          </table:table-cell>
          <table:table-cell office:value-type="float" office:value="1.8843747453799999" table:style-name="ce1">
            <text:p>1.884374745</text:p>
          </table:table-cell>
          <table:table-cell office:value-type="float" office:value="1.8563211991599999" table:style-name="ce1">
            <text:p>1.856321199</text:p>
          </table:table-cell>
          <table:table-cell office:value-type="float" office:value="1.8962588413200001" table:style-name="ce1">
            <text:p>1.896258841</text:p>
          </table:table-cell>
          <table:table-cell office:value-type="float" office:value="1.9185044766799999" table:style-name="ce1">
            <text:p>1.918504477</text:p>
          </table:table-cell>
          <table:table-cell office:value-type="float" office:value="1.8027538684" table:style-name="ce1">
            <text:p>1.802753868</text:p>
          </table:table-cell>
          <table:table-cell office:value-type="float" office:value="1.8302318453799999" table:style-name="ce1">
            <text:p>1.830231845</text:p>
          </table:table-cell>
          <table:table-cell table:number-columns-repeated="1636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Vitamin B6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.2818361555600002" table:style-name="ce1">
            <text:p>2.281836156</text:p>
          </table:table-cell>
          <table:table-cell office:value-type="float" office:value="2.39793557462" table:style-name="ce1">
            <text:p>2.397935575</text:p>
          </table:table-cell>
          <table:table-cell office:value-type="float" office:value="2.25782346482" table:style-name="ce1">
            <text:p>2.257823465</text:p>
          </table:table-cell>
          <table:table-cell office:value-type="float" office:value="2.2770677518000002" table:style-name="ce1">
            <text:p>2.277067752</text:p>
          </table:table-cell>
          <table:table-cell office:value-type="float" office:value="2.3149839137599999" table:style-name="ce1">
            <text:p>2.314983914</text:p>
          </table:table-cell>
          <table:table-cell office:value-type="float" office:value="2.2399812133800001" table:style-name="ce1">
            <text:p>2.239981213</text:p>
          </table:table-cell>
          <table:table-cell office:value-type="float" office:value="2.3088065913400002" table:style-name="ce1">
            <text:p>2.308806591</text:p>
          </table:table-cell>
          <table:table-cell office:value-type="float" office:value="2.3225727209000002" table:style-name="ce1">
            <text:p>2.322572721</text:p>
          </table:table-cell>
          <table:table-cell office:value-type="float" office:value="2.2360123070900002" table:style-name="ce1">
            <text:p>2.236012307</text:p>
          </table:table-cell>
          <table:table-cell office:value-type="float" office:value="2.2618009626600002" table:style-name="ce1">
            <text:p>2.261800963</text:p>
          </table:table-cell>
          <table:table-cell office:value-type="float" office:value="2.2363908349899999" table:style-name="ce1">
            <text:p>2.236390835</text:p>
          </table:table-cell>
          <table:table-cell office:value-type="float" office:value="1.95801842871" table:style-name="ce1">
            <text:p>1.958018429</text:p>
          </table:table-cell>
          <table:table-cell office:value-type="float" office:value="1.8243164755500001" table:style-name="ce1">
            <text:p>1.824316476</text:p>
          </table:table-cell>
          <table:table-cell office:value-type="float" office:value="1.84219089605" table:style-name="ce1">
            <text:p>1.842190896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Vitamin 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73.024758556199998" table:style-name="ce1">
            <text:p>73.02475856</text:p>
          </table:table-cell>
          <table:table-cell office:value-type="float" office:value="76.032878679999996" table:style-name="ce1">
            <text:p>76.03287868</text:p>
          </table:table-cell>
          <table:table-cell office:value-type="float" office:value="72.250142768800004" table:style-name="ce1">
            <text:p>72.25014277</text:p>
          </table:table-cell>
          <table:table-cell office:value-type="float" office:value="67.725374027300006" table:style-name="ce1">
            <text:p>67.72537403</text:p>
          </table:table-cell>
          <table:table-cell office:value-type="float" office:value="73.018881147399995" table:style-name="ce1">
            <text:p>73.01888115</text:p>
          </table:table-cell>
          <table:table-cell office:value-type="float" office:value="75.730950952000001" table:style-name="ce1">
            <text:p>75.73095095</text:p>
          </table:table-cell>
          <table:table-cell office:value-type="float" office:value="75.343434811099996" table:style-name="ce1">
            <text:p>75.34343481</text:p>
          </table:table-cell>
          <table:table-cell office:value-type="float" office:value="74.381658395000002" table:style-name="ce1">
            <text:p>74.3816584</text:p>
          </table:table-cell>
          <table:table-cell office:value-type="float" office:value="74.4654296402" table:style-name="ce1">
            <text:p>74.46542964</text:p>
          </table:table-cell>
          <table:table-cell office:value-type="float" office:value="75.911395036200005" table:style-name="ce1">
            <text:p>75.91139504</text:p>
          </table:table-cell>
          <table:table-cell office:value-type="float" office:value="72.749752824699996" table:style-name="ce1">
            <text:p>72.74975282</text:p>
          </table:table-cell>
          <table:table-cell office:value-type="float" office:value="79.575325880500003" table:style-name="ce1">
            <text:p>79.57532588</text:p>
          </table:table-cell>
          <table:table-cell office:value-type="float" office:value="80.880997463400007" table:style-name="ce1">
            <text:p>80.88099746</text:p>
          </table:table-cell>
          <table:table-cell office:value-type="float" office:value="78.028682980900001" table:style-name="ce1">
            <text:p>78.02868298</text:p>
          </table:table-cell>
          <table:table-cell table:number-columns-repeated="1636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Vitamin D</text:p>
          </table:table-cell>
          <table:table-cell table:style-name="ce1"/>
          <table:table-cell office:value-type="string" table:style-name="ce1">
            <text:p>μg</text:p>
          </table:table-cell>
          <table:table-cell office:value-type="float" office:value="3.3720727362299998" table:style-name="ce1">
            <text:p>3.372072736</text:p>
          </table:table-cell>
          <table:table-cell office:value-type="float" office:value="3.5417586865500001" table:style-name="ce1">
            <text:p>3.541758687</text:p>
          </table:table-cell>
          <table:table-cell office:value-type="float" office:value="3.0940171141500001" table:style-name="ce1">
            <text:p>3.094017114</text:p>
          </table:table-cell>
          <table:table-cell office:value-type="float" office:value="2.9472015635300002" table:style-name="ce1">
            <text:p>2.947201564</text:p>
          </table:table-cell>
          <table:table-cell office:value-type="float" office:value="2.9651808792100001" table:style-name="ce1">
            <text:p>2.965180879</text:p>
          </table:table-cell>
          <table:table-cell office:value-type="float" office:value="2.84301666516" table:style-name="ce1">
            <text:p>2.843016665</text:p>
          </table:table-cell>
          <table:table-cell office:value-type="float" office:value="3.0739921743599998" table:style-name="ce1">
            <text:p>3.073992174</text:p>
          </table:table-cell>
          <table:table-cell office:value-type="float" office:value="2.8647012914599999" table:style-name="ce1">
            <text:p>2.864701291</text:p>
          </table:table-cell>
          <table:table-cell office:value-type="float" office:value="2.8058614748199999" table:style-name="ce1">
            <text:p>2.805861475</text:p>
          </table:table-cell>
          <table:table-cell office:value-type="float" office:value="2.9144669473899998" table:style-name="ce1">
            <text:p>2.914466947</text:p>
          </table:table-cell>
          <table:table-cell office:value-type="float" office:value="3.0957735960299999" table:style-name="ce1">
            <text:p>3.095773596</text:p>
          </table:table-cell>
          <table:table-cell office:value-type="float" office:value="2.8744029787700001" table:style-name="ce1">
            <text:p>2.874402979</text:p>
          </table:table-cell>
          <table:table-cell office:value-type="float" office:value="2.87216460957" table:style-name="ce1">
            <text:p>2.87216461</text:p>
          </table:table-cell>
          <table:table-cell office:value-type="float" office:value="2.8928476165900001" table:style-name="ce1">
            <text:p>2.892847617</text:p>
          </table:table-cell>
          <table:table-cell table:number-columns-repeated="16366"/>
        </table:table-row>
        <table:table-row table:number-rows-repeated="1048564" table:style-name="ro1">
          <table:table-cell table:number-columns-repeated="16384"/>
        </table:table-row>
      </table:table>
      <table:table table:name="Englan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Description</text:p>
          </table:table-cell>
          <table:table-cell table:style-name="ce1"/>
          <table:table-cell office:value-type="string" table:style-name="ce1">
            <text:p>Units</text:p>
          </table:table-cell>
          <table:table-cell office:value-type="string" table:style-name="ce1">
            <text:p>2001-02</text:p>
          </table:table-cell>
          <table:table-cell office:value-type="string" table:style-name="ce1">
            <text:p>2002-03</text:p>
          </table:table-cell>
          <table:table-cell office:value-type="string" table:style-name="ce1">
            <text:p>2003-04</text:p>
          </table:table-cell>
          <table:table-cell office:value-type="string" table:style-name="ce1">
            <text:p>2004-05</text:p>
          </table:table-cell>
          <table:table-cell office:value-type="string" table:style-name="ce1">
            <text:p>2005-06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verage intake per person per day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nergy</text:p>
          </table:table-cell>
          <table:table-cell table:style-name="ce1"/>
          <table:table-cell office:value-type="string" table:style-name="ce1">
            <text:p>kcal</text:p>
          </table:table-cell>
          <table:table-cell office:value-type="float" office:value="2087.2288421899998" table:style-name="ce1">
            <text:p>2087.228842</text:p>
          </table:table-cell>
          <table:table-cell office:value-type="float" office:value="2106.3585474699998" table:style-name="ce1">
            <text:p>2106.358547</text:p>
          </table:table-cell>
          <table:table-cell office:value-type="float" office:value="2078.4734434699999" table:style-name="ce1">
            <text:p>2078.473443</text:p>
          </table:table-cell>
          <table:table-cell office:value-type="float" office:value="2043.5028120100001" table:style-name="ce1">
            <text:p>2043.502812</text:p>
          </table:table-cell>
          <table:table-cell office:value-type="float" office:value="2081.91426486" table:style-name="ce1">
            <text:p>2081.914265</text:p>
          </table:table-cell>
          <table:table-cell office:value-type="float" office:value="2079.10997245" table:style-name="ce1">
            <text:p>2079.109972</text:p>
          </table:table-cell>
          <table:table-cell office:value-type="float" office:value="2037.55688801" table:style-name="ce1">
            <text:p>2037.556888</text:p>
          </table:table-cell>
          <table:table-cell office:value-type="float" office:value="2011.28371612" table:style-name="ce1">
            <text:p>2011.283716</text:p>
          </table:table-cell>
          <table:table-cell office:value-type="float" office:value="2040.61313071" table:style-name="ce1">
            <text:p>2040.613131</text:p>
          </table:table-cell>
          <table:table-cell office:value-type="float" office:value="2022.0033236899999" table:style-name="ce1">
            <text:p>2022.003324</text:p>
          </table:table-cell>
          <table:table-cell office:value-type="float" office:value="2001.3962747200001" table:style-name="ce1">
            <text:p>2001.396275</text:p>
          </table:table-cell>
          <table:table-cell office:value-type="float" office:value="1982.7641438200001" table:style-name="ce1">
            <text:p>1982.764144</text:p>
          </table:table-cell>
          <table:table-cell office:value-type="float" office:value="1966.6353241899999" table:style-name="ce1">
            <text:p>1966.635324</text:p>
          </table:table-cell>
          <table:table-cell office:value-type="float" office:value="1915.2943073500001" table:style-name="ce1">
            <text:p>1915.294307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lc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932.05471583799999" table:style-name="ce1">
            <text:p>932.0547158</text:p>
          </table:table-cell>
          <table:table-cell office:value-type="float" office:value="933.29368036699998" table:style-name="ce1">
            <text:p>933.2936804</text:p>
          </table:table-cell>
          <table:table-cell office:value-type="float" office:value="930.11425392900003" table:style-name="ce1">
            <text:p>930.1142539</text:p>
          </table:table-cell>
          <table:table-cell office:value-type="float" office:value="903.509248501" table:style-name="ce1">
            <text:p>903.5092485</text:p>
          </table:table-cell>
          <table:table-cell office:value-type="float" office:value="920.04433724399996" table:style-name="ce1">
            <text:p>920.0443372</text:p>
          </table:table-cell>
          <table:table-cell office:value-type="float" office:value="917.30022846500003" table:style-name="ce1">
            <text:p>917.3002285</text:p>
          </table:table-cell>
          <table:table-cell office:value-type="float" office:value="901.08429715900002" table:style-name="ce1">
            <text:p>901.0842972</text:p>
          </table:table-cell>
          <table:table-cell office:value-type="float" office:value="888.14517315299997" table:style-name="ce1">
            <text:p>888.1451732</text:p>
          </table:table-cell>
          <table:table-cell office:value-type="float" office:value="900.96684426900003" table:style-name="ce1">
            <text:p>900.9668443</text:p>
          </table:table-cell>
          <table:table-cell office:value-type="float" office:value="885.07352337600003" table:style-name="ce1">
            <text:p>885.0735234</text:p>
          </table:table-cell>
          <table:table-cell office:value-type="float" office:value="881.78449919499997" table:style-name="ce1">
            <text:p>881.7844992</text:p>
          </table:table-cell>
          <table:table-cell office:value-type="float" office:value="866.85181757400005" table:style-name="ce1">
            <text:p>866.8518176</text:p>
          </table:table-cell>
          <table:table-cell office:value-type="float" office:value="865.07089362299996" table:style-name="ce1">
            <text:p>865.0708936</text:p>
          </table:table-cell>
          <table:table-cell office:value-type="float" office:value="848.17522045800001" table:style-name="ce1">
            <text:p>848.1752205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ro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0.9735497507" table:style-name="ce1">
            <text:p>10.97354975</text:p>
          </table:table-cell>
          <table:table-cell office:value-type="float" office:value="11.1667598082" table:style-name="ce1">
            <text:p>11.16675981</text:p>
          </table:table-cell>
          <table:table-cell office:value-type="float" office:value="11.2818877331" table:style-name="ce1">
            <text:p>11.28188773</text:p>
          </table:table-cell>
          <table:table-cell office:value-type="float" office:value="11.163711900399999" table:style-name="ce1">
            <text:p>11.1637119</text:p>
          </table:table-cell>
          <table:table-cell office:value-type="float" office:value="11.472994723199999" table:style-name="ce1">
            <text:p>11.47299472</text:p>
          </table:table-cell>
          <table:table-cell office:value-type="float" office:value="10.992795215399999" table:style-name="ce1">
            <text:p>10.99279522</text:p>
          </table:table-cell>
          <table:table-cell office:value-type="float" office:value="10.640822138400001" table:style-name="ce1">
            <text:p>10.64082214</text:p>
          </table:table-cell>
          <table:table-cell office:value-type="float" office:value="10.471116054099999" table:style-name="ce1">
            <text:p>10.47111605</text:p>
          </table:table-cell>
          <table:table-cell office:value-type="float" office:value="10.5909324864" table:style-name="ce1">
            <text:p>10.59093249</text:p>
          </table:table-cell>
          <table:table-cell office:value-type="float" office:value="10.6122383532" table:style-name="ce1">
            <text:p>10.61223835</text:p>
          </table:table-cell>
          <table:table-cell office:value-type="float" office:value="10.625395082400001" table:style-name="ce1">
            <text:p>10.62539508</text:p>
          </table:table-cell>
          <table:table-cell office:value-type="float" office:value="10.274892185500001" table:style-name="ce1">
            <text:p>10.27489219</text:p>
          </table:table-cell>
          <table:table-cell office:value-type="float" office:value="10.356139369899999" table:style-name="ce1">
            <text:p>10.35613937</text:p>
          </table:table-cell>
          <table:table-cell office:value-type="float" office:value="10.115252313999999" table:style-name="ce1">
            <text:p>10.11525231</text:p>
          </table:table-cell>
          <table:table-cell table:number-columns-repeated="1636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Zin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8.4850686584999995" table:style-name="ce1">
            <text:p>8.485068659</text:p>
          </table:table-cell>
          <table:table-cell office:value-type="float" office:value="8.5641567892499992" table:style-name="ce1">
            <text:p>8.564156789</text:p>
          </table:table-cell>
          <table:table-cell office:value-type="float" office:value="8.3850488724000005" table:style-name="ce1">
            <text:p>8.385048872</text:p>
          </table:table-cell>
          <table:table-cell office:value-type="float" office:value="8.3433252220800007" table:style-name="ce1">
            <text:p>8.343325222</text:p>
          </table:table-cell>
          <table:table-cell office:value-type="float" office:value="8.5773281988099992" table:style-name="ce1">
            <text:p>8.577328199</text:p>
          </table:table-cell>
          <table:table-cell office:value-type="float" office:value="8.5660912018600008" table:style-name="ce1">
            <text:p>8.566091202</text:p>
          </table:table-cell>
          <table:table-cell office:value-type="float" office:value="8.4323075959999994" table:style-name="ce1">
            <text:p>8.432307596</text:p>
          </table:table-cell>
          <table:table-cell office:value-type="float" office:value="8.1432346098499995" table:style-name="ce1">
            <text:p>8.14323461</text:p>
          </table:table-cell>
          <table:table-cell office:value-type="float" office:value="8.2518831692399992" table:style-name="ce1">
            <text:p>8.251883169</text:p>
          </table:table-cell>
          <table:table-cell office:value-type="float" office:value="8.2272588099200004" table:style-name="ce1">
            <text:p>8.22725881</text:p>
          </table:table-cell>
          <table:table-cell office:value-type="float" office:value="8.1201769612600003" table:style-name="ce1">
            <text:p>8.120176961</text:p>
          </table:table-cell>
          <table:table-cell office:value-type="float" office:value="8.0023105712699998" table:style-name="ce1">
            <text:p>8.002310571</text:p>
          </table:table-cell>
          <table:table-cell office:value-type="float" office:value="7.8895185031799997" table:style-name="ce1">
            <text:p>7.889518503</text:p>
          </table:table-cell>
          <table:table-cell office:value-type="float" office:value="7.8299018456800002" table:style-name="ce1">
            <text:p>7.829901846</text:p>
          </table:table-cell>
          <table:table-cell table:number-columns-repeated="1636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gnes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57.44763813499998" table:style-name="ce1">
            <text:p>257.4476381</text:p>
          </table:table-cell>
          <table:table-cell office:value-type="float" office:value="259.97279916899998" table:style-name="ce1">
            <text:p>259.9727992</text:p>
          </table:table-cell>
          <table:table-cell office:value-type="float" office:value="255.71407050900001" table:style-name="ce1">
            <text:p>255.7140705</text:p>
          </table:table-cell>
          <table:table-cell office:value-type="float" office:value="256.36176384100003" table:style-name="ce1">
            <text:p>256.3617638</text:p>
          </table:table-cell>
          <table:table-cell office:value-type="float" office:value="265.39750580899999" table:style-name="ce1">
            <text:p>265.3975058</text:p>
          </table:table-cell>
          <table:table-cell office:value-type="float" office:value="267.10163919299998" table:style-name="ce1">
            <text:p>267.1016392</text:p>
          </table:table-cell>
          <table:table-cell office:value-type="float" office:value="261.50958401299999" table:style-name="ce1">
            <text:p>261.509584</text:p>
          </table:table-cell>
          <table:table-cell office:value-type="float" office:value="256.04209273399999" table:style-name="ce1">
            <text:p>256.0420927</text:p>
          </table:table-cell>
          <table:table-cell office:value-type="float" office:value="258.42537617699998" table:style-name="ce1">
            <text:p>258.4253762</text:p>
          </table:table-cell>
          <table:table-cell office:value-type="float" office:value="258.07371286599999" table:style-name="ce1">
            <text:p>258.0737129</text:p>
          </table:table-cell>
          <table:table-cell office:value-type="float" office:value="258.87952832100001" table:style-name="ce1">
            <text:p>258.8795283</text:p>
          </table:table-cell>
          <table:table-cell office:value-type="float" office:value="258.407164126" table:style-name="ce1">
            <text:p>258.4071641</text:p>
          </table:table-cell>
          <table:table-cell office:value-type="float" office:value="256.69426891699999" table:style-name="ce1">
            <text:p>256.6942689</text:p>
          </table:table-cell>
          <table:table-cell office:value-type="float" office:value="254.428772138" table:style-name="ce1">
            <text:p>254.4287721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hiam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48777835107" table:style-name="ce1">
            <text:p>1.487778351</text:p>
          </table:table-cell>
          <table:table-cell office:value-type="float" office:value="1.5148245814300001" table:style-name="ce1">
            <text:p>1.514824581</text:p>
          </table:table-cell>
          <table:table-cell office:value-type="float" office:value="1.56318955565" table:style-name="ce1">
            <text:p>1.563189556</text:p>
          </table:table-cell>
          <table:table-cell office:value-type="float" office:value="1.5569592812799999" table:style-name="ce1">
            <text:p>1.556959281</text:p>
          </table:table-cell>
          <table:table-cell office:value-type="float" office:value="1.6013133931100001" table:style-name="ce1">
            <text:p>1.601313393</text:p>
          </table:table-cell>
          <table:table-cell office:value-type="float" office:value="1.54212058525" table:style-name="ce1">
            <text:p>1.542120585</text:p>
          </table:table-cell>
          <table:table-cell office:value-type="float" office:value="1.46634670707" table:style-name="ce1">
            <text:p>1.466346707</text:p>
          </table:table-cell>
          <table:table-cell office:value-type="float" office:value="1.4487029608299999" table:style-name="ce1">
            <text:p>1.448702961</text:p>
          </table:table-cell>
          <table:table-cell office:value-type="float" office:value="1.4626017093100001" table:style-name="ce1">
            <text:p>1.462601709</text:p>
          </table:table-cell>
          <table:table-cell office:value-type="float" office:value="1.4507127948" table:style-name="ce1">
            <text:p>1.450712795</text:p>
          </table:table-cell>
          <table:table-cell office:value-type="float" office:value="1.4289320597899999" table:style-name="ce1">
            <text:p>1.42893206</text:p>
          </table:table-cell>
          <table:table-cell office:value-type="float" office:value="1.5970633964100001" table:style-name="ce1">
            <text:p>1.597063396</text:p>
          </table:table-cell>
          <table:table-cell office:value-type="float" office:value="1.55853398302" table:style-name="ce1">
            <text:p>1.558533983</text:p>
          </table:table-cell>
          <table:table-cell office:value-type="float" office:value="1.52594884385" table:style-name="ce1">
            <text:p>1.525948844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iboflav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8482059774199999" table:style-name="ce1">
            <text:p>1.848205977</text:p>
          </table:table-cell>
          <table:table-cell office:value-type="float" office:value="1.8510214517200001" table:style-name="ce1">
            <text:p>1.851021452</text:p>
          </table:table-cell>
          <table:table-cell office:value-type="float" office:value="1.85850632692" table:style-name="ce1">
            <text:p>1.858506327</text:p>
          </table:table-cell>
          <table:table-cell office:value-type="float" office:value="1.7988631419900001" table:style-name="ce1">
            <text:p>1.798863142</text:p>
          </table:table-cell>
          <table:table-cell office:value-type="float" office:value="1.82641451849" table:style-name="ce1">
            <text:p>1.826414518</text:p>
          </table:table-cell>
          <table:table-cell office:value-type="float" office:value="1.8106482239599999" table:style-name="ce1">
            <text:p>1.810648224</text:p>
          </table:table-cell>
          <table:table-cell office:value-type="float" office:value="1.76767347461" table:style-name="ce1">
            <text:p>1.767673475</text:p>
          </table:table-cell>
          <table:table-cell office:value-type="float" office:value="1.7265422581200001" table:style-name="ce1">
            <text:p>1.726542258</text:p>
          </table:table-cell>
          <table:table-cell office:value-type="float" office:value="1.7549542545900001" table:style-name="ce1">
            <text:p>1.754954255</text:p>
          </table:table-cell>
          <table:table-cell office:value-type="float" office:value="1.7360088763399999" table:style-name="ce1">
            <text:p>1.736008876</text:p>
          </table:table-cell>
          <table:table-cell office:value-type="float" office:value="1.7766220096600001" table:style-name="ce1">
            <text:p>1.77662201</text:p>
          </table:table-cell>
          <table:table-cell office:value-type="float" office:value="1.75489429312" table:style-name="ce1">
            <text:p>1.754894293</text:p>
          </table:table-cell>
          <table:table-cell office:value-type="float" office:value="1.7389357647899999" table:style-name="ce1">
            <text:p>1.738935765</text:p>
          </table:table-cell>
          <table:table-cell office:value-type="float" office:value="1.7237154619499999" table:style-name="ce1">
            <text:p>1.723715462</text:p>
          </table:table-cell>
          <table:table-cell table:number-columns-repeated="1636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Vitamin B6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.1718081903500002" table:style-name="ce1">
            <text:p>2.17180819</text:p>
          </table:table-cell>
          <table:table-cell office:value-type="float" office:value="2.17789760388" table:style-name="ce1">
            <text:p>2.177897604</text:p>
          </table:table-cell>
          <table:table-cell office:value-type="float" office:value="2.1923333038499999" table:style-name="ce1">
            <text:p>2.192333304</text:p>
          </table:table-cell>
          <table:table-cell office:value-type="float" office:value="2.16076542835" table:style-name="ce1">
            <text:p>2.160765428</text:p>
          </table:table-cell>
          <table:table-cell office:value-type="float" office:value="2.2103334318400001" table:style-name="ce1">
            <text:p>2.210333432</text:p>
          </table:table-cell>
          <table:table-cell office:value-type="float" office:value="2.1115290717600002" table:style-name="ce1">
            <text:p>2.111529072</text:p>
          </table:table-cell>
          <table:table-cell office:value-type="float" office:value="2.1726956206899999" table:style-name="ce1">
            <text:p>2.172695621</text:p>
          </table:table-cell>
          <table:table-cell office:value-type="float" office:value="2.1106670061499999" table:style-name="ce1">
            <text:p>2.110667006</text:p>
          </table:table-cell>
          <table:table-cell office:value-type="float" office:value="2.10042719503" table:style-name="ce1">
            <text:p>2.100427195</text:p>
          </table:table-cell>
          <table:table-cell office:value-type="float" office:value="2.11559247868" table:style-name="ce1">
            <text:p>2.115592479</text:p>
          </table:table-cell>
          <table:table-cell office:value-type="float" office:value="2.0542958226499999" table:style-name="ce1">
            <text:p>2.054295823</text:p>
          </table:table-cell>
          <table:table-cell office:value-type="float" office:value="1.8359523331400001" table:style-name="ce1">
            <text:p>1.835952333</text:p>
          </table:table-cell>
          <table:table-cell office:value-type="float" office:value="1.7907871765400001" table:style-name="ce1">
            <text:p>1.790787177</text:p>
          </table:table-cell>
          <table:table-cell office:value-type="float" office:value="1.7714890036399999" table:style-name="ce1">
            <text:p>1.771489004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Vitamin 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67.842438375699999" table:style-name="ce1">
            <text:p>67.84243838</text:p>
          </table:table-cell>
          <table:table-cell office:value-type="float" office:value="69.743328055899994" table:style-name="ce1">
            <text:p>69.74332806</text:p>
          </table:table-cell>
          <table:table-cell office:value-type="float" office:value="68.282828701400007" table:style-name="ce1">
            <text:p>68.2828287</text:p>
          </table:table-cell>
          <table:table-cell office:value-type="float" office:value="64.533792194699998" table:style-name="ce1">
            <text:p>64.53379219</text:p>
          </table:table-cell>
          <table:table-cell office:value-type="float" office:value="69.714786713099997" table:style-name="ce1">
            <text:p>69.71478671</text:p>
          </table:table-cell>
          <table:table-cell office:value-type="float" office:value="71.057872274900006" table:style-name="ce1">
            <text:p>71.05787227</text:p>
          </table:table-cell>
          <table:table-cell office:value-type="float" office:value="70.322429314499999" table:style-name="ce1">
            <text:p>70.32242931</text:p>
          </table:table-cell>
          <table:table-cell office:value-type="float" office:value="66.951751786800003" table:style-name="ce1">
            <text:p>66.95175179</text:p>
          </table:table-cell>
          <table:table-cell office:value-type="float" office:value="70.2103548563" table:style-name="ce1">
            <text:p>70.21035486</text:p>
          </table:table-cell>
          <table:table-cell office:value-type="float" office:value="70.384947646599997" table:style-name="ce1">
            <text:p>70.38494765</text:p>
          </table:table-cell>
          <table:table-cell office:value-type="float" office:value="69.908433961100002" table:style-name="ce1">
            <text:p>69.90843396</text:p>
          </table:table-cell>
          <table:table-cell office:value-type="float" office:value="74.823269869599997" table:style-name="ce1">
            <text:p>74.82326987</text:p>
          </table:table-cell>
          <table:table-cell office:value-type="float" office:value="75.0032489803" table:style-name="ce1">
            <text:p>75.00324898</text:p>
          </table:table-cell>
          <table:table-cell office:value-type="float" office:value="71.920100738900004" table:style-name="ce1">
            <text:p>71.92010074</text:p>
          </table:table-cell>
          <table:table-cell table:number-columns-repeated="1636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Vitamin D</text:p>
          </table:table-cell>
          <table:table-cell table:style-name="ce1"/>
          <table:table-cell office:value-type="string" table:style-name="ce1">
            <text:p>μg</text:p>
          </table:table-cell>
          <table:table-cell office:value-type="float" office:value="3.2893574120300002" table:style-name="ce1">
            <text:p>3.289357412</text:p>
          </table:table-cell>
          <table:table-cell office:value-type="float" office:value="3.2944388144899999" table:style-name="ce1">
            <text:p>3.294438814</text:p>
          </table:table-cell>
          <table:table-cell office:value-type="float" office:value="2.9278184033899999" table:style-name="ce1">
            <text:p>2.927818403</text:p>
          </table:table-cell>
          <table:table-cell office:value-type="float" office:value="2.9014964015700002" table:style-name="ce1">
            <text:p>2.901496402</text:p>
          </table:table-cell>
          <table:table-cell office:value-type="float" office:value="2.9123277817200002" table:style-name="ce1">
            <text:p>2.912327782</text:p>
          </table:table-cell>
          <table:table-cell office:value-type="float" office:value="2.8845129275999999" table:style-name="ce1">
            <text:p>2.884512928</text:p>
          </table:table-cell>
          <table:table-cell office:value-type="float" office:value="2.8187714613999999" table:style-name="ce1">
            <text:p>2.818771461</text:p>
          </table:table-cell>
          <table:table-cell office:value-type="float" office:value="2.6799803471599999" table:style-name="ce1">
            <text:p>2.679980347</text:p>
          </table:table-cell>
          <table:table-cell office:value-type="float" office:value="2.72979077866" table:style-name="ce1">
            <text:p>2.729790779</text:p>
          </table:table-cell>
          <table:table-cell office:value-type="float" office:value="2.7688458212099998" table:style-name="ce1">
            <text:p>2.768845821</text:p>
          </table:table-cell>
          <table:table-cell office:value-type="float" office:value="2.76520564559" table:style-name="ce1">
            <text:p>2.765205646</text:p>
          </table:table-cell>
          <table:table-cell office:value-type="float" office:value="2.75410253589" table:style-name="ce1">
            <text:p>2.754102536</text:p>
          </table:table-cell>
          <table:table-cell office:value-type="float" office:value="2.8888765472200002" table:style-name="ce1">
            <text:p>2.888876547</text:p>
          </table:table-cell>
          <table:table-cell office:value-type="float" office:value="2.7913532858500001" table:style-name="ce1">
            <text:p>2.791353286</text:p>
          </table:table-cell>
          <table:table-cell table:number-columns-repeated="16366"/>
        </table:table-row>
        <table:table-row table:number-rows-repeated="1048564" table:style-name="ro1">
          <table:table-cell table:number-columns-repeated="16384"/>
        </table:table-row>
      </table:table>
      <table:table table:name="Wal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Description</text:p>
          </table:table-cell>
          <table:table-cell table:style-name="ce1"/>
          <table:table-cell office:value-type="string" table:style-name="ce1">
            <text:p>Units</text:p>
          </table:table-cell>
          <table:table-cell office:value-type="string" table:style-name="ce1">
            <text:p>2001-02</text:p>
          </table:table-cell>
          <table:table-cell office:value-type="string" table:style-name="ce1">
            <text:p>2002-03</text:p>
          </table:table-cell>
          <table:table-cell office:value-type="string" table:style-name="ce1">
            <text:p>2003-04</text:p>
          </table:table-cell>
          <table:table-cell office:value-type="string" table:style-name="ce1">
            <text:p>2004-05</text:p>
          </table:table-cell>
          <table:table-cell office:value-type="string" table:style-name="ce1">
            <text:p>2005-06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verage intake per person per day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nergy</text:p>
          </table:table-cell>
          <table:table-cell table:style-name="ce1"/>
          <table:table-cell office:value-type="string" table:style-name="ce1">
            <text:p>kcal</text:p>
          </table:table-cell>
          <table:table-cell office:value-type="float" office:value="2246.1747014799998" table:style-name="ce1">
            <text:p>2246.174701</text:p>
          </table:table-cell>
          <table:table-cell office:value-type="float" office:value="2096.7482621099998" table:style-name="ce1">
            <text:p>2096.748262</text:p>
          </table:table-cell>
          <table:table-cell office:value-type="float" office:value="2108.3359813400002" table:style-name="ce1">
            <text:p>2108.335981</text:p>
          </table:table-cell>
          <table:table-cell office:value-type="float" office:value="2128.09389771" table:style-name="ce1">
            <text:p>2128.093898</text:p>
          </table:table-cell>
          <table:table-cell office:value-type="float" office:value="2148.2690366900001" table:style-name="ce1">
            <text:p>2148.269037</text:p>
          </table:table-cell>
          <table:table-cell office:value-type="float" office:value="1987.76154518" table:style-name="ce1">
            <text:p>1987.761545</text:p>
          </table:table-cell>
          <table:table-cell office:value-type="float" office:value="2124.11622412" table:style-name="ce1">
            <text:p>2124.116224</text:p>
          </table:table-cell>
          <table:table-cell office:value-type="float" office:value="2213.3921864399999" table:style-name="ce1">
            <text:p>2213.392186</text:p>
          </table:table-cell>
          <table:table-cell office:value-type="float" office:value="2133.9390748699998" table:style-name="ce1">
            <text:p>2133.939075</text:p>
          </table:table-cell>
          <table:table-cell office:value-type="float" office:value="2057.53256573" table:style-name="ce1">
            <text:p>2057.532566</text:p>
          </table:table-cell>
          <table:table-cell office:value-type="float" office:value="2201.8839915899998" table:style-name="ce1">
            <text:p>2201.883992</text:p>
          </table:table-cell>
          <table:table-cell office:value-type="float" office:value="1911.47860296" table:style-name="ce1">
            <text:p>1911.478603</text:p>
          </table:table-cell>
          <table:table-cell office:value-type="float" office:value="1888.20458753" table:style-name="ce1">
            <text:p>1888.204588</text:p>
          </table:table-cell>
          <table:table-cell office:value-type="float" office:value="1806.8750649000001" table:style-name="ce1">
            <text:p>1806.875065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lc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955.15399169" table:style-name="ce1">
            <text:p>955.1539917</text:p>
          </table:table-cell>
          <table:table-cell office:value-type="float" office:value="956.73699368799998" table:style-name="ce1">
            <text:p>956.7369937</text:p>
          </table:table-cell>
          <table:table-cell office:value-type="float" office:value="926.12005821299999" table:style-name="ce1">
            <text:p>926.1200582</text:p>
          </table:table-cell>
          <table:table-cell office:value-type="float" office:value="932.94645767999998" table:style-name="ce1">
            <text:p>932.9464577</text:p>
          </table:table-cell>
          <table:table-cell office:value-type="float" office:value="957.45288722400005" table:style-name="ce1">
            <text:p>957.4528872</text:p>
          </table:table-cell>
          <table:table-cell office:value-type="float" office:value="915.29878260700002" table:style-name="ce1">
            <text:p>915.2987826</text:p>
          </table:table-cell>
          <table:table-cell office:value-type="float" office:value="959.04650477200005" table:style-name="ce1">
            <text:p>959.0465048</text:p>
          </table:table-cell>
          <table:table-cell office:value-type="float" office:value="980.27107414900001" table:style-name="ce1">
            <text:p>980.2710741</text:p>
          </table:table-cell>
          <table:table-cell office:value-type="float" office:value="975.656445426" table:style-name="ce1">
            <text:p>975.6564454</text:p>
          </table:table-cell>
          <table:table-cell office:value-type="float" office:value="906.69588785899998" table:style-name="ce1">
            <text:p>906.6958879</text:p>
          </table:table-cell>
          <table:table-cell office:value-type="float" office:value="969.558505599" table:style-name="ce1">
            <text:p>969.5585056</text:p>
          </table:table-cell>
          <table:table-cell office:value-type="float" office:value="876.74049683800001" table:style-name="ce1">
            <text:p>876.7404968</text:p>
          </table:table-cell>
          <table:table-cell office:value-type="float" office:value="852.30308997899999" table:style-name="ce1">
            <text:p>852.30309</text:p>
          </table:table-cell>
          <table:table-cell office:value-type="float" office:value="841.55229226999995" table:style-name="ce1">
            <text:p>841.5522923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ro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1.5231425125" table:style-name="ce1">
            <text:p>11.52314251</text:p>
          </table:table-cell>
          <table:table-cell office:value-type="float" office:value="11.037622471500001" table:style-name="ce1">
            <text:p>11.03762247</text:p>
          </table:table-cell>
          <table:table-cell office:value-type="float" office:value="11.133735095800001" table:style-name="ce1">
            <text:p>11.1337351</text:p>
          </table:table-cell>
          <table:table-cell office:value-type="float" office:value="11.512036461699999" table:style-name="ce1">
            <text:p>11.51203646</text:p>
          </table:table-cell>
          <table:table-cell office:value-type="float" office:value="11.9727368223" table:style-name="ce1">
            <text:p>11.97273682</text:p>
          </table:table-cell>
          <table:table-cell office:value-type="float" office:value="10.4444448295" table:style-name="ce1">
            <text:p>10.44444483</text:p>
          </table:table-cell>
          <table:table-cell office:value-type="float" office:value="11.179429329" table:style-name="ce1">
            <text:p>11.17942933</text:p>
          </table:table-cell>
          <table:table-cell office:value-type="float" office:value="11.7042596606" table:style-name="ce1">
            <text:p>11.70425966</text:p>
          </table:table-cell>
          <table:table-cell office:value-type="float" office:value="11.215884597800001" table:style-name="ce1">
            <text:p>11.2158846</text:p>
          </table:table-cell>
          <table:table-cell office:value-type="float" office:value="10.914695221100001" table:style-name="ce1">
            <text:p>10.91469522</text:p>
          </table:table-cell>
          <table:table-cell office:value-type="float" office:value="11.2587936762" table:style-name="ce1">
            <text:p>11.25879368</text:p>
          </table:table-cell>
          <table:table-cell office:value-type="float" office:value="9.8277129868900008" table:style-name="ce1">
            <text:p>9.827712987</text:p>
          </table:table-cell>
          <table:table-cell office:value-type="float" office:value="9.9537043410900008" table:style-name="ce1">
            <text:p>9.953704341</text:p>
          </table:table-cell>
          <table:table-cell office:value-type="float" office:value="9.4529471584899998" table:style-name="ce1">
            <text:p>9.452947158</text:p>
          </table:table-cell>
          <table:table-cell table:number-columns-repeated="1636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Zin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8.8400700685999993" table:style-name="ce1">
            <text:p>8.840070069</text:p>
          </table:table-cell>
          <table:table-cell office:value-type="float" office:value="8.4617920570699994" table:style-name="ce1">
            <text:p>8.461792057</text:p>
          </table:table-cell>
          <table:table-cell office:value-type="float" office:value="8.3706496911600006" table:style-name="ce1">
            <text:p>8.370649691</text:p>
          </table:table-cell>
          <table:table-cell office:value-type="float" office:value="8.65149938283" table:style-name="ce1">
            <text:p>8.651499383</text:p>
          </table:table-cell>
          <table:table-cell office:value-type="float" office:value="8.8615395521899991" table:style-name="ce1">
            <text:p>8.861539552</text:p>
          </table:table-cell>
          <table:table-cell office:value-type="float" office:value="8.2453053470299995" table:style-name="ce1">
            <text:p>8.245305347</text:p>
          </table:table-cell>
          <table:table-cell office:value-type="float" office:value="8.8030507892800003" table:style-name="ce1">
            <text:p>8.803050789</text:p>
          </table:table-cell>
          <table:table-cell office:value-type="float" office:value="9.2080875240599998" table:style-name="ce1">
            <text:p>9.208087524</text:p>
          </table:table-cell>
          <table:table-cell office:value-type="float" office:value="8.6106853538500001" table:style-name="ce1">
            <text:p>8.610685354</text:p>
          </table:table-cell>
          <table:table-cell office:value-type="float" office:value="8.3101161790999996" table:style-name="ce1">
            <text:p>8.310116179</text:p>
          </table:table-cell>
          <table:table-cell office:value-type="float" office:value="9.0852126116700003" table:style-name="ce1">
            <text:p>9.085212612</text:p>
          </table:table-cell>
          <table:table-cell office:value-type="float" office:value="7.9711902781099999" table:style-name="ce1">
            <text:p>7.971190278</text:p>
          </table:table-cell>
          <table:table-cell office:value-type="float" office:value="7.4714757123200002" table:style-name="ce1">
            <text:p>7.471475712</text:p>
          </table:table-cell>
          <table:table-cell office:value-type="float" office:value="7.3934752703099997" table:style-name="ce1">
            <text:p>7.39347527</text:p>
          </table:table-cell>
          <table:table-cell table:number-columns-repeated="1636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gnes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69.58730127899997" table:style-name="ce1">
            <text:p>269.5873013</text:p>
          </table:table-cell>
          <table:table-cell office:value-type="float" office:value="256.35322067300001" table:style-name="ce1">
            <text:p>256.3532207</text:p>
          </table:table-cell>
          <table:table-cell office:value-type="float" office:value="251.624002475" table:style-name="ce1">
            <text:p>251.6240025</text:p>
          </table:table-cell>
          <table:table-cell office:value-type="float" office:value="260.72726727899999" table:style-name="ce1">
            <text:p>260.7272673</text:p>
          </table:table-cell>
          <table:table-cell office:value-type="float" office:value="274.93050271099997" table:style-name="ce1">
            <text:p>274.9305027</text:p>
          </table:table-cell>
          <table:table-cell office:value-type="float" office:value="255.83220532999999" table:style-name="ce1">
            <text:p>255.8322053</text:p>
          </table:table-cell>
          <table:table-cell office:value-type="float" office:value="272.39130751499999" table:style-name="ce1">
            <text:p>272.3913075</text:p>
          </table:table-cell>
          <table:table-cell office:value-type="float" office:value="282.44685485299999" table:style-name="ce1">
            <text:p>282.4468549</text:p>
          </table:table-cell>
          <table:table-cell office:value-type="float" office:value="267.00770734100001" table:style-name="ce1">
            <text:p>267.0077073</text:p>
          </table:table-cell>
          <table:table-cell office:value-type="float" office:value="262.13394900499998" table:style-name="ce1">
            <text:p>262.133949</text:p>
          </table:table-cell>
          <table:table-cell office:value-type="float" office:value="280.94771448900002" table:style-name="ce1">
            <text:p>280.9477145</text:p>
          </table:table-cell>
          <table:table-cell office:value-type="float" office:value="253.433231148" table:style-name="ce1">
            <text:p>253.4332311</text:p>
          </table:table-cell>
          <table:table-cell office:value-type="float" office:value="244.899211979" table:style-name="ce1">
            <text:p>244.899212</text:p>
          </table:table-cell>
          <table:table-cell office:value-type="float" office:value="239.20127944199999" table:style-name="ce1">
            <text:p>239.2012794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hiam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59285451792" table:style-name="ce1">
            <text:p>1.592854518</text:p>
          </table:table-cell>
          <table:table-cell office:value-type="float" office:value="1.4950587069600001" table:style-name="ce1">
            <text:p>1.495058707</text:p>
          </table:table-cell>
          <table:table-cell office:value-type="float" office:value="1.57298462043" table:style-name="ce1">
            <text:p>1.57298462</text:p>
          </table:table-cell>
          <table:table-cell office:value-type="float" office:value="1.60090143019" table:style-name="ce1">
            <text:p>1.60090143</text:p>
          </table:table-cell>
          <table:table-cell office:value-type="float" office:value="1.69409829091" table:style-name="ce1">
            <text:p>1.694098291</text:p>
          </table:table-cell>
          <table:table-cell office:value-type="float" office:value="1.5000134568300001" table:style-name="ce1">
            <text:p>1.500013457</text:p>
          </table:table-cell>
          <table:table-cell office:value-type="float" office:value="1.5646721690400001" table:style-name="ce1">
            <text:p>1.564672169</text:p>
          </table:table-cell>
          <table:table-cell office:value-type="float" office:value="1.6160839789899999" table:style-name="ce1">
            <text:p>1.616083979</text:p>
          </table:table-cell>
          <table:table-cell office:value-type="float" office:value="1.5584546722899999" table:style-name="ce1">
            <text:p>1.558454672</text:p>
          </table:table-cell>
          <table:table-cell office:value-type="float" office:value="1.4945404880499999" table:style-name="ce1">
            <text:p>1.494540488</text:p>
          </table:table-cell>
          <table:table-cell office:value-type="float" office:value="1.5218991420000001" table:style-name="ce1">
            <text:p>1.521899142</text:p>
          </table:table-cell>
          <table:table-cell office:value-type="float" office:value="1.5866397401600001" table:style-name="ce1">
            <text:p>1.58663974</text:p>
          </table:table-cell>
          <table:table-cell office:value-type="float" office:value="1.5015591642899999" table:style-name="ce1">
            <text:p>1.501559164</text:p>
          </table:table-cell>
          <table:table-cell office:value-type="float" office:value="1.46375011163" table:style-name="ce1">
            <text:p>1.463750112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iboflav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87973912506" table:style-name="ce1">
            <text:p>1.879739125</text:p>
          </table:table-cell>
          <table:table-cell office:value-type="float" office:value="1.87326738036" table:style-name="ce1">
            <text:p>1.87326738</text:p>
          </table:table-cell>
          <table:table-cell office:value-type="float" office:value="1.8417362635600001" table:style-name="ce1">
            <text:p>1.841736264</text:p>
          </table:table-cell>
          <table:table-cell office:value-type="float" office:value="1.9077278950400001" table:style-name="ce1">
            <text:p>1.907727895</text:p>
          </table:table-cell>
          <table:table-cell office:value-type="float" office:value="1.95792062082" table:style-name="ce1">
            <text:p>1.957920621</text:p>
          </table:table-cell>
          <table:table-cell office:value-type="float" office:value="1.8191141871500001" table:style-name="ce1">
            <text:p>1.819114187</text:p>
          </table:table-cell>
          <table:table-cell office:value-type="float" office:value="1.8724353331700001" table:style-name="ce1">
            <text:p>1.872435333</text:p>
          </table:table-cell>
          <table:table-cell office:value-type="float" office:value="1.9141852312800001" table:style-name="ce1">
            <text:p>1.914185231</text:p>
          </table:table-cell>
          <table:table-cell office:value-type="float" office:value="1.92668712521" table:style-name="ce1">
            <text:p>1.926687125</text:p>
          </table:table-cell>
          <table:table-cell office:value-type="float" office:value="1.7757125122099999" table:style-name="ce1">
            <text:p>1.775712512</text:p>
          </table:table-cell>
          <table:table-cell office:value-type="float" office:value="1.98450871214" table:style-name="ce1">
            <text:p>1.984508712</text:p>
          </table:table-cell>
          <table:table-cell office:value-type="float" office:value="1.7573337335300001" table:style-name="ce1">
            <text:p>1.757333734</text:p>
          </table:table-cell>
          <table:table-cell office:value-type="float" office:value="1.71151323513" table:style-name="ce1">
            <text:p>1.711513235</text:p>
          </table:table-cell>
          <table:table-cell office:value-type="float" office:value="1.67713342447" table:style-name="ce1">
            <text:p>1.677133424</text:p>
          </table:table-cell>
          <table:table-cell table:number-columns-repeated="1636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Vitamin B6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.37700350264" table:style-name="ce1">
            <text:p>2.377003503</text:p>
          </table:table-cell>
          <table:table-cell office:value-type="float" office:value="2.2059324934700002" table:style-name="ce1">
            <text:p>2.205932493</text:p>
          </table:table-cell>
          <table:table-cell office:value-type="float" office:value="2.2458491237799998" table:style-name="ce1">
            <text:p>2.245849124</text:p>
          </table:table-cell>
          <table:table-cell office:value-type="float" office:value="2.2958244991800001" table:style-name="ce1">
            <text:p>2.295824499</text:p>
          </table:table-cell>
          <table:table-cell office:value-type="float" office:value="2.4326233536899999" table:style-name="ce1">
            <text:p>2.432623354</text:p>
          </table:table-cell>
          <table:table-cell office:value-type="float" office:value="2.1309438843900002" table:style-name="ce1">
            <text:p>2.130943884</text:p>
          </table:table-cell>
          <table:table-cell office:value-type="float" office:value="2.2952437700399999" table:style-name="ce1">
            <text:p>2.29524377</text:p>
          </table:table-cell>
          <table:table-cell office:value-type="float" office:value="2.4418142989399998" table:style-name="ce1">
            <text:p>2.441814299</text:p>
          </table:table-cell>
          <table:table-cell office:value-type="float" office:value="2.2599171373" table:style-name="ce1">
            <text:p>2.259917137</text:p>
          </table:table-cell>
          <table:table-cell office:value-type="float" office:value="2.1901481617099998" table:style-name="ce1">
            <text:p>2.190148162</text:p>
          </table:table-cell>
          <table:table-cell office:value-type="float" office:value="2.3069285715499999" table:style-name="ce1">
            <text:p>2.306928572</text:p>
          </table:table-cell>
          <table:table-cell office:value-type="float" office:value="1.8293564871300001" table:style-name="ce1">
            <text:p>1.829356487</text:p>
          </table:table-cell>
          <table:table-cell office:value-type="float" office:value="1.74595046576" table:style-name="ce1">
            <text:p>1.745950466</text:p>
          </table:table-cell>
          <table:table-cell office:value-type="float" office:value="1.7061224376899999" table:style-name="ce1">
            <text:p>1.706122438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Vitamin 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64.622908563899998" table:style-name="ce1">
            <text:p>64.62290856</text:p>
          </table:table-cell>
          <table:table-cell office:value-type="float" office:value="62.141836683100003" table:style-name="ce1">
            <text:p>62.14183668</text:p>
          </table:table-cell>
          <table:table-cell office:value-type="float" office:value="63.9601377169" table:style-name="ce1">
            <text:p>63.96013772</text:p>
          </table:table-cell>
          <table:table-cell office:value-type="float" office:value="62.788156857399997" table:style-name="ce1">
            <text:p>62.78815686</text:p>
          </table:table-cell>
          <table:table-cell office:value-type="float" office:value="68.284719378999995" table:style-name="ce1">
            <text:p>68.28471938</text:p>
          </table:table-cell>
          <table:table-cell office:value-type="float" office:value="64.564193678300001" table:style-name="ce1">
            <text:p>64.56419368</text:p>
          </table:table-cell>
          <table:table-cell office:value-type="float" office:value="70.056371106100002" table:style-name="ce1">
            <text:p>70.05637111</text:p>
          </table:table-cell>
          <table:table-cell office:value-type="float" office:value="75.687640041199998" table:style-name="ce1">
            <text:p>75.68764004</text:p>
          </table:table-cell>
          <table:table-cell office:value-type="float" office:value="71.872520408" table:style-name="ce1">
            <text:p>71.87252041</text:p>
          </table:table-cell>
          <table:table-cell office:value-type="float" office:value="72.054045285499996" table:style-name="ce1">
            <text:p>72.05404529</text:p>
          </table:table-cell>
          <table:table-cell office:value-type="float" office:value="68.839653353599999" table:style-name="ce1">
            <text:p>68.83965335</text:p>
          </table:table-cell>
          <table:table-cell office:value-type="float" office:value="71.479864046499998" table:style-name="ce1">
            <text:p>71.47986405</text:p>
          </table:table-cell>
          <table:table-cell office:value-type="float" office:value="66.754233361700003" table:style-name="ce1">
            <text:p>66.75423336</text:p>
          </table:table-cell>
          <table:table-cell office:value-type="float" office:value="66.3711928301" table:style-name="ce1">
            <text:p>66.37119283</text:p>
          </table:table-cell>
          <table:table-cell table:number-columns-repeated="1636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Vitamin D</text:p>
          </table:table-cell>
          <table:table-cell table:style-name="ce1"/>
          <table:table-cell office:value-type="string" table:style-name="ce1">
            <text:p>μg</text:p>
          </table:table-cell>
          <table:table-cell office:value-type="float" office:value="3.7470008162799999" table:style-name="ce1">
            <text:p>3.747000816</text:p>
          </table:table-cell>
          <table:table-cell office:value-type="float" office:value="3.3435145338100001" table:style-name="ce1">
            <text:p>3.343514534</text:p>
          </table:table-cell>
          <table:table-cell office:value-type="float" office:value="3.1397866740699998" table:style-name="ce1">
            <text:p>3.139786674</text:p>
          </table:table-cell>
          <table:table-cell office:value-type="float" office:value="3.0612897700000001" table:style-name="ce1">
            <text:p>3.06128977</text:p>
          </table:table-cell>
          <table:table-cell office:value-type="float" office:value="3.0685610316499998" table:style-name="ce1">
            <text:p>3.068561032</text:p>
          </table:table-cell>
          <table:table-cell office:value-type="float" office:value="2.6325132678999998" table:style-name="ce1">
            <text:p>2.632513268</text:p>
          </table:table-cell>
          <table:table-cell office:value-type="float" office:value="2.9337139846300002" table:style-name="ce1">
            <text:p>2.933713985</text:p>
          </table:table-cell>
          <table:table-cell office:value-type="float" office:value="3.2365639026699999" table:style-name="ce1">
            <text:p>3.236563903</text:p>
          </table:table-cell>
          <table:table-cell office:value-type="float" office:value="3.1932557142500002" table:style-name="ce1">
            <text:p>3.193255714</text:p>
          </table:table-cell>
          <table:table-cell office:value-type="float" office:value="3.15842198567" table:style-name="ce1">
            <text:p>3.158421986</text:p>
          </table:table-cell>
          <table:table-cell office:value-type="float" office:value="3.23311536307" table:style-name="ce1">
            <text:p>3.233115363</text:p>
          </table:table-cell>
          <table:table-cell office:value-type="float" office:value="2.7882437235599999" table:style-name="ce1">
            <text:p>2.788243724</text:p>
          </table:table-cell>
          <table:table-cell office:value-type="float" office:value="2.6170892998399999" table:style-name="ce1">
            <text:p>2.6170893</text:p>
          </table:table-cell>
          <table:table-cell office:value-type="float" office:value="2.6089600121999998" table:style-name="ce1">
            <text:p>2.608960012</text:p>
          </table:table-cell>
          <table:table-cell table:number-columns-repeated="16366"/>
        </table:table-row>
        <table:table-row table:number-rows-repeated="1048564" table:style-name="ro1">
          <table:table-cell table:number-columns-repeated="16384"/>
        </table:table-row>
      </table:table>
      <table:table table:name="Scotlan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Description</text:p>
          </table:table-cell>
          <table:table-cell table:style-name="ce1"/>
          <table:table-cell office:value-type="string" table:style-name="ce1">
            <text:p>Units</text:p>
          </table:table-cell>
          <table:table-cell office:value-type="string" table:style-name="ce1">
            <text:p>2001-02</text:p>
          </table:table-cell>
          <table:table-cell office:value-type="string" table:style-name="ce1">
            <text:p>2002-03</text:p>
          </table:table-cell>
          <table:table-cell office:value-type="string" table:style-name="ce1">
            <text:p>2003-04</text:p>
          </table:table-cell>
          <table:table-cell office:value-type="string" table:style-name="ce1">
            <text:p>2004-05</text:p>
          </table:table-cell>
          <table:table-cell office:value-type="string" table:style-name="ce1">
            <text:p>2005-06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verage intake per person per day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nergy</text:p>
          </table:table-cell>
          <table:table-cell table:style-name="ce1"/>
          <table:table-cell office:value-type="string" table:style-name="ce1">
            <text:p>kcal</text:p>
          </table:table-cell>
          <table:table-cell office:value-type="float" office:value="2101.7769542999999" table:style-name="ce1">
            <text:p>2101.776954</text:p>
          </table:table-cell>
          <table:table-cell office:value-type="float" office:value="2083.8628384200001" table:style-name="ce1">
            <text:p>2083.862838</text:p>
          </table:table-cell>
          <table:table-cell office:value-type="float" office:value="2058.0618868299998" table:style-name="ce1">
            <text:p>2058.061887</text:p>
          </table:table-cell>
          <table:table-cell office:value-type="float" office:value="2056.6962326500002" table:style-name="ce1">
            <text:p>2056.696233</text:p>
          </table:table-cell>
          <table:table-cell office:value-type="float" office:value="2041.16185367" table:style-name="ce1">
            <text:p>2041.161854</text:p>
          </table:table-cell>
          <table:table-cell office:value-type="float" office:value="2039.54580035" table:style-name="ce1">
            <text:p>2039.5458</text:p>
          </table:table-cell>
          <table:table-cell office:value-type="float" office:value="2144.86238009" table:style-name="ce1">
            <text:p>2144.86238</text:p>
          </table:table-cell>
          <table:table-cell office:value-type="float" office:value="2071.6256171300001" table:style-name="ce1">
            <text:p>2071.625617</text:p>
          </table:table-cell>
          <table:table-cell office:value-type="float" office:value="2112.0476087699999" table:style-name="ce1">
            <text:p>2112.047609</text:p>
          </table:table-cell>
          <table:table-cell office:value-type="float" office:value="2158.3985826600001" table:style-name="ce1">
            <text:p>2158.398583</text:p>
          </table:table-cell>
          <table:table-cell office:value-type="float" office:value="1931.0546463600001" table:style-name="ce1">
            <text:p>1931.054646</text:p>
          </table:table-cell>
          <table:table-cell office:value-type="float" office:value="2030.0565770200001" table:style-name="ce1">
            <text:p>2030.056577</text:p>
          </table:table-cell>
          <table:table-cell office:value-type="float" office:value="2020.32085856" table:style-name="ce1">
            <text:p>2020.320859</text:p>
          </table:table-cell>
          <table:table-cell office:value-type="float" office:value="1934.8741109800001" table:style-name="ce1">
            <text:p>1934.874111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lc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962.45150756400005" table:style-name="ce1">
            <text:p>962.4515076</text:p>
          </table:table-cell>
          <table:table-cell office:value-type="float" office:value="960.49657176300002" table:style-name="ce1">
            <text:p>960.4965718</text:p>
          </table:table-cell>
          <table:table-cell office:value-type="float" office:value="924.16598153500001" table:style-name="ce1">
            <text:p>924.1659815</text:p>
          </table:table-cell>
          <table:table-cell office:value-type="float" office:value="912.13911971599998" table:style-name="ce1">
            <text:p>912.1391197</text:p>
          </table:table-cell>
          <table:table-cell office:value-type="float" office:value="914.45797783" table:style-name="ce1">
            <text:p>914.4579778</text:p>
          </table:table-cell>
          <table:table-cell office:value-type="float" office:value="914.92064346400002" table:style-name="ce1">
            <text:p>914.9206435</text:p>
          </table:table-cell>
          <table:table-cell office:value-type="float" office:value="942.41066555700002" table:style-name="ce1">
            <text:p>942.4106656</text:p>
          </table:table-cell>
          <table:table-cell office:value-type="float" office:value="917.63619082800005" table:style-name="ce1">
            <text:p>917.6361908</text:p>
          </table:table-cell>
          <table:table-cell office:value-type="float" office:value="951.018737418" table:style-name="ce1">
            <text:p>951.0187374</text:p>
          </table:table-cell>
          <table:table-cell office:value-type="float" office:value="938.12083372400002" table:style-name="ce1">
            <text:p>938.1208337</text:p>
          </table:table-cell>
          <table:table-cell office:value-type="float" office:value="846.46384743800002" table:style-name="ce1">
            <text:p>846.4638474</text:p>
          </table:table-cell>
          <table:table-cell office:value-type="float" office:value="892.78255828600004" table:style-name="ce1">
            <text:p>892.7825583</text:p>
          </table:table-cell>
          <table:table-cell office:value-type="float" office:value="877.40290250999999" table:style-name="ce1">
            <text:p>877.4029025</text:p>
          </table:table-cell>
          <table:table-cell office:value-type="float" office:value="830.90810651599998" table:style-name="ce1">
            <text:p>830.9081065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ro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0.8448084224" table:style-name="ce1">
            <text:p>10.84480842</text:p>
          </table:table-cell>
          <table:table-cell office:value-type="float" office:value="10.8586403879" table:style-name="ce1">
            <text:p>10.85864039</text:p>
          </table:table-cell>
          <table:table-cell office:value-type="float" office:value="10.849084404499999" table:style-name="ce1">
            <text:p>10.8490844</text:p>
          </table:table-cell>
          <table:table-cell office:value-type="float" office:value="10.9963969191" table:style-name="ce1">
            <text:p>10.99639692</text:p>
          </table:table-cell>
          <table:table-cell office:value-type="float" office:value="10.953646881699999" table:style-name="ce1">
            <text:p>10.95364688</text:p>
          </table:table-cell>
          <table:table-cell office:value-type="float" office:value="10.5605266304" table:style-name="ce1">
            <text:p>10.56052663</text:p>
          </table:table-cell>
          <table:table-cell office:value-type="float" office:value="10.851252003500001" table:style-name="ce1">
            <text:p>10.851252</text:p>
          </table:table-cell>
          <table:table-cell office:value-type="float" office:value="10.6530329242" table:style-name="ce1">
            <text:p>10.65303292</text:p>
          </table:table-cell>
          <table:table-cell office:value-type="float" office:value="10.961451671000001" table:style-name="ce1">
            <text:p>10.96145167</text:p>
          </table:table-cell>
          <table:table-cell office:value-type="float" office:value="11.1089812539" table:style-name="ce1">
            <text:p>11.10898125</text:p>
          </table:table-cell>
          <table:table-cell office:value-type="float" office:value="10.176869850299999" table:style-name="ce1">
            <text:p>10.17686985</text:p>
          </table:table-cell>
          <table:table-cell office:value-type="float" office:value="10.3178509404" table:style-name="ce1">
            <text:p>10.31785094</text:p>
          </table:table-cell>
          <table:table-cell office:value-type="float" office:value="10.2731468468" table:style-name="ce1">
            <text:p>10.27314685</text:p>
          </table:table-cell>
          <table:table-cell office:value-type="float" office:value="9.9822653037299993" table:style-name="ce1">
            <text:p>9.982265304</text:p>
          </table:table-cell>
          <table:table-cell table:number-columns-repeated="1636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Zin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8.5308961411500004" table:style-name="ce1">
            <text:p>8.530896141</text:p>
          </table:table-cell>
          <table:table-cell office:value-type="float" office:value="8.5976774226600003" table:style-name="ce1">
            <text:p>8.597677423</text:p>
          </table:table-cell>
          <table:table-cell office:value-type="float" office:value="8.1940314001600001" table:style-name="ce1">
            <text:p>8.1940314</text:p>
          </table:table-cell>
          <table:table-cell office:value-type="float" office:value="8.2322381342999993" table:style-name="ce1">
            <text:p>8.232238134</text:p>
          </table:table-cell>
          <table:table-cell office:value-type="float" office:value="8.2795174397500002" table:style-name="ce1">
            <text:p>8.27951744</text:p>
          </table:table-cell>
          <table:table-cell office:value-type="float" office:value="8.2494383101200004" table:style-name="ce1">
            <text:p>8.24943831</text:p>
          </table:table-cell>
          <table:table-cell office:value-type="float" office:value="8.5990540502700004" table:style-name="ce1">
            <text:p>8.59905405</text:p>
          </table:table-cell>
          <table:table-cell office:value-type="float" office:value="8.2290753576399993" table:style-name="ce1">
            <text:p>8.229075358</text:p>
          </table:table-cell>
          <table:table-cell office:value-type="float" office:value="8.4230845616900005" table:style-name="ce1">
            <text:p>8.423084562</text:p>
          </table:table-cell>
          <table:table-cell office:value-type="float" office:value="8.5611097604099999" table:style-name="ce1">
            <text:p>8.56110976</text:p>
          </table:table-cell>
          <table:table-cell office:value-type="float" office:value="7.9664991506999998" table:style-name="ce1">
            <text:p>7.966499151</text:p>
          </table:table-cell>
          <table:table-cell office:value-type="float" office:value="8.1105189444000008" table:style-name="ce1">
            <text:p>8.110518944</text:p>
          </table:table-cell>
          <table:table-cell office:value-type="float" office:value="7.8290055606299997" table:style-name="ce1">
            <text:p>7.829005561</text:p>
          </table:table-cell>
          <table:table-cell office:value-type="float" office:value="7.5381447495799998" table:style-name="ce1">
            <text:p>7.53814475</text:p>
          </table:table-cell>
          <table:table-cell table:number-columns-repeated="1636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gnes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55.441392544" table:style-name="ce1">
            <text:p>255.4413925</text:p>
          </table:table-cell>
          <table:table-cell office:value-type="float" office:value="254.981401003" table:style-name="ce1">
            <text:p>254.981401</text:p>
          </table:table-cell>
          <table:table-cell office:value-type="float" office:value="246.084746069" table:style-name="ce1">
            <text:p>246.0847461</text:p>
          </table:table-cell>
          <table:table-cell office:value-type="float" office:value="252.10939567200001" table:style-name="ce1">
            <text:p>252.1093957</text:p>
          </table:table-cell>
          <table:table-cell office:value-type="float" office:value="254.841275658" table:style-name="ce1">
            <text:p>254.8412757</text:p>
          </table:table-cell>
          <table:table-cell office:value-type="float" office:value="258.62479113099999" table:style-name="ce1">
            <text:p>258.6247911</text:p>
          </table:table-cell>
          <table:table-cell office:value-type="float" office:value="267.55324301500002" table:style-name="ce1">
            <text:p>267.553243</text:p>
          </table:table-cell>
          <table:table-cell office:value-type="float" office:value="260.973211365" table:style-name="ce1">
            <text:p>260.9732114</text:p>
          </table:table-cell>
          <table:table-cell office:value-type="float" office:value="266.93636665700001" table:style-name="ce1">
            <text:p>266.9363667</text:p>
          </table:table-cell>
          <table:table-cell office:value-type="float" office:value="267.62977405200002" table:style-name="ce1">
            <text:p>267.6297741</text:p>
          </table:table-cell>
          <table:table-cell office:value-type="float" office:value="244.200692186" table:style-name="ce1">
            <text:p>244.2006922</text:p>
          </table:table-cell>
          <table:table-cell office:value-type="float" office:value="258.62853349699998" table:style-name="ce1">
            <text:p>258.6285335</text:p>
          </table:table-cell>
          <table:table-cell office:value-type="float" office:value="255.01407585000001" table:style-name="ce1">
            <text:p>255.0140759</text:p>
          </table:table-cell>
          <table:table-cell office:value-type="float" office:value="246.45453512099999" table:style-name="ce1">
            <text:p>246.4545351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hiam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49466188" table:style-name="ce1">
            <text:p>1.49466188</text:p>
          </table:table-cell>
          <table:table-cell office:value-type="float" office:value="1.49687026983" table:style-name="ce1">
            <text:p>1.49687027</text:p>
          </table:table-cell>
          <table:table-cell office:value-type="float" office:value="1.4794716987900001" table:style-name="ce1">
            <text:p>1.479471699</text:p>
          </table:table-cell>
          <table:table-cell office:value-type="float" office:value="1.51531771936" table:style-name="ce1">
            <text:p>1.515317719</text:p>
          </table:table-cell>
          <table:table-cell office:value-type="float" office:value="1.54310216627" table:style-name="ce1">
            <text:p>1.543102166</text:p>
          </table:table-cell>
          <table:table-cell office:value-type="float" office:value="1.46999750451" table:style-name="ce1">
            <text:p>1.469997505</text:p>
          </table:table-cell>
          <table:table-cell office:value-type="float" office:value="1.49411663287" table:style-name="ce1">
            <text:p>1.494116633</text:p>
          </table:table-cell>
          <table:table-cell office:value-type="float" office:value="1.4547788770400001" table:style-name="ce1">
            <text:p>1.454778877</text:p>
          </table:table-cell>
          <table:table-cell office:value-type="float" office:value="1.50469376933" table:style-name="ce1">
            <text:p>1.504693769</text:p>
          </table:table-cell>
          <table:table-cell office:value-type="float" office:value="1.51333823469" table:style-name="ce1">
            <text:p>1.513338235</text:p>
          </table:table-cell>
          <table:table-cell office:value-type="float" office:value="1.3441113922600001" table:style-name="ce1">
            <text:p>1.344111392</text:p>
          </table:table-cell>
          <table:table-cell office:value-type="float" office:value="1.56569192403" table:style-name="ce1">
            <text:p>1.565691924</text:p>
          </table:table-cell>
          <table:table-cell office:value-type="float" office:value="1.5123701064099999" table:style-name="ce1">
            <text:p>1.512370106</text:p>
          </table:table-cell>
          <table:table-cell office:value-type="float" office:value="1.4525380350799999" table:style-name="ce1">
            <text:p>1.452538035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iboflav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84283643514" table:style-name="ce1">
            <text:p>1.842836435</text:p>
          </table:table-cell>
          <table:table-cell office:value-type="float" office:value="1.84434227431" table:style-name="ce1">
            <text:p>1.844342274</text:p>
          </table:table-cell>
          <table:table-cell office:value-type="float" office:value="1.8130674712899999" table:style-name="ce1">
            <text:p>1.813067471</text:p>
          </table:table-cell>
          <table:table-cell office:value-type="float" office:value="1.76360910754" table:style-name="ce1">
            <text:p>1.763609108</text:p>
          </table:table-cell>
          <table:table-cell office:value-type="float" office:value="1.7642447718700001" table:style-name="ce1">
            <text:p>1.764244772</text:p>
          </table:table-cell>
          <table:table-cell office:value-type="float" office:value="1.7296910116499999" table:style-name="ce1">
            <text:p>1.729691012</text:p>
          </table:table-cell>
          <table:table-cell office:value-type="float" office:value="1.79077909835" table:style-name="ce1">
            <text:p>1.790779098</text:p>
          </table:table-cell>
          <table:table-cell office:value-type="float" office:value="1.75288304885" table:style-name="ce1">
            <text:p>1.752883049</text:p>
          </table:table-cell>
          <table:table-cell office:value-type="float" office:value="1.81404164622" table:style-name="ce1">
            <text:p>1.814041646</text:p>
          </table:table-cell>
          <table:table-cell office:value-type="float" office:value="1.7736197154" table:style-name="ce1">
            <text:p>1.773619715</text:p>
          </table:table-cell>
          <table:table-cell office:value-type="float" office:value="1.6954843012800001" table:style-name="ce1">
            <text:p>1.695484301</text:p>
          </table:table-cell>
          <table:table-cell office:value-type="float" office:value="1.7455904359400001" table:style-name="ce1">
            <text:p>1.745590436</text:p>
          </table:table-cell>
          <table:table-cell office:value-type="float" office:value="1.7010704992800001" table:style-name="ce1">
            <text:p>1.701070499</text:p>
          </table:table-cell>
          <table:table-cell office:value-type="float" office:value="1.6676486237699999" table:style-name="ce1">
            <text:p>1.667648624</text:p>
          </table:table-cell>
          <table:table-cell table:number-columns-repeated="1636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Vitamin B6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.1590159018000001" table:style-name="ce1">
            <text:p>2.159015902</text:p>
          </table:table-cell>
          <table:table-cell office:value-type="float" office:value="2.1234270238000001" table:style-name="ce1">
            <text:p>2.123427024</text:p>
          </table:table-cell>
          <table:table-cell office:value-type="float" office:value="2.1105674545199999" table:style-name="ce1">
            <text:p>2.110567455</text:p>
          </table:table-cell>
          <table:table-cell office:value-type="float" office:value="2.1224521030400001" table:style-name="ce1">
            <text:p>2.122452103</text:p>
          </table:table-cell>
          <table:table-cell office:value-type="float" office:value="2.1154810574699998" table:style-name="ce1">
            <text:p>2.115481057</text:p>
          </table:table-cell>
          <table:table-cell office:value-type="float" office:value="2.0413436793200002" table:style-name="ce1">
            <text:p>2.041343679</text:p>
          </table:table-cell>
          <table:table-cell office:value-type="float" office:value="2.1792411294699998" table:style-name="ce1">
            <text:p>2.179241129</text:p>
          </table:table-cell>
          <table:table-cell office:value-type="float" office:value="2.14256158876" table:style-name="ce1">
            <text:p>2.142561589</text:p>
          </table:table-cell>
          <table:table-cell office:value-type="float" office:value="2.1499394932599998" table:style-name="ce1">
            <text:p>2.149939493</text:p>
          </table:table-cell>
          <table:table-cell office:value-type="float" office:value="2.1795259376999998" table:style-name="ce1">
            <text:p>2.179525938</text:p>
          </table:table-cell>
          <table:table-cell office:value-type="float" office:value="1.9616715676500001" table:style-name="ce1">
            <text:p>1.961671568</text:p>
          </table:table-cell>
          <table:table-cell office:value-type="float" office:value="1.86812977607" table:style-name="ce1">
            <text:p>1.868129776</text:p>
          </table:table-cell>
          <table:table-cell office:value-type="float" office:value="1.80370910482" table:style-name="ce1">
            <text:p>1.803709105</text:p>
          </table:table-cell>
          <table:table-cell office:value-type="float" office:value="1.71904683392" table:style-name="ce1">
            <text:p>1.719046834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Vitamin 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63.183000233400001" table:style-name="ce1">
            <text:p>63.18300023</text:p>
          </table:table-cell>
          <table:table-cell office:value-type="float" office:value="65.201606037600001" table:style-name="ce1">
            <text:p>65.20160604</text:p>
          </table:table-cell>
          <table:table-cell office:value-type="float" office:value="59.776294352999997" table:style-name="ce1">
            <text:p>59.77629435</text:p>
          </table:table-cell>
          <table:table-cell office:value-type="float" office:value="60.797736826300003" table:style-name="ce1">
            <text:p>60.79773683</text:p>
          </table:table-cell>
          <table:table-cell office:value-type="float" office:value="65.827459450999996" table:style-name="ce1">
            <text:p>65.82745945</text:p>
          </table:table-cell>
          <table:table-cell office:value-type="float" office:value="64.944607493800007" table:style-name="ce1">
            <text:p>64.94460749</text:p>
          </table:table-cell>
          <table:table-cell office:value-type="float" office:value="70.765279658799997" table:style-name="ce1">
            <text:p>70.76527966</text:p>
          </table:table-cell>
          <table:table-cell office:value-type="float" office:value="68.167523829399997" table:style-name="ce1">
            <text:p>68.16752383</text:p>
          </table:table-cell>
          <table:table-cell office:value-type="float" office:value="70.184352442999995" table:style-name="ce1">
            <text:p>70.18435244</text:p>
          </table:table-cell>
          <table:table-cell office:value-type="float" office:value="75.127605927100007" table:style-name="ce1">
            <text:p>75.12760593</text:p>
          </table:table-cell>
          <table:table-cell office:value-type="float" office:value="60.646869503300003" table:style-name="ce1">
            <text:p>60.6468695</text:p>
          </table:table-cell>
          <table:table-cell office:value-type="float" office:value="72.800950001100006" table:style-name="ce1">
            <text:p>72.80095</text:p>
          </table:table-cell>
          <table:table-cell office:value-type="float" office:value="70.778171034699994" table:style-name="ce1">
            <text:p>70.77817103</text:p>
          </table:table-cell>
          <table:table-cell office:value-type="float" office:value="65.970413897" table:style-name="ce1">
            <text:p>65.9704139</text:p>
          </table:table-cell>
          <table:table-cell table:number-columns-repeated="1636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Vitamin D</text:p>
          </table:table-cell>
          <table:table-cell table:style-name="ce1"/>
          <table:table-cell office:value-type="string" table:style-name="ce1">
            <text:p>μg</text:p>
          </table:table-cell>
          <table:table-cell office:value-type="float" office:value="3.07461953465" table:style-name="ce1">
            <text:p>3.074619535</text:p>
          </table:table-cell>
          <table:table-cell office:value-type="float" office:value="3.0986359618199999" table:style-name="ce1">
            <text:p>3.098635962</text:p>
          </table:table-cell>
          <table:table-cell office:value-type="float" office:value="2.7633093412999998" table:style-name="ce1">
            <text:p>2.763309341</text:p>
          </table:table-cell>
          <table:table-cell office:value-type="float" office:value="2.7100657193100002" table:style-name="ce1">
            <text:p>2.710065719</text:p>
          </table:table-cell>
          <table:table-cell office:value-type="float" office:value="2.6344487183799998" table:style-name="ce1">
            <text:p>2.634448718</text:p>
          </table:table-cell>
          <table:table-cell office:value-type="float" office:value="2.5810032200199999" table:style-name="ce1">
            <text:p>2.58100322</text:p>
          </table:table-cell>
          <table:table-cell office:value-type="float" office:value="2.7391101177000001" table:style-name="ce1">
            <text:p>2.739110118</text:p>
          </table:table-cell>
          <table:table-cell office:value-type="float" office:value="2.6088954372900002" table:style-name="ce1">
            <text:p>2.608895437</text:p>
          </table:table-cell>
          <table:table-cell office:value-type="float" office:value="2.5382376308999999" table:style-name="ce1">
            <text:p>2.538237631</text:p>
          </table:table-cell>
          <table:table-cell office:value-type="float" office:value="2.6520304126099998" table:style-name="ce1">
            <text:p>2.652030413</text:p>
          </table:table-cell>
          <table:table-cell office:value-type="float" office:value="2.7268386798300002" table:style-name="ce1">
            <text:p>2.72683868</text:p>
          </table:table-cell>
          <table:table-cell office:value-type="float" office:value="2.6832786123400001" table:style-name="ce1">
            <text:p>2.683278612</text:p>
          </table:table-cell>
          <table:table-cell office:value-type="float" office:value="2.6946767241699998" table:style-name="ce1">
            <text:p>2.694676724</text:p>
          </table:table-cell>
          <table:table-cell office:value-type="float" office:value="2.5163385167699999" table:style-name="ce1">
            <text:p>2.516338517</text:p>
          </table:table-cell>
          <table:table-cell table:number-columns-repeated="16366"/>
        </table:table-row>
        <table:table-row table:number-rows-repeated="1048564" table:style-name="ro1">
          <table:table-cell table:number-columns-repeated="16384"/>
        </table:table-row>
      </table:table>
      <table:table table:name="Northern_Irelan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Description</text:p>
          </table:table-cell>
          <table:table-cell table:style-name="ce1"/>
          <table:table-cell office:value-type="string" table:style-name="ce1">
            <text:p>Units</text:p>
          </table:table-cell>
          <table:table-cell office:value-type="string" table:style-name="ce1">
            <text:p>2001-02</text:p>
          </table:table-cell>
          <table:table-cell office:value-type="string" table:style-name="ce1">
            <text:p>2002-03</text:p>
          </table:table-cell>
          <table:table-cell office:value-type="string" table:style-name="ce1">
            <text:p>2003-04</text:p>
          </table:table-cell>
          <table:table-cell office:value-type="string" table:style-name="ce1">
            <text:p>2004-05</text:p>
          </table:table-cell>
          <table:table-cell office:value-type="string" table:style-name="ce1">
            <text:p>2005-06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verage intake per person per day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nergy</text:p>
          </table:table-cell>
          <table:table-cell table:style-name="ce1"/>
          <table:table-cell office:value-type="string" table:style-name="ce1">
            <text:p>kcal</text:p>
          </table:table-cell>
          <table:table-cell office:value-type="float" office:value="2162.1554966399999" table:style-name="ce1">
            <text:p>2162.155497</text:p>
          </table:table-cell>
          <table:table-cell office:value-type="float" office:value="2000.8097819100001" table:style-name="ce1">
            <text:p>2000.809782</text:p>
          </table:table-cell>
          <table:table-cell office:value-type="float" office:value="2091.5352450199998" table:style-name="ce1">
            <text:p>2091.535245</text:p>
          </table:table-cell>
          <table:table-cell office:value-type="float" office:value="2070.8060706800002" table:style-name="ce1">
            <text:p>2070.806071</text:p>
          </table:table-cell>
          <table:table-cell office:value-type="float" office:value="2084.0386143999999" table:style-name="ce1">
            <text:p>2084.038614</text:p>
          </table:table-cell>
          <table:table-cell office:value-type="float" office:value="2179.1365623699999" table:style-name="ce1">
            <text:p>2179.136562</text:p>
          </table:table-cell>
          <table:table-cell office:value-type="float" office:value="2090.1262913599999" table:style-name="ce1">
            <text:p>2090.126291</text:p>
          </table:table-cell>
          <table:table-cell office:value-type="float" office:value="2055.0975385800002" table:style-name="ce1">
            <text:p>2055.097539</text:p>
          </table:table-cell>
          <table:table-cell office:value-type="float" office:value="2128.9600126300002" table:style-name="ce1">
            <text:p>2128.960013</text:p>
          </table:table-cell>
          <table:table-cell office:value-type="float" office:value="2008.25402562" table:style-name="ce1">
            <text:p>2008.254026</text:p>
          </table:table-cell>
          <table:table-cell office:value-type="float" office:value="2129.26948507" table:style-name="ce1">
            <text:p>2129.269485</text:p>
          </table:table-cell>
          <table:table-cell office:value-type="float" office:value="2225.4018606999998" table:style-name="ce1">
            <text:p>2225.401861</text:p>
          </table:table-cell>
          <table:table-cell office:value-type="float" office:value="2129.7183120999998" table:style-name="ce1">
            <text:p>2129.718312</text:p>
          </table:table-cell>
          <table:table-cell office:value-type="float" office:value="2065.3567781100001" table:style-name="ce1">
            <text:p>2065.356778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lc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976.17655584900001" table:style-name="ce1">
            <text:p>976.1765558</text:p>
          </table:table-cell>
          <table:table-cell office:value-type="float" office:value="906.48464577899995" table:style-name="ce1">
            <text:p>906.4846458</text:p>
          </table:table-cell>
          <table:table-cell office:value-type="float" office:value="948.669410406" table:style-name="ce1">
            <text:p>948.6694104</text:p>
          </table:table-cell>
          <table:table-cell office:value-type="float" office:value="924.07354925300001" table:style-name="ce1">
            <text:p>924.0735493</text:p>
          </table:table-cell>
          <table:table-cell office:value-type="float" office:value="917.16723507500001" table:style-name="ce1">
            <text:p>917.1672351</text:p>
          </table:table-cell>
          <table:table-cell office:value-type="float" office:value="966.43126871499999" table:style-name="ce1">
            <text:p>966.4312687</text:p>
          </table:table-cell>
          <table:table-cell office:value-type="float" office:value="905.93811822500004" table:style-name="ce1">
            <text:p>905.9381182</text:p>
          </table:table-cell>
          <table:table-cell office:value-type="float" office:value="941.16815971799997" table:style-name="ce1">
            <text:p>941.1681597</text:p>
          </table:table-cell>
          <table:table-cell office:value-type="float" office:value="962.753200247" table:style-name="ce1">
            <text:p>962.7532002</text:p>
          </table:table-cell>
          <table:table-cell office:value-type="float" office:value="888.73266139400005" table:style-name="ce1">
            <text:p>888.7326614</text:p>
          </table:table-cell>
          <table:table-cell office:value-type="float" office:value="942.35143039699994" table:style-name="ce1">
            <text:p>942.3514304</text:p>
          </table:table-cell>
          <table:table-cell office:value-type="float" office:value="948.94268267699999" table:style-name="ce1">
            <text:p>948.9426827</text:p>
          </table:table-cell>
          <table:table-cell office:value-type="float" office:value="979.37386150199995" table:style-name="ce1">
            <text:p>979.3738615</text:p>
          </table:table-cell>
          <table:table-cell office:value-type="float" office:value="909.73823675300002" table:style-name="ce1">
            <text:p>909.7382368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ro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1.3756215928" table:style-name="ce1">
            <text:p>11.37562159</text:p>
          </table:table-cell>
          <table:table-cell office:value-type="float" office:value="10.538931295199999" table:style-name="ce1">
            <text:p>10.5389313</text:p>
          </table:table-cell>
          <table:table-cell office:value-type="float" office:value="11.379873633600001" table:style-name="ce1">
            <text:p>11.37987363</text:p>
          </table:table-cell>
          <table:table-cell office:value-type="float" office:value="11.193735784399999" table:style-name="ce1">
            <text:p>11.19373578</text:p>
          </table:table-cell>
          <table:table-cell office:value-type="float" office:value="11.589602169599999" table:style-name="ce1">
            <text:p>11.58960217</text:p>
          </table:table-cell>
          <table:table-cell office:value-type="float" office:value="11.466623971800001" table:style-name="ce1">
            <text:p>11.46662397</text:p>
          </table:table-cell>
          <table:table-cell office:value-type="float" office:value="10.795138791799999" table:style-name="ce1">
            <text:p>10.79513879</text:p>
          </table:table-cell>
          <table:table-cell office:value-type="float" office:value="10.8696004657" table:style-name="ce1">
            <text:p>10.86960047</text:p>
          </table:table-cell>
          <table:table-cell office:value-type="float" office:value="11.013211782200001" table:style-name="ce1">
            <text:p>11.01321178</text:p>
          </table:table-cell>
          <table:table-cell office:value-type="float" office:value="10.4961726682" table:style-name="ce1">
            <text:p>10.49617267</text:p>
          </table:table-cell>
          <table:table-cell office:value-type="float" office:value="11.6136895426" table:style-name="ce1">
            <text:p>11.61368954</text:p>
          </table:table-cell>
          <table:table-cell office:value-type="float" office:value="10.996111068699999" table:style-name="ce1">
            <text:p>10.99611107</text:p>
          </table:table-cell>
          <table:table-cell office:value-type="float" office:value="10.958293035400001" table:style-name="ce1">
            <text:p>10.95829304</text:p>
          </table:table-cell>
          <table:table-cell office:value-type="float" office:value="10.795115843" table:style-name="ce1">
            <text:p>10.79511584</text:p>
          </table:table-cell>
          <table:table-cell table:number-columns-repeated="1636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Zin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8.7544414885300004" table:style-name="ce1">
            <text:p>8.754441489</text:p>
          </table:table-cell>
          <table:table-cell office:value-type="float" office:value="8.2699142966999997" table:style-name="ce1">
            <text:p>8.269914297</text:p>
          </table:table-cell>
          <table:table-cell office:value-type="float" office:value="8.2657597176199999" table:style-name="ce1">
            <text:p>8.265759718</text:p>
          </table:table-cell>
          <table:table-cell office:value-type="float" office:value="8.4411338214599994" table:style-name="ce1">
            <text:p>8.441133821</text:p>
          </table:table-cell>
          <table:table-cell office:value-type="float" office:value="8.5014075033799994" table:style-name="ce1">
            <text:p>8.501407503</text:p>
          </table:table-cell>
          <table:table-cell office:value-type="float" office:value="9.0785160831600002" table:style-name="ce1">
            <text:p>9.078516083</text:p>
          </table:table-cell>
          <table:table-cell office:value-type="float" office:value="8.5382290891900006" table:style-name="ce1">
            <text:p>8.538229089</text:p>
          </table:table-cell>
          <table:table-cell office:value-type="float" office:value="8.4741583303100008" table:style-name="ce1">
            <text:p>8.47415833</text:p>
          </table:table-cell>
          <table:table-cell office:value-type="float" office:value="8.7176537890700008" table:style-name="ce1">
            <text:p>8.717653789</text:p>
          </table:table-cell>
          <table:table-cell office:value-type="float" office:value="8.4225591910700004" table:style-name="ce1">
            <text:p>8.422559191</text:p>
          </table:table-cell>
          <table:table-cell office:value-type="float" office:value="9.0811100905500002" table:style-name="ce1">
            <text:p>9.081110091</text:p>
          </table:table-cell>
          <table:table-cell office:value-type="float" office:value="8.8275767587100002" table:style-name="ce1">
            <text:p>8.827576759</text:p>
          </table:table-cell>
          <table:table-cell office:value-type="float" office:value="8.7677492234700001" table:style-name="ce1">
            <text:p>8.767749223</text:p>
          </table:table-cell>
          <table:table-cell office:value-type="float" office:value="8.4323951770800001" table:style-name="ce1">
            <text:p>8.432395177</text:p>
          </table:table-cell>
          <table:table-cell table:number-columns-repeated="1636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gnes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58.31687201300002" table:style-name="ce1">
            <text:p>258.316872</text:p>
          </table:table-cell>
          <table:table-cell office:value-type="float" office:value="243.768677556" table:style-name="ce1">
            <text:p>243.7686776</text:p>
          </table:table-cell>
          <table:table-cell office:value-type="float" office:value="248.320817242" table:style-name="ce1">
            <text:p>248.3208172</text:p>
          </table:table-cell>
          <table:table-cell office:value-type="float" office:value="251.156217723" table:style-name="ce1">
            <text:p>251.1562177</text:p>
          </table:table-cell>
          <table:table-cell office:value-type="float" office:value="254.51901296099999" table:style-name="ce1">
            <text:p>254.519013</text:p>
          </table:table-cell>
          <table:table-cell office:value-type="float" office:value="269.57357018499999" table:style-name="ce1">
            <text:p>269.5735702</text:p>
          </table:table-cell>
          <table:table-cell office:value-type="float" office:value="257.00415119899998" table:style-name="ce1">
            <text:p>257.0041512</text:p>
          </table:table-cell>
          <table:table-cell office:value-type="float" office:value="256.489802881" table:style-name="ce1">
            <text:p>256.4898029</text:p>
          </table:table-cell>
          <table:table-cell office:value-type="float" office:value="261.18934701400002" table:style-name="ce1">
            <text:p>261.189347</text:p>
          </table:table-cell>
          <table:table-cell office:value-type="float" office:value="251.930227669" table:style-name="ce1">
            <text:p>251.9302277</text:p>
          </table:table-cell>
          <table:table-cell office:value-type="float" office:value="279.73644668700001" table:style-name="ce1">
            <text:p>279.7364467</text:p>
          </table:table-cell>
          <table:table-cell office:value-type="float" office:value="280.64906933499998" table:style-name="ce1">
            <text:p>280.6490693</text:p>
          </table:table-cell>
          <table:table-cell office:value-type="float" office:value="274.53809260200001" table:style-name="ce1">
            <text:p>274.5380926</text:p>
          </table:table-cell>
          <table:table-cell office:value-type="float" office:value="265.27655509599998" table:style-name="ce1">
            <text:p>265.2765551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hiam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5915894634100001" table:style-name="ce1">
            <text:p>1.591589463</text:p>
          </table:table-cell>
          <table:table-cell office:value-type="float" office:value="1.4970249527999999" table:style-name="ce1">
            <text:p>1.497024953</text:p>
          </table:table-cell>
          <table:table-cell office:value-type="float" office:value="1.6254209474200001" table:style-name="ce1">
            <text:p>1.625420947</text:p>
          </table:table-cell>
          <table:table-cell office:value-type="float" office:value="1.6375087967499999" table:style-name="ce1">
            <text:p>1.637508797</text:p>
          </table:table-cell>
          <table:table-cell office:value-type="float" office:value="1.65090314211" table:style-name="ce1">
            <text:p>1.650903142</text:p>
          </table:table-cell>
          <table:table-cell office:value-type="float" office:value="1.6526795522" table:style-name="ce1">
            <text:p>1.652679552</text:p>
          </table:table-cell>
          <table:table-cell office:value-type="float" office:value="1.54466046574" table:style-name="ce1">
            <text:p>1.544660466</text:p>
          </table:table-cell>
          <table:table-cell office:value-type="float" office:value="1.5605931261699999" table:style-name="ce1">
            <text:p>1.560593126</text:p>
          </table:table-cell>
          <table:table-cell office:value-type="float" office:value="1.5662632460299999" table:style-name="ce1">
            <text:p>1.566263246</text:p>
          </table:table-cell>
          <table:table-cell office:value-type="float" office:value="1.5067576066499999" table:style-name="ce1">
            <text:p>1.506757607</text:p>
          </table:table-cell>
          <table:table-cell office:value-type="float" office:value="1.5648195046" table:style-name="ce1">
            <text:p>1.564819505</text:p>
          </table:table-cell>
          <table:table-cell office:value-type="float" office:value="1.75308341136" table:style-name="ce1">
            <text:p>1.753083411</text:p>
          </table:table-cell>
          <table:table-cell office:value-type="float" office:value="1.6901802508999999" table:style-name="ce1">
            <text:p>1.690180251</text:p>
          </table:table-cell>
          <table:table-cell office:value-type="float" office:value="1.6470805025599999" table:style-name="ce1">
            <text:p>1.647080503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iboflav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8703093639999999" table:style-name="ce1">
            <text:p>1.870309364</text:p>
          </table:table-cell>
          <table:table-cell office:value-type="float" office:value="1.78508860338" table:style-name="ce1">
            <text:p>1.785088603</text:p>
          </table:table-cell>
          <table:table-cell office:value-type="float" office:value="1.8563450455999999" table:style-name="ce1">
            <text:p>1.856345046</text:p>
          </table:table-cell>
          <table:table-cell office:value-type="float" office:value="1.8068715425099999" table:style-name="ce1">
            <text:p>1.806871543</text:p>
          </table:table-cell>
          <table:table-cell office:value-type="float" office:value="1.8186933942400001" table:style-name="ce1">
            <text:p>1.818693394</text:p>
          </table:table-cell>
          <table:table-cell office:value-type="float" office:value="1.8719113396" table:style-name="ce1">
            <text:p>1.87191134</text:p>
          </table:table-cell>
          <table:table-cell office:value-type="float" office:value="1.74099016572" table:style-name="ce1">
            <text:p>1.740990166</text:p>
          </table:table-cell>
          <table:table-cell office:value-type="float" office:value="1.8042244969900001" table:style-name="ce1">
            <text:p>1.804224497</text:p>
          </table:table-cell>
          <table:table-cell office:value-type="float" office:value="1.83843707149" table:style-name="ce1">
            <text:p>1.838437071</text:p>
          </table:table-cell>
          <table:table-cell office:value-type="float" office:value="1.74240870616" table:style-name="ce1">
            <text:p>1.742408706</text:p>
          </table:table-cell>
          <table:table-cell office:value-type="float" office:value="1.92353872796" table:style-name="ce1">
            <text:p>1.923538728</text:p>
          </table:table-cell>
          <table:table-cell office:value-type="float" office:value="1.8793290476" table:style-name="ce1">
            <text:p>1.879329048</text:p>
          </table:table-cell>
          <table:table-cell office:value-type="float" office:value="1.9432897891700001" table:style-name="ce1">
            <text:p>1.943289789</text:p>
          </table:table-cell>
          <table:table-cell office:value-type="float" office:value="1.8677307590400001" table:style-name="ce1">
            <text:p>1.867730759</text:p>
          </table:table-cell>
          <table:table-cell table:number-columns-repeated="1636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Vitamin B6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.3935295556299998" table:style-name="ce1">
            <text:p>2.393529556</text:p>
          </table:table-cell>
          <table:table-cell office:value-type="float" office:value="2.3004029899199998" table:style-name="ce1">
            <text:p>2.30040299</text:p>
          </table:table-cell>
          <table:table-cell office:value-type="float" office:value="2.3438792232600001" table:style-name="ce1">
            <text:p>2.343879223</text:p>
          </table:table-cell>
          <table:table-cell office:value-type="float" office:value="2.35225239661" table:style-name="ce1">
            <text:p>2.352252397</text:p>
          </table:table-cell>
          <table:table-cell office:value-type="float" office:value="2.3608360089599998" table:style-name="ce1">
            <text:p>2.360836009</text:p>
          </table:table-cell>
          <table:table-cell office:value-type="float" office:value="2.3703623365399999" table:style-name="ce1">
            <text:p>2.370362337</text:p>
          </table:table-cell>
          <table:table-cell office:value-type="float" office:value="2.3389484496500001" table:style-name="ce1">
            <text:p>2.33894845</text:p>
          </table:table-cell>
          <table:table-cell office:value-type="float" office:value="2.2768392820000001" table:style-name="ce1">
            <text:p>2.276839282</text:p>
          </table:table-cell>
          <table:table-cell office:value-type="float" office:value="2.3251623366500001" table:style-name="ce1">
            <text:p>2.325162337</text:p>
          </table:table-cell>
          <table:table-cell office:value-type="float" office:value="2.3185497436000002" table:style-name="ce1">
            <text:p>2.318549744</text:p>
          </table:table-cell>
          <table:table-cell office:value-type="float" office:value="2.2964935622299998" table:style-name="ce1">
            <text:p>2.296493562</text:p>
          </table:table-cell>
          <table:table-cell office:value-type="float" office:value="2.06278571526" table:style-name="ce1">
            <text:p>2.062785715</text:p>
          </table:table-cell>
          <table:table-cell office:value-type="float" office:value="2.00150303237" table:style-name="ce1">
            <text:p>2.001503032</text:p>
          </table:table-cell>
          <table:table-cell office:value-type="float" office:value="1.94039659324" table:style-name="ce1">
            <text:p>1.940396593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Vitamin 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58.595777271800003" table:style-name="ce1">
            <text:p>58.59577727</text:p>
          </table:table-cell>
          <table:table-cell office:value-type="float" office:value="60.070769000799999" table:style-name="ce1">
            <text:p>60.070769</text:p>
          </table:table-cell>
          <table:table-cell office:value-type="float" office:value="61.290902605100001" table:style-name="ce1">
            <text:p>61.29090261</text:p>
          </table:table-cell>
          <table:table-cell office:value-type="float" office:value="59.392461609500003" table:style-name="ce1">
            <text:p>59.39246161</text:p>
          </table:table-cell>
          <table:table-cell office:value-type="float" office:value="60.9214833638" table:style-name="ce1">
            <text:p>60.92148336</text:p>
          </table:table-cell>
          <table:table-cell office:value-type="float" office:value="66.739396189800004" table:style-name="ce1">
            <text:p>66.73939619</text:p>
          </table:table-cell>
          <table:table-cell office:value-type="float" office:value="67.087895605" table:style-name="ce1">
            <text:p>67.08789561</text:p>
          </table:table-cell>
          <table:table-cell office:value-type="float" office:value="64.759792997299996" table:style-name="ce1">
            <text:p>64.759793</text:p>
          </table:table-cell>
          <table:table-cell office:value-type="float" office:value="68.107167552700005" table:style-name="ce1">
            <text:p>68.10716755</text:p>
          </table:table-cell>
          <table:table-cell office:value-type="float" office:value="67.241092124000005" table:style-name="ce1">
            <text:p>67.24109212</text:p>
          </table:table-cell>
          <table:table-cell office:value-type="float" office:value="63.083865310699998" table:style-name="ce1">
            <text:p>63.08386531</text:p>
          </table:table-cell>
          <table:table-cell office:value-type="float" office:value="81.512730019000003" table:style-name="ce1">
            <text:p>81.51273002</text:p>
          </table:table-cell>
          <table:table-cell office:value-type="float" office:value="74.756590739299995" table:style-name="ce1">
            <text:p>74.75659074</text:p>
          </table:table-cell>
          <table:table-cell office:value-type="float" office:value="74.519868920199997" table:style-name="ce1">
            <text:p>74.51986892</text:p>
          </table:table-cell>
          <table:table-cell table:number-columns-repeated="1636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Vitamin D</text:p>
          </table:table-cell>
          <table:table-cell table:style-name="ce1"/>
          <table:table-cell office:value-type="string" table:style-name="ce1">
            <text:p>μg</text:p>
          </table:table-cell>
          <table:table-cell office:value-type="float" office:value="3.2092763090199998" table:style-name="ce1">
            <text:p>3.209276309</text:p>
          </table:table-cell>
          <table:table-cell office:value-type="float" office:value="3.0832591685200001" table:style-name="ce1">
            <text:p>3.083259169</text:p>
          </table:table-cell>
          <table:table-cell office:value-type="float" office:value="2.7526422665400001" table:style-name="ce1">
            <text:p>2.752642267</text:p>
          </table:table-cell>
          <table:table-cell office:value-type="float" office:value="2.677747885" table:style-name="ce1">
            <text:p>2.677747885</text:p>
          </table:table-cell>
          <table:table-cell office:value-type="float" office:value="2.8271770031100001" table:style-name="ce1">
            <text:p>2.827177003</text:p>
          </table:table-cell>
          <table:table-cell office:value-type="float" office:value="2.8062227340299999" table:style-name="ce1">
            <text:p>2.806222734</text:p>
          </table:table-cell>
          <table:table-cell office:value-type="float" office:value="2.67563760024" table:style-name="ce1">
            <text:p>2.6756376</text:p>
          </table:table-cell>
          <table:table-cell office:value-type="float" office:value="2.7381734938000002" table:style-name="ce1">
            <text:p>2.738173494</text:p>
          </table:table-cell>
          <table:table-cell office:value-type="float" office:value="2.7213847749800002" table:style-name="ce1">
            <text:p>2.721384775</text:p>
          </table:table-cell>
          <table:table-cell office:value-type="float" office:value="2.7634003138400001" table:style-name="ce1">
            <text:p>2.763400314</text:p>
          </table:table-cell>
          <table:table-cell office:value-type="float" office:value="2.9055138431800001" table:style-name="ce1">
            <text:p>2.905513843</text:p>
          </table:table-cell>
          <table:table-cell office:value-type="float" office:value="2.9258251766700001" table:style-name="ce1">
            <text:p>2.925825177</text:p>
          </table:table-cell>
          <table:table-cell office:value-type="float" office:value="3.0215479249300001" table:style-name="ce1">
            <text:p>3.021547925</text:p>
          </table:table-cell>
          <table:table-cell office:value-type="float" office:value="2.9080924270000001" table:style-name="ce1">
            <text:p>2.908092427</text:p>
          </table:table-cell>
          <table:table-cell table:number-columns-repeated="16366"/>
        </table:table-row>
        <table:table-row table:number-rows-repeated="1048564" table:style-name="ro1">
          <table:table-cell table:number-columns-repeated="16384"/>
        </table:table-row>
      </table:table>
      <table:table table:name="3yr_ave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Description</text:p>
          </table:table-cell>
          <table:table-cell table:style-name="ce1"/>
          <table:table-cell office:value-type="string" table:style-name="ce1">
            <text:p>Units</text:p>
          </table:table-cell>
          <table:table-cell office:value-type="string" table:style-name="ce1">
            <text:p>North East</text:p>
          </table:table-cell>
          <table:table-cell office:value-type="string" table:style-name="ce1">
            <text:p>North West</text:p>
          </table:table-cell>
          <table:table-cell office:value-type="string" table:style-name="ce1">
            <text:p>Yorkshire and The Humber</text:p>
          </table:table-cell>
          <table:table-cell office:value-type="string" table:style-name="ce1">
            <text:p>East Midlands</text:p>
          </table:table-cell>
          <table:table-cell office:value-type="string" table:style-name="ce1">
            <text:p>West Midlands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outh East</text:p>
          </table:table-cell>
          <table:table-cell office:value-type="string" table:style-name="ce1">
            <text:p>South West</text:p>
          </table:table-cell>
          <table:table-cell office:value-type="string" table:style-name="ce1">
            <text:p>England</text:p>
          </table:table-cell>
          <table:table-cell office:value-type="string" table:style-name="ce1">
            <text:p>Wales</text:p>
          </table:table-cell>
          <table:table-cell office:value-type="string" table:style-name="ce1">
            <text:p>Scotland</text:p>
          </table:table-cell>
          <table:table-cell office:value-type="string" table:style-name="ce1">
            <text:p>Northern Ireland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verage intake per person per day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nergy</text:p>
          </table:table-cell>
          <table:table-cell table:style-name="ce1"/>
          <table:table-cell office:value-type="string" table:style-name="ce1">
            <text:p>kcal</text:p>
          </table:table-cell>
          <table:table-cell office:value-type="float" office:value="1909.6644333700001" table:style-name="ce1">
            <text:p>1909.664433</text:p>
          </table:table-cell>
          <table:table-cell office:value-type="float" office:value="1920.73276599" table:style-name="ce1">
            <text:p>1920.732766</text:p>
          </table:table-cell>
          <table:table-cell office:value-type="float" office:value="1885.9378038" table:style-name="ce1">
            <text:p>1885.937804</text:p>
          </table:table-cell>
          <table:table-cell office:value-type="float" office:value="2082.15595085" table:style-name="ce1">
            <text:p>2082.155951</text:p>
          </table:table-cell>
          <table:table-cell office:value-type="float" office:value="1997.91830645" table:style-name="ce1">
            <text:p>1997.918306</text:p>
          </table:table-cell>
          <table:table-cell office:value-type="float" office:value="2024.25321334" table:style-name="ce1">
            <text:p>2024.253213</text:p>
          </table:table-cell>
          <table:table-cell office:value-type="float" office:value="1858.0730484999999" table:style-name="ce1">
            <text:p>1858.073049</text:p>
          </table:table-cell>
          <table:table-cell office:value-type="float" office:value="1945.79933433" table:style-name="ce1">
            <text:p>1945.799334</text:p>
          </table:table-cell>
          <table:table-cell office:value-type="float" office:value="2023.85780015" table:style-name="ce1">
            <text:p>2023.8578</text:p>
          </table:table-cell>
          <table:table-cell office:value-type="float" office:value="1954.8979251200001" table:style-name="ce1">
            <text:p>1954.897925</text:p>
          </table:table-cell>
          <table:table-cell office:value-type="float" office:value="1868.8527518000001" table:style-name="ce1">
            <text:p>1868.852752</text:p>
          </table:table-cell>
          <table:table-cell office:value-type="float" office:value="1995.0838488500001" table:style-name="ce1">
            <text:p>1995.083849</text:p>
          </table:table-cell>
          <table:table-cell office:value-type="float" office:value="2140.1589836399999" table:style-name="ce1">
            <text:p>2140.158984</text:p>
          </table:table-cell>
          <table:table-cell table:number-columns-repeated="1636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lc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854.46718178699996" table:style-name="ce1">
            <text:p>854.4671818</text:p>
          </table:table-cell>
          <table:table-cell office:value-type="float" office:value="871.40824369699999" table:style-name="ce1">
            <text:p>871.4082437</text:p>
          </table:table-cell>
          <table:table-cell office:value-type="float" office:value="854.73611690600001" table:style-name="ce1">
            <text:p>854.7361169</text:p>
          </table:table-cell>
          <table:table-cell office:value-type="float" office:value="941.91461583900002" table:style-name="ce1">
            <text:p>941.9146158</text:p>
          </table:table-cell>
          <table:table-cell office:value-type="float" office:value="877.71809575700001" table:style-name="ce1">
            <text:p>877.7180958</text:p>
          </table:table-cell>
          <table:table-cell office:value-type="float" office:value="887.35737195900003" table:style-name="ce1">
            <text:p>887.357372</text:p>
          </table:table-cell>
          <table:table-cell office:value-type="float" office:value="754.56323827799997" table:style-name="ce1">
            <text:p>754.5632383</text:p>
          </table:table-cell>
          <table:table-cell office:value-type="float" office:value="852.19538344299997" table:style-name="ce1">
            <text:p>852.1953834</text:p>
          </table:table-cell>
          <table:table-cell office:value-type="float" office:value="910.85813337499997" table:style-name="ce1">
            <text:p>910.8581334</text:p>
          </table:table-cell>
          <table:table-cell office:value-type="float" office:value="860.03264388499997" table:style-name="ce1">
            <text:p>860.0326439</text:p>
          </table:table-cell>
          <table:table-cell office:value-type="float" office:value="856.86529302899999" table:style-name="ce1">
            <text:p>856.865293</text:p>
          </table:table-cell>
          <table:table-cell office:value-type="float" office:value="867.03118910399996" table:style-name="ce1">
            <text:p>867.0311891</text:p>
          </table:table-cell>
          <table:table-cell office:value-type="float" office:value="946.01826031099995" table:style-name="ce1">
            <text:p>946.0182603</text:p>
          </table:table-cell>
          <table:table-cell table:number-columns-repeated="1636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ro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0.122757086" table:style-name="ce1">
            <text:p>10.12275709</text:p>
          </table:table-cell>
          <table:table-cell office:value-type="float" office:value="10.1507247701" table:style-name="ce1">
            <text:p>10.15072477</text:p>
          </table:table-cell>
          <table:table-cell office:value-type="float" office:value="9.8499774372199997" table:style-name="ce1">
            <text:p>9.849977437</text:p>
          </table:table-cell>
          <table:table-cell office:value-type="float" office:value="10.879171593700001" table:style-name="ce1">
            <text:p>10.87917159</text:p>
          </table:table-cell>
          <table:table-cell office:value-type="float" office:value="10.3677596526" table:style-name="ce1">
            <text:p>10.36775965</text:p>
          </table:table-cell>
          <table:table-cell office:value-type="float" office:value="10.6262844108" table:style-name="ce1">
            <text:p>10.62628441</text:p>
          </table:table-cell>
          <table:table-cell office:value-type="float" office:value="9.5019669141299996" table:style-name="ce1">
            <text:p>9.501966914</text:p>
          </table:table-cell>
          <table:table-cell office:value-type="float" office:value="10.3677996654" table:style-name="ce1">
            <text:p>10.36779967</text:p>
          </table:table-cell>
          <table:table-cell office:value-type="float" office:value="10.7205225432" table:style-name="ce1">
            <text:p>10.72052254</text:p>
          </table:table-cell>
          <table:table-cell office:value-type="float" office:value="10.248761289799999" table:style-name="ce1">
            <text:p>10.24876129</text:p>
          </table:table-cell>
          <table:table-cell office:value-type="float" office:value="9.7447881621600008" table:style-name="ce1">
            <text:p>9.744788162</text:p>
          </table:table-cell>
          <table:table-cell office:value-type="float" office:value="10.191087697" table:style-name="ce1">
            <text:p>10.1910877</text:p>
          </table:table-cell>
          <table:table-cell office:value-type="float" office:value="10.916506649" table:style-name="ce1">
            <text:p>10.91650665</text:p>
          </table:table-cell>
          <table:table-cell table:number-columns-repeated="1636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Zin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7.82090507753" table:style-name="ce1">
            <text:p>7.820905078</text:p>
          </table:table-cell>
          <table:table-cell office:value-type="float" office:value="7.8508815327899999" table:style-name="ce1">
            <text:p>7.850881533</text:p>
          </table:table-cell>
          <table:table-cell office:value-type="float" office:value="7.6905009340300001" table:style-name="ce1">
            <text:p>7.690500934</text:p>
          </table:table-cell>
          <table:table-cell office:value-type="float" office:value="8.3396116199399994" table:style-name="ce1">
            <text:p>8.33961162</text:p>
          </table:table-cell>
          <table:table-cell office:value-type="float" office:value="7.9994934908499999" table:style-name="ce1">
            <text:p>7.999493491</text:p>
          </table:table-cell>
          <table:table-cell office:value-type="float" office:value="8.1859853507500002" table:style-name="ce1">
            <text:p>8.185985351</text:p>
          </table:table-cell>
          <table:table-cell office:value-type="float" office:value="7.4562489126099996" table:style-name="ce1">
            <text:p>7.456248913</text:p>
          </table:table-cell>
          <table:table-cell office:value-type="float" office:value="7.9165306093199996" table:style-name="ce1">
            <text:p>7.916530609</text:p>
          </table:table-cell>
          <table:table-cell office:value-type="float" office:value="8.1493325043800002" table:style-name="ce1">
            <text:p>8.149332504</text:p>
          </table:table-cell>
          <table:table-cell office:value-type="float" office:value="7.9072436400399999" table:style-name="ce1">
            <text:p>7.90724364</text:p>
          </table:table-cell>
          <table:table-cell office:value-type="float" office:value="7.6120470869199996" table:style-name="ce1">
            <text:p>7.612047087</text:p>
          </table:table-cell>
          <table:table-cell office:value-type="float" office:value="7.8258897515400001" table:style-name="ce1">
            <text:p>7.825889752</text:p>
          </table:table-cell>
          <table:table-cell office:value-type="float" office:value="8.6759070530900004" table:style-name="ce1">
            <text:p>8.675907053</text:p>
          </table:table-cell>
          <table:table-cell table:number-columns-repeated="1636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gnesium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250.23927534699999" table:style-name="ce1">
            <text:p>250.2392753</text:p>
          </table:table-cell>
          <table:table-cell office:value-type="float" office:value="251.27728522999999" table:style-name="ce1">
            <text:p>251.2772852</text:p>
          </table:table-cell>
          <table:table-cell office:value-type="float" office:value="247.132515036" table:style-name="ce1">
            <text:p>247.132515</text:p>
          </table:table-cell>
          <table:table-cell office:value-type="float" office:value="271.70824457700002" table:style-name="ce1">
            <text:p>271.7082446</text:p>
          </table:table-cell>
          <table:table-cell office:value-type="float" office:value="257.11234271799998" table:style-name="ce1">
            <text:p>257.1123427</text:p>
          </table:table-cell>
          <table:table-cell office:value-type="float" office:value="264.90515821499997" table:style-name="ce1">
            <text:p>264.9051582</text:p>
          </table:table-cell>
          <table:table-cell office:value-type="float" office:value="243.083421251" table:style-name="ce1">
            <text:p>243.0834213</text:p>
          </table:table-cell>
          <table:table-cell office:value-type="float" office:value="259.97211066199998" table:style-name="ce1">
            <text:p>259.9721107</text:p>
          </table:table-cell>
          <table:table-cell office:value-type="float" office:value="267.92128090400001" table:style-name="ce1">
            <text:p>267.9212809</text:p>
          </table:table-cell>
          <table:table-cell office:value-type="float" office:value="256.51006839399997" table:style-name="ce1">
            <text:p>256.5100684</text:p>
          </table:table-cell>
          <table:table-cell office:value-type="float" office:value="245.84457419" table:style-name="ce1">
            <text:p>245.8445742</text:p>
          </table:table-cell>
          <table:table-cell office:value-type="float" office:value="253.36571482299999" table:style-name="ce1">
            <text:p>253.3657148</text:p>
          </table:table-cell>
          <table:table-cell office:value-type="float" office:value="273.487905678" table:style-name="ce1">
            <text:p>273.4879057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hiam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50509380248" table:style-name="ce1">
            <text:p>1.505093802</text:p>
          </table:table-cell>
          <table:table-cell office:value-type="float" office:value="1.5213108454599999" table:style-name="ce1">
            <text:p>1.521310845</text:p>
          </table:table-cell>
          <table:table-cell office:value-type="float" office:value="1.4998929002200001" table:style-name="ce1">
            <text:p>1.4998929</text:p>
          </table:table-cell>
          <table:table-cell office:value-type="float" office:value="1.6534037296399999" table:style-name="ce1">
            <text:p>1.65340373</text:p>
          </table:table-cell>
          <table:table-cell office:value-type="float" office:value="1.56958992748" table:style-name="ce1">
            <text:p>1.569589927</text:p>
          </table:table-cell>
          <table:table-cell office:value-type="float" office:value="1.62552026685" table:style-name="ce1">
            <text:p>1.625520267</text:p>
          </table:table-cell>
          <table:table-cell office:value-type="float" office:value="1.47263713133" table:style-name="ce1">
            <text:p>1.472637131</text:p>
          </table:table-cell>
          <table:table-cell office:value-type="float" office:value="1.5746500940599999" table:style-name="ce1">
            <text:p>1.574650094</text:p>
          </table:table-cell>
          <table:table-cell office:value-type="float" office:value="1.65069812057" table:style-name="ce1">
            <text:p>1.650698121</text:p>
          </table:table-cell>
          <table:table-cell office:value-type="float" office:value="1.5605154077600001" table:style-name="ce1">
            <text:p>1.560515408</text:p>
          </table:table-cell>
          <table:table-cell office:value-type="float" office:value="1.5173163386899999" table:style-name="ce1">
            <text:p>1.517316339</text:p>
          </table:table-cell>
          <table:table-cell office:value-type="float" office:value="1.51020002184" table:style-name="ce1">
            <text:p>1.510200022</text:p>
          </table:table-cell>
          <table:table-cell office:value-type="float" office:value="1.69678138827" table:style-name="ce1">
            <text:p>1.696781388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iboflavin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73888071128" table:style-name="ce1">
            <text:p>1.738880711</text:p>
          </table:table-cell>
          <table:table-cell office:value-type="float" office:value="1.7420109692300001" table:style-name="ce1">
            <text:p>1.742010969</text:p>
          </table:table-cell>
          <table:table-cell office:value-type="float" office:value="1.7169000538000001" table:style-name="ce1">
            <text:p>1.716900054</text:p>
          </table:table-cell>
          <table:table-cell office:value-type="float" office:value="1.8616053857299999" table:style-name="ce1">
            <text:p>1.861605386</text:p>
          </table:table-cell>
          <table:table-cell office:value-type="float" office:value="1.74592991194" table:style-name="ce1">
            <text:p>1.745929912</text:p>
          </table:table-cell>
          <table:table-cell office:value-type="float" office:value="1.80149309428" table:style-name="ce1">
            <text:p>1.801493094</text:p>
          </table:table-cell>
          <table:table-cell office:value-type="float" office:value="1.5589477413499999" table:style-name="ce1">
            <text:p>1.558947741</text:p>
          </table:table-cell>
          <table:table-cell office:value-type="float" office:value="1.7433152354000001" table:style-name="ce1">
            <text:p>1.743315235</text:p>
          </table:table-cell>
          <table:table-cell office:value-type="float" office:value="1.8504967301499999" table:style-name="ce1">
            <text:p>1.85049673</text:p>
          </table:table-cell>
          <table:table-cell office:value-type="float" office:value="1.7391818399500001" table:style-name="ce1">
            <text:p>1.73918184</text:p>
          </table:table-cell>
          <table:table-cell office:value-type="float" office:value="1.71532679771" table:style-name="ce1">
            <text:p>1.715326798</text:p>
          </table:table-cell>
          <table:table-cell office:value-type="float" office:value="1.7047698529999999" table:style-name="ce1">
            <text:p>1.704769853</text:p>
          </table:table-cell>
          <table:table-cell office:value-type="float" office:value="1.8967831986000001" table:style-name="ce1">
            <text:p>1.896783199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Vitamin B6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1.7973433002799999" table:style-name="ce1">
            <text:p>1.7973433</text:p>
          </table:table-cell>
          <table:table-cell office:value-type="float" office:value="1.8008772617" table:style-name="ce1">
            <text:p>1.800877262</text:p>
          </table:table-cell>
          <table:table-cell office:value-type="float" office:value="1.7646968701200001" table:style-name="ce1">
            <text:p>1.76469687</text:p>
          </table:table-cell>
          <table:table-cell office:value-type="float" office:value="1.9142532338" table:style-name="ce1">
            <text:p>1.914253234</text:p>
          </table:table-cell>
          <table:table-cell office:value-type="float" office:value="1.8190432185900001" table:style-name="ce1">
            <text:p>1.819043219</text:p>
          </table:table-cell>
          <table:table-cell office:value-type="float" office:value="1.8743786335099999" table:style-name="ce1">
            <text:p>1.874378634</text:p>
          </table:table-cell>
          <table:table-cell office:value-type="float" office:value="1.6269735648799999" table:style-name="ce1">
            <text:p>1.626973565</text:p>
          </table:table-cell>
          <table:table-cell office:value-type="float" office:value="1.81446136359" table:style-name="ce1">
            <text:p>1.814461364</text:p>
          </table:table-cell>
          <table:table-cell office:value-type="float" office:value="1.8748419334399999" table:style-name="ce1">
            <text:p>1.874841933</text:p>
          </table:table-cell>
          <table:table-cell office:value-type="float" office:value="1.79940950444" table:style-name="ce1">
            <text:p>1.799409504</text:p>
          </table:table-cell>
          <table:table-cell office:value-type="float" office:value="1.7604764635300001" table:style-name="ce1">
            <text:p>1.760476464</text:p>
          </table:table-cell>
          <table:table-cell office:value-type="float" office:value="1.7969619049400001" table:style-name="ce1">
            <text:p>1.796961905</text:p>
          </table:table-cell>
          <table:table-cell office:value-type="float" office:value="2.0015617802899999" table:style-name="ce1">
            <text:p>2.00156178</text:p>
          </table:table-cell>
          <table:table-cell table:number-columns-repeated="1636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Vitamin C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float" office:value="65.505626729300005" table:style-name="ce1">
            <text:p>65.50562673</text:p>
          </table:table-cell>
          <table:table-cell office:value-type="float" office:value="68.341283529400002" table:style-name="ce1">
            <text:p>68.34128353</text:p>
          </table:table-cell>
          <table:table-cell office:value-type="float" office:value="67.655530580399997" table:style-name="ce1">
            <text:p>67.65553058</text:p>
          </table:table-cell>
          <table:table-cell office:value-type="float" office:value="76.835603424200002" table:style-name="ce1">
            <text:p>76.83560342</text:p>
          </table:table-cell>
          <table:table-cell office:value-type="float" office:value="72.351660653600007" table:style-name="ce1">
            <text:p>72.35166065</text:p>
          </table:table-cell>
          <table:table-cell office:value-type="float" office:value="78.379902026699995" table:style-name="ce1">
            <text:p>78.37990203</text:p>
          </table:table-cell>
          <table:table-cell office:value-type="float" office:value="74.069790869000002" table:style-name="ce1">
            <text:p>74.06979087</text:p>
          </table:table-cell>
          <table:table-cell office:value-type="float" office:value="77.474724738700004" table:style-name="ce1">
            <text:p>77.47472474</text:p>
          </table:table-cell>
          <table:table-cell office:value-type="float" office:value="79.4950021083" table:style-name="ce1">
            <text:p>79.49500211</text:p>
          </table:table-cell>
          <table:table-cell office:value-type="float" office:value="73.915539862900005" table:style-name="ce1">
            <text:p>73.91553986</text:p>
          </table:table-cell>
          <table:table-cell office:value-type="float" office:value="68.201763412800005" table:style-name="ce1">
            <text:p>68.20176341</text:p>
          </table:table-cell>
          <table:table-cell office:value-type="float" office:value="69.8498449776" table:style-name="ce1">
            <text:p>69.84984498</text:p>
          </table:table-cell>
          <table:table-cell office:value-type="float" office:value="76.929729892899999" table:style-name="ce1">
            <text:p>76.92972989</text:p>
          </table:table-cell>
          <table:table-cell table:number-columns-repeated="16367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HE</dc:creator>
    <dc:date>2017-04-05T13:41:55Z</dc:date>
  </office:meta>
</office:document-meta>
</file>